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page" style:column-width="2.62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2.353cm"/>
    </style:style>
    <style:style style:name="co12" style:family="table-column">
      <style:table-column-properties fo:break-before="auto" style:column-width="2.402cm"/>
    </style:style>
    <style:style style:name="co13" style:family="table-column">
      <style:table-column-properties fo:break-before="auto" style:column-width="2.427cm"/>
    </style:style>
    <style:style style:name="co14" style:family="table-column">
      <style:table-column-properties fo:break-before="auto" style:column-width="2.256cm"/>
    </style:style>
    <style:style style:name="co15" style:family="table-column">
      <style:table-column-properties fo:break-before="auto" style:column-width="2.23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2.083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3.408cm"/>
    </style:style>
    <style:style style:name="co24" style:family="table-column">
      <style:table-column-properties fo:break-before="auto" style:column-width="1.372cm"/>
    </style:style>
    <style:style style:name="co25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38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997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9284" calcext:value-type="float">
            <text:p><text:s text:c="3"/>9,28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9077" calcext:value-type="float">
            <text:p><text:s text:c="3"/>9,077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207" calcext:value-type="float">
            <text:p><text:s text:c="3"/>20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69" office:value-type="float" office:value="189" calcext:value-type="float">
            <text:p><text:s text:c="3"/>189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2320" calcext:value-type="float">
            <text:p><text:s text:c="3"/>2,32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2231" calcext:value-type="float">
            <text:p><text:s text:c="3"/>2,23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70" office:value-type="float" office:value="144" calcext:value-type="float">
            <text:p><text:s text:c="3"/>14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6964" calcext:value-type="float">
            <text:p><text:s text:c="3"/>6,964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6846" calcext:value-type="float">
            <text:p><text:s text:c="3"/>6,846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style-name="ce36" office:value-type="float" office:value="4032" calcext:value-type="float">
            <text:p><text:s text:c="3"/>4,032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710" calcext:value-type="float">
            <text:p><text:s text:c="3"/>21,710</text:p>
          </table:table-cell>
          <table:table-cell table:style-name="ce37" office:value-type="float" office:value="20050" calcext:value-type="float">
            <text:p><text:s text:c="3"/>20,050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21164" calcext:value-type="float">
            <text:p><text:s text:c="3"/>21,164</text:p>
          </table:table-cell>
          <table:table-cell table:style-name="ce37" office:value-type="float" office:value="19552" calcext:value-type="float">
            <text:p><text:s text:c="3"/>19,552</text:p>
          </table:table-cell>
          <table:table-cell table:style-name="ce37" office:value-type="float" office:value="543" calcext:value-type="float">
            <text:p><text:s text:c="3"/>543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069" calcext:value-type="float">
            <text:p><text:s text:c="3"/>1,069</text:p>
          </table:table-cell>
          <table:table-cell table:style-name="ce37" office:value-type="float" office:value="674" calcext:value-type="float">
            <text:p><text:s text:c="3"/>674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46" calcext:value-type="float">
            <text:p><text:s text:c="3"/>546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742" calcext:value-type="float">
            <text:p><text:s text:c="3"/>10,742</text:p>
          </table:table-cell>
          <table:table-cell table:style-name="ce38" office:value-type="float" office:value="10128" calcext:value-type="float">
            <text:p><text:s text:c="3"/>10,128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73" calcext:value-type="float">
            <text:p><text:s text:c="3"/>473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992" calcext:value-type="float">
            <text:p><text:s text:c="3"/>9,99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58" calcext:value-type="float">
            <text:p><text:s text:c="3"/>458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968" calcext:value-type="float">
            <text:p><text:s text:c="3"/>10,968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560" calcext:value-type="float">
            <text:p><text:s text:c="3"/>9,560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746" calcext:value-type="float">
            <text:p><text:s text:c="3"/>23,746</text:p>
          </table:table-cell>
          <table:table-cell table:style-name="ce37" office:value-type="float" office:value="21705" calcext:value-type="float">
            <text:p><text:s text:c="3"/>21,705</text:p>
          </table:table-cell>
          <table:table-cell table:style-name="ce37" office:value-type="float" office:value="758" calcext:value-type="float">
            <text:p><text:s text:c="3"/>758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234" calcext:value-type="float">
            <text:p><text:s text:c="3"/>234</text:p>
          </table:table-cell>
          <table:table-cell table:style-name="ce37" office:value-type="float" office:value="1283" calcext:value-type="float">
            <text:p><text:s text:c="3"/>1,283</text:p>
          </table:table-cell>
          <table:table-cell table:style-name="ce37" office:value-type="float" office:value="854" calcext:value-type="float">
            <text:p><text:s text:c="3"/>854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3162" calcext:value-type="float">
            <text:p><text:s text:c="3"/>23,162</text:p>
          </table:table-cell>
          <table:table-cell table:style-name="ce37" office:value-type="float" office:value="21190" calcext:value-type="float">
            <text:p><text:s text:c="3"/>21,190</text:p>
          </table:table-cell>
          <table:table-cell table:style-name="ce37" office:value-type="float" office:value="726" calcext:value-type="float">
            <text:p><text:s text:c="3"/>726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1246" calcext:value-type="float">
            <text:p><text:s text:c="3"/>1,246</text:p>
          </table:table-cell>
          <table:table-cell table:style-name="ce37" office:value-type="float" office:value="837" calcext:value-type="float">
            <text:p><text:s text:c="3"/>837</text:p>
          </table:table-cell>
          <table:table-cell table:style-name="ce37" office:value-type="float" office:value="409" calcext:value-type="float">
            <text:p><text:s text:c="3"/>409</text:p>
          </table:table-cell>
          <table:table-cell table:style-name="ce37" office:value-type="float" office:value="584" calcext:value-type="float">
            <text:p><text:s text:c="3"/>584</text:p>
          </table:table-cell>
          <table:table-cell table:style-name="ce37" office:value-type="float" office:value="515" calcext:value-type="float">
            <text:p><text:s text:c="3"/>515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765" calcext:value-type="float">
            <text:p><text:s text:c="3"/>11,765</text:p>
          </table:table-cell>
          <table:table-cell table:style-name="ce38" office:value-type="float" office:value="11055" calcext:value-type="float">
            <text:p><text:s text:c="3"/>11,055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906" calcext:value-type="float">
            <text:p><text:s text:c="3"/>10,906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981" calcext:value-type="float">
            <text:p><text:s text:c="3"/>11,981</text:p>
          </table:table-cell>
          <table:table-cell table:style-name="ce38" office:value-type="float" office:value="10650" calcext:value-type="float">
            <text:p><text:s text:c="3"/>10,650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710" calcext:value-type="float">
            <text:p><text:s text:c="3"/>71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284" calcext:value-type="float">
            <text:p><text:s text:c="3"/>10,284</text:p>
          </table:table-cell>
          <table:table-cell table:style-name="ce38" office:value-type="float" office:value="530" calcext:value-type="float">
            <text:p><text:s text:c="3"/>530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767" calcext:value-type="float">
            <text:p><text:s text:c="3"/>767</text:p>
          </table:table-cell>
          <table:table-cell table:style-name="ce38" office:value-type="float" office:value="697" calcext:value-type="float">
            <text:p><text:s text:c="3"/>697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200" calcext:value-type="float">
            <text:p><text:s text:c="3"/>13,200</text:p>
          </table:table-cell>
          <table:table-cell table:style-name="ce37" office:value-type="float" office:value="11504" calcext:value-type="float">
            <text:p><text:s text:c="3"/>11,504</text:p>
          </table:table-cell>
          <table:table-cell table:style-name="ce37" office:value-type="float" office:value="707" calcext:value-type="float">
            <text:p><text:s text:c="3"/>707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989" calcext:value-type="float">
            <text:p><text:s text:c="3"/>989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12800" calcext:value-type="float">
            <text:p><text:s text:c="3"/>12,800</text:p>
          </table:table-cell>
          <table:table-cell table:style-name="ce37" office:value-type="float" office:value="11155" calcext:value-type="float">
            <text:p><text:s text:c="3"/>11,155</text:p>
          </table:table-cell>
          <table:table-cell table:style-name="ce37" office:value-type="float" office:value="682" calcext:value-type="float">
            <text:p><text:s text:c="3"/>682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963" calcext:value-type="float">
            <text:p><text:s text:c="3"/>963</text:p>
          </table:table-cell>
          <table:table-cell table:style-name="ce37" office:value-type="float" office:value="639" calcext:value-type="float">
            <text:p><text:s text:c="3"/>639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568" calcext:value-type="float">
            <text:p><text:s text:c="3"/>6,568</text:p>
          </table:table-cell>
          <table:table-cell table:style-name="ce38" office:value-type="float" office:value="5986" calcext:value-type="float">
            <text:p><text:s text:c="3"/>5,986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850" calcext:value-type="float">
            <text:p><text:s text:c="3"/>5,850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632" calcext:value-type="float">
            <text:p><text:s text:c="3"/>6,632</text:p>
          </table:table-cell>
          <table:table-cell table:style-name="ce38" office:value-type="float" office:value="5518" calcext:value-type="float">
            <text:p><text:s text:c="3"/>5,518</text:p>
          </table:table-cell>
          <table:table-cell table:style-name="ce38" office:value-type="float" office:value="501" calcext:value-type="float">
            <text:p><text:s text:c="3"/>50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305" calcext:value-type="float">
            <text:p><text:s text:c="3"/>5,305</text:p>
          </table:table-cell>
          <table:table-cell table:style-name="ce38" office:value-type="float" office:value="491" calcext:value-type="float">
            <text:p><text:s text:c="3"/>49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56" calcext:value-type="float">
            <text:p><text:s text:c="3"/>27,856</text:p>
          </table:table-cell>
          <table:table-cell table:style-name="ce37" office:value-type="float" office:value="25757" calcext:value-type="float">
            <text:p><text:s text:c="3"/>25,757</text:p>
          </table:table-cell>
          <table:table-cell table:style-name="ce37" office:value-type="float" office:value="885" calcext:value-type="float">
            <text:p><text:s text:c="3"/>885</text:p>
          </table:table-cell>
          <table:table-cell table:style-name="ce37" office:value-type="float" office:value="722" calcext:value-type="float">
            <text:p><text:s text:c="3"/>722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1214" calcext:value-type="float">
            <text:p><text:s text:c="3"/>1,214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27178" calcext:value-type="float">
            <text:p><text:s text:c="3"/>27,178</text:p>
          </table:table-cell>
          <table:table-cell table:style-name="ce37" office:value-type="float" office:value="25134" calcext:value-type="float">
            <text:p><text:s text:c="3"/>25,134</text:p>
          </table:table-cell>
          <table:table-cell table:style-name="ce37" office:value-type="float" office:value="859" calcext:value-type="float">
            <text:p><text:s text:c="3"/>859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138" calcext:value-type="float">
            <text:p><text:s text:c="3"/>138</text:p>
          </table:table-cell>
          <table:table-cell table:style-name="ce37" office:value-type="float" office:value="1185" calcext:value-type="float">
            <text:p><text:s text:c="3"/>1,185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623" calcext:value-type="float">
            <text:p><text:s text:c="3"/>62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799" calcext:value-type="float">
            <text:p><text:s text:c="3"/>13,799</text:p>
          </table:table-cell>
          <table:table-cell table:style-name="ce38" office:value-type="float" office:value="13119" calcext:value-type="float">
            <text:p><text:s text:c="3"/>13,119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463" calcext:value-type="float">
            <text:p><text:s text:c="3"/>463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938" calcext:value-type="float">
            <text:p><text:s text:c="3"/>12,938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57" calcext:value-type="float">
            <text:p><text:s text:c="3"/>14,057</text:p>
          </table:table-cell>
          <table:table-cell table:style-name="ce38" office:value-type="float" office:value="12638" calcext:value-type="float">
            <text:p><text:s text:c="3"/>12,638</text:p>
          </table:table-cell>
          <table:table-cell table:style-name="ce38" office:value-type="float" office:value="668" calcext:value-type="float">
            <text:p><text:s text:c="3"/>668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751" calcext:value-type="float">
            <text:p><text:s text:c="3"/>751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196" calcext:value-type="float">
            <text:p><text:s text:c="3"/>12,196</text:p>
          </table:table-cell>
          <table:table-cell table:style-name="ce38" office:value-type="float" office:value="655" calcext:value-type="float">
            <text:p><text:s text:c="3"/>655</text:p>
          </table:table-cell>
          <table:table-cell table:style-name="ce38" office:value-type="float" office:value="582" calcext:value-type="float">
            <text:p><text:s text:c="3"/>58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68" calcext:value-type="float">
            <text:p><text:s text:c="3"/>468</text:p>
          </table:table-cell>
          <table:table-cell table:style-name="ce38" office:value-type="float" office:value="442" calcext:value-type="float">
            <text:p><text:s text:c="3"/>44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510" calcext:value-type="float">
            <text:p><text:s text:c="3"/>19,510</text:p>
          </table:table-cell>
          <table:table-cell table:style-name="ce37" office:value-type="float" office:value="17626" calcext:value-type="float">
            <text:p><text:s text:c="3"/>17,626</text:p>
          </table:table-cell>
          <table:table-cell table:style-name="ce37" office:value-type="float" office:value="805" calcext:value-type="float">
            <text:p><text:s text:c="3"/>805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715" calcext:value-type="float">
            <text:p><text:s text:c="3"/>715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18986" calcext:value-type="float">
            <text:p><text:s text:c="3"/>18,986</text:p>
          </table:table-cell>
          <table:table-cell table:style-name="ce37" office:value-type="float" office:value="17153" calcext:value-type="float">
            <text:p><text:s text:c="3"/>17,153</text:p>
          </table:table-cell>
          <table:table-cell table:style-name="ce37" office:value-type="float" office:value="783" calcext:value-type="float">
            <text:p><text:s text:c="3"/>783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675" calcext:value-type="float">
            <text:p><text:s text:c="3"/>9,675</text:p>
          </table:table-cell>
          <table:table-cell table:style-name="ce38" office:value-type="float" office:value="9073" calcext:value-type="float">
            <text:p><text:s text:c="3"/>9,073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419" calcext:value-type="float">
            <text:p><text:s text:c="3"/>419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917" calcext:value-type="float">
            <text:p><text:s text:c="3"/>8,917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835" calcext:value-type="float">
            <text:p><text:s text:c="3"/>9,835</text:p>
          </table:table-cell>
          <table:table-cell table:style-name="ce38" office:value-type="float" office:value="8553" calcext:value-type="float">
            <text:p><text:s text:c="3"/>8,553</text:p>
          </table:table-cell>
          <table:table-cell table:style-name="ce38" office:value-type="float" office:value="622" calcext:value-type="float">
            <text:p><text:s text:c="3"/>622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584" calcext:value-type="float">
            <text:p><text:s text:c="3"/>58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236" calcext:value-type="float">
            <text:p><text:s text:c="3"/>8,236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579" calcext:value-type="float">
            <text:p><text:s text:c="3"/>579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317" calcext:value-type="float">
            <text:p><text:s text:c="3"/>317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346" calcext:value-type="float">
            <text:p><text:s text:c="3"/>20,346</text:p>
          </table:table-cell>
          <table:table-cell table:style-name="ce37" office:value-type="float" office:value="18385" calcext:value-type="float">
            <text:p><text:s text:c="3"/>18,385</text:p>
          </table:table-cell>
          <table:table-cell table:style-name="ce37" office:value-type="float" office:value="857" calcext:value-type="float">
            <text:p><text:s text:c="3"/>857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104" calcext:value-type="float">
            <text:p><text:s text:c="3"/>1,104</text:p>
          </table:table-cell>
          <table:table-cell table:style-name="ce37" office:value-type="float" office:value="779" calcext:value-type="float">
            <text:p><text:s text:c="3"/>779</text:p>
          </table:table-cell>
          <table:table-cell table:style-name="ce37" office:value-type="float" office:value="325" calcext:value-type="float">
            <text:p><text:s text:c="3"/>325</text:p>
          </table:table-cell>
          <table:table-cell table:style-name="ce37" office:value-type="float" office:value="19844" calcext:value-type="float">
            <text:p><text:s text:c="3"/>19,844</text:p>
          </table:table-cell>
          <table:table-cell table:style-name="ce37" office:value-type="float" office:value="17923" calcext:value-type="float">
            <text:p><text:s text:c="3"/>17,923</text:p>
          </table:table-cell>
          <table:table-cell table:style-name="ce37" office:value-type="float" office:value="842" calcext:value-type="float">
            <text:p><text:s text:c="3"/>842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502" calcext:value-type="float">
            <text:p><text:s text:c="3"/>502</text:p>
          </table:table-cell>
          <table:table-cell table:style-name="ce37" office:value-type="float" office:value="462" calcext:value-type="float">
            <text:p><text:s text:c="3"/>462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092" calcext:value-type="float">
            <text:p><text:s text:c="3"/>10,092</text:p>
          </table:table-cell>
          <table:table-cell table:style-name="ce38" office:value-type="float" office:value="9485" calcext:value-type="float">
            <text:p><text:s text:c="3"/>9,485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9337" calcext:value-type="float">
            <text:p><text:s text:c="3"/>9,337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254" calcext:value-type="float">
            <text:p><text:s text:c="3"/>10,254</text:p>
          </table:table-cell>
          <table:table-cell table:style-name="ce38" office:value-type="float" office:value="8900" calcext:value-type="float">
            <text:p><text:s text:c="3"/>8,900</text:p>
          </table:table-cell>
          <table:table-cell table:style-name="ce38" office:value-type="float" office:value="650" calcext:value-type="float">
            <text:p><text:s text:c="3"/>65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641" calcext:value-type="float">
            <text:p><text:s text:c="3"/>641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8586" calcext:value-type="float">
            <text:p><text:s text:c="3"/>8,586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696" calcext:value-type="float">
            <text:p><text:s text:c="3"/>696</text:p>
          </table:table-cell>
          <table:table-cell table:style-name="ce38" office:value-type="float" office:value="635" calcext:value-type="float">
            <text:p><text:s text:c="3"/>635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242" calcext:value-type="float">
            <text:p><text:s text:c="3"/>15,242</text:p>
          </table:table-cell>
          <table:table-cell table:style-name="ce37" office:value-type="float" office:value="13402" calcext:value-type="float">
            <text:p><text:s text:c="3"/>13,402</text:p>
          </table:table-cell>
          <table:table-cell table:style-name="ce37" office:value-type="float" office:value="773" calcext:value-type="float">
            <text:p><text:s text:c="3"/>773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67" calcext:value-type="float">
            <text:p><text:s text:c="3"/>1,067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4722" calcext:value-type="float">
            <text:p><text:s text:c="3"/>14,722</text:p>
          </table:table-cell>
          <table:table-cell table:style-name="ce37" office:value-type="float" office:value="12935" calcext:value-type="float">
            <text:p><text:s text:c="3"/>12,935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1028" calcext:value-type="float">
            <text:p><text:s text:c="3"/>1,028</text:p>
          </table:table-cell>
          <table:table-cell table:style-name="ce37" office:value-type="float" office:value="756" calcext:value-type="float">
            <text:p><text:s text:c="3"/>756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style-name="ce37" office:value-type="float" office:value="467" calcext:value-type="float">
            <text:p><text:s text:c="3"/>467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43" calcext:value-type="float">
            <text:p><text:s text:c="3"/>7,543</text:p>
          </table:table-cell>
          <table:table-cell table:style-name="ce38" office:value-type="float" office:value="7020" calcext:value-type="float">
            <text:p><text:s text:c="3"/>7,020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859" calcext:value-type="float">
            <text:p><text:s text:c="3"/>6,859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699" calcext:value-type="float">
            <text:p><text:s text:c="3"/>7,699</text:p>
          </table:table-cell>
          <table:table-cell table:style-name="ce38" office:value-type="float" office:value="6382" calcext:value-type="float">
            <text:p><text:s text:c="3"/>6,382</text:p>
          </table:table-cell>
          <table:table-cell table:style-name="ce38" office:value-type="float" office:value="595" calcext:value-type="float">
            <text:p><text:s text:c="3"/>595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722" calcext:value-type="float">
            <text:p><text:s text:c="3"/>722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076" calcext:value-type="float">
            <text:p><text:s text:c="3"/>6,076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306" calcext:value-type="float">
            <text:p><text:s text:c="3"/>306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794" calcext:value-type="float">
            <text:p><text:s text:c="3"/>18,794</text:p>
          </table:table-cell>
          <table:table-cell table:style-name="ce37" office:value-type="float" office:value="16833" calcext:value-type="float">
            <text:p><text:s text:c="3"/>16,833</text:p>
          </table:table-cell>
          <table:table-cell table:style-name="ce37" office:value-type="float" office:value="911" calcext:value-type="float">
            <text:p><text:s text:c="3"/>911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339" calcext:value-type="float">
            <text:p><text:s text:c="3"/>339</text:p>
          </table:table-cell>
          <table:table-cell table:style-name="ce37" office:value-type="float" office:value="18262" calcext:value-type="float">
            <text:p><text:s text:c="3"/>18,262</text:p>
          </table:table-cell>
          <table:table-cell table:style-name="ce37" office:value-type="float" office:value="16350" calcext:value-type="float">
            <text:p><text:s text:c="3"/>16,350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1023" calcext:value-type="float">
            <text:p><text:s text:c="3"/>1,023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327" calcext:value-type="float">
            <text:p><text:s text:c="3"/>327</text:p>
          </table:table-cell>
          <table:table-cell table:style-name="ce37" office:value-type="float" office:value="532" calcext:value-type="float">
            <text:p><text:s text:c="3"/>532</text:p>
          </table:table-cell>
          <table:table-cell table:style-name="ce37" office:value-type="float" office:value="483" calcext:value-type="float">
            <text:p><text:s text:c="3"/>48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315" calcext:value-type="float">
            <text:p><text:s text:c="3"/>9,315</text:p>
          </table:table-cell>
          <table:table-cell table:style-name="ce38" office:value-type="float" office:value="8707" calcext:value-type="float">
            <text:p><text:s text:c="3"/>8,707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265" calcext:value-type="float">
            <text:p><text:s text:c="3"/>265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8550" calcext:value-type="float">
            <text:p><text:s text:c="3"/>8,550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79" calcext:value-type="float">
            <text:p><text:s text:c="3"/>9,479</text:p>
          </table:table-cell>
          <table:table-cell table:style-name="ce38" office:value-type="float" office:value="8126" calcext:value-type="float">
            <text:p><text:s text:c="3"/>8,126</text:p>
          </table:table-cell>
          <table:table-cell table:style-name="ce38" office:value-type="float" office:value="693" calcext:value-type="float">
            <text:p><text:s text:c="3"/>69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7800" calcext:value-type="float">
            <text:p><text:s text:c="3"/>7,800</text:p>
          </table:table-cell>
          <table:table-cell table:style-name="ce38" office:value-type="float" office:value="682" calcext:value-type="float">
            <text:p><text:s text:c="3"/>682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2608" calcext:value-type="float">
            <text:p><text:s text:c="3"/>22,608</text:p>
          </table:table-cell>
          <table:table-cell table:style-name="ce37" office:value-type="float" office:value="20624" calcext:value-type="float">
            <text:p><text:s text:c="3"/>20,624</text:p>
          </table:table-cell>
          <table:table-cell table:style-name="ce37" office:value-type="float" office:value="873" calcext:value-type="float">
            <text:p><text:s text:c="3"/>873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111" calcext:value-type="float">
            <text:p><text:s text:c="3"/>1,111</text:p>
          </table:table-cell>
          <table:table-cell table:style-name="ce37" office:value-type="float" office:value="762" calcext:value-type="float">
            <text:p><text:s text:c="3"/>762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2100" calcext:value-type="float">
            <text:p><text:s text:c="3"/>22,100</text:p>
          </table:table-cell>
          <table:table-cell table:style-name="ce37" office:value-type="float" office:value="20158" calcext:value-type="float">
            <text:p><text:s text:c="3"/>20,158</text:p>
          </table:table-cell>
          <table:table-cell table:style-name="ce37" office:value-type="float" office:value="865" calcext:value-type="float">
            <text:p><text:s text:c="3"/>865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077" calcext:value-type="float">
            <text:p><text:s text:c="3"/>1,077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style-name="ce37" office:value-type="float" office:value="466" calcext:value-type="float">
            <text:p><text:s text:c="3"/>46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210" calcext:value-type="float">
            <text:p><text:s text:c="3"/>11,210</text:p>
          </table:table-cell>
          <table:table-cell table:style-name="ce38" office:value-type="float" office:value="10598" calcext:value-type="float">
            <text:p><text:s text:c="3"/>10,598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398" calcext:value-type="float">
            <text:p><text:s text:c="3"/>11,398</text:p>
          </table:table-cell>
          <table:table-cell table:style-name="ce38" office:value-type="float" office:value="10026" calcext:value-type="float">
            <text:p><text:s text:c="3"/>10,026</text:p>
          </table:table-cell>
          <table:table-cell table:style-name="ce38" office:value-type="float" office:value="637" calcext:value-type="float">
            <text:p><text:s text:c="3"/>637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35" calcext:value-type="float">
            <text:p><text:s text:c="3"/>735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9702" calcext:value-type="float">
            <text:p><text:s text:c="3"/>9,702</text:p>
          </table:table-cell>
          <table:table-cell table:style-name="ce38" office:value-type="float" office:value="633" calcext:value-type="float">
            <text:p><text:s text:c="3"/>633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15" calcext:value-type="float">
            <text:p><text:s text:c="3"/>715</text:p>
          </table:table-cell>
          <table:table-cell table:style-name="ce38" office:value-type="float" office:value="636" calcext:value-type="float">
            <text:p><text:s text:c="3"/>63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534" calcext:value-type="float">
            <text:p><text:s text:c="3"/>20,534</text:p>
          </table:table-cell>
          <table:table-cell table:style-name="ce37" office:value-type="float" office:value="18799" calcext:value-type="float">
            <text:p><text:s text:c="3"/>18,799</text:p>
          </table:table-cell>
          <table:table-cell table:style-name="ce37" office:value-type="float" office:value="637" calcext:value-type="float">
            <text:p><text:s text:c="3"/>637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098" calcext:value-type="float">
            <text:p><text:s text:c="3"/>1,098</text:p>
          </table:table-cell>
          <table:table-cell table:style-name="ce37" office:value-type="float" office:value="761" calcext:value-type="float">
            <text:p><text:s text:c="3"/>761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19992" calcext:value-type="float">
            <text:p><text:s text:c="3"/>19,992</text:p>
          </table:table-cell>
          <table:table-cell table:style-name="ce37" office:value-type="float" office:value="18291" calcext:value-type="float">
            <text:p><text:s text:c="3"/>18,291</text:p>
          </table:table-cell>
          <table:table-cell table:style-name="ce37" office:value-type="float" office:value="630" calcext:value-type="float">
            <text:p><text:s text:c="3"/>630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1071" calcext:value-type="float">
            <text:p><text:s text:c="3"/>1,071</text:p>
          </table:table-cell>
          <table:table-cell table:style-name="ce37" office:value-type="float" office:value="748" calcext:value-type="float">
            <text:p><text:s text:c="3"/>748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542" calcext:value-type="float">
            <text:p><text:s text:c="3"/>542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192" calcext:value-type="float">
            <text:p><text:s text:c="3"/>10,192</text:p>
          </table:table-cell>
          <table:table-cell table:style-name="ce38" office:value-type="float" office:value="9661" calcext:value-type="float">
            <text:p><text:s text:c="3"/>9,661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9482" calcext:value-type="float">
            <text:p><text:s text:c="3"/>9,482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179" calcext:value-type="float">
            <text:p><text:s text:c="3"/>17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342" calcext:value-type="float">
            <text:p><text:s text:c="3"/>10,342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720" calcext:value-type="float">
            <text:p><text:s text:c="3"/>720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8809" calcext:value-type="float">
            <text:p><text:s text:c="3"/>8,809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010" calcext:value-type="float">
            <text:p><text:s text:c="3"/>26,010</text:p>
          </table:table-cell>
          <table:table-cell table:style-name="ce37" office:value-type="float" office:value="24225" calcext:value-type="float">
            <text:p><text:s text:c="3"/>24,225</text:p>
          </table:table-cell>
          <table:table-cell table:style-name="ce37" office:value-type="float" office:value="719" calcext:value-type="float">
            <text:p><text:s text:c="3"/>719</text:p>
          </table:table-cell>
          <table:table-cell table:style-name="ce37" office:value-type="float" office:value="582" calcext:value-type="float">
            <text:p><text:s text:c="3"/>582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5354" calcext:value-type="float">
            <text:p><text:s text:c="3"/>25,354</text:p>
          </table:table-cell>
          <table:table-cell table:style-name="ce37" office:value-type="float" office:value="23609" calcext:value-type="float">
            <text:p><text:s text:c="3"/>23,609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036" calcext:value-type="float">
            <text:p><text:s text:c="3"/>1,036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656" calcext:value-type="float">
            <text:p><text:s text:c="3"/>656</text:p>
          </table:table-cell>
          <table:table-cell table:style-name="ce37" office:value-type="float" office:value="616" calcext:value-type="float">
            <text:p><text:s text:c="3"/>616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843" calcext:value-type="float">
            <text:p><text:s text:c="3"/>12,843</text:p>
          </table:table-cell>
          <table:table-cell table:style-name="ce38" office:value-type="float" office:value="12269" calcext:value-type="float">
            <text:p><text:s text:c="3"/>12,269</text:p>
          </table:table-cell>
          <table:table-cell table:style-name="ce38" office:value-type="float" office:value="187" calcext:value-type="float">
            <text:p><text:s text:c="3"/>187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2125" calcext:value-type="float">
            <text:p><text:s text:c="3"/>12,125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167" calcext:value-type="float">
            <text:p><text:s text:c="3"/>13,167</text:p>
          </table:table-cell>
          <table:table-cell table:style-name="ce38" office:value-type="float" office:value="11956" calcext:value-type="float">
            <text:p><text:s text:c="3"/>11,956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79" calcext:value-type="float">
            <text:p><text:s text:c="3"/>679</text:p>
          </table:table-cell>
          <table:table-cell table:style-name="ce38" office:value-type="float" office:value="593" calcext:value-type="float">
            <text:p><text:s text:c="3"/>593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1484" calcext:value-type="float">
            <text:p><text:s text:c="3"/>11,484</text:p>
          </table:table-cell>
          <table:table-cell table:style-name="ce38" office:value-type="float" office:value="526" calcext:value-type="float">
            <text:p><text:s text:c="3"/>526</text:p>
          </table:table-cell>
          <table:table-cell table:style-name="ce38" office:value-type="float" office:value="454" calcext:value-type="float">
            <text:p><text:s text:c="3"/>45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3年</text:p>
            <text:p>截至2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44194" calcext:value-type="float">
            <text:p><text:s text:c="3"/>44,194</text:p>
          </table:table-cell>
          <table:table-cell table:style-name="ce35" office:value-type="float" office:value="40468" calcext:value-type="float">
            <text:p><text:s text:c="3"/>40,468</text:p>
          </table:table-cell>
          <table:table-cell table:style-name="ce35" office:value-type="float" office:value="1698" calcext:value-type="float">
            <text:p><text:s text:c="3"/>1,698</text:p>
          </table:table-cell>
          <table:table-cell table:style-name="ce35" office:value-type="float" office:value="1482" calcext:value-type="float">
            <text:p><text:s text:c="3"/>1,482</text:p>
          </table:table-cell>
          <table:table-cell table:style-name="ce35" office:value-type="float" office:value="216" calcext:value-type="float">
            <text:p><text:s text:c="3"/>216</text:p>
          </table:table-cell>
          <table:table-cell table:style-name="ce35" office:value-type="float" office:value="2028" calcext:value-type="float">
            <text:p><text:s text:c="3"/>2,028</text:p>
          </table:table-cell>
          <table:table-cell table:style-name="ce35" office:value-type="float" office:value="1304" calcext:value-type="float">
            <text:p><text:s text:c="3"/>1,304</text:p>
          </table:table-cell>
          <table:table-cell table:style-name="ce35" office:value-type="float" office:value="724" calcext:value-type="float">
            <text:p><text:s text:c="3"/>724</text:p>
          </table:table-cell>
          <table:table-cell table:style-name="ce35" office:value-type="float" office:value="43222" calcext:value-type="float">
            <text:p><text:s text:c="3"/>43,222</text:p>
          </table:table-cell>
          <table:table-cell table:style-name="ce35" office:value-type="float" office:value="39553" calcext:value-type="float">
            <text:p><text:s text:c="3"/>39,553</text:p>
          </table:table-cell>
          <table:table-cell table:style-name="ce35" office:value-type="float" office:value="1685" calcext:value-type="float">
            <text:p><text:s text:c="3"/>1,685</text:p>
          </table:table-cell>
          <table:table-cell table:style-name="ce35" office:value-type="float" office:value="1482" calcext:value-type="float">
            <text:p><text:s text:c="3"/>1,482</text:p>
          </table:table-cell>
          <table:table-cell table:style-name="ce35" office:value-type="float" office:value="203" calcext:value-type="float">
            <text:p><text:s text:c="3"/>203</text:p>
          </table:table-cell>
          <table:table-cell table:style-name="ce35" office:value-type="float" office:value="1984" calcext:value-type="float">
            <text:p><text:s text:c="3"/>1,984</text:p>
          </table:table-cell>
          <table:table-cell table:style-name="ce35" office:value-type="float" office:value="1281" calcext:value-type="float">
            <text:p><text:s text:c="3"/>1,281</text:p>
          </table:table-cell>
          <table:table-cell table:style-name="ce35" office:value-type="float" office:value="703" calcext:value-type="float">
            <text:p><text:s text:c="3"/>703</text:p>
          </table:table-cell>
          <table:table-cell table:style-name="ce35" office:value-type="float" office:value="972" calcext:value-type="float">
            <text:p><text:s text:c="3"/>972</text:p>
          </table:table-cell>
          <table:table-cell table:style-name="ce35" office:value-type="float" office:value="915" calcext:value-type="float">
            <text:p><text:s text:c="3"/>915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69" office:value-type="float" office:value="21" calcext:value-type="float">
            <text:p><text:s text:c="3"/>21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21891" calcext:value-type="float">
            <text:p><text:s text:c="3"/>21,891</text:p>
          </table:table-cell>
          <table:table-cell table:style-name="ce36" office:value-type="float" office:value="20701" calcext:value-type="float">
            <text:p><text:s text:c="3"/>20,701</text:p>
          </table:table-cell>
          <table:table-cell table:style-name="ce36" office:value-type="float" office:value="400" calcext:value-type="float">
            <text:p><text:s text:c="3"/>400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6" calcext:value-type="float">
            <text:p><text:s text:c="3"/>96</text:p>
          </table:table-cell>
          <table:table-cell table:style-name="ce36" office:value-type="float" office:value="790" calcext:value-type="float">
            <text:p><text:s text:c="3"/>790</text:p>
          </table:table-cell>
          <table:table-cell table:style-name="ce36" office:value-type="float" office:value="223" calcext:value-type="float">
            <text:p><text:s text:c="3"/>223</text:p>
          </table:table-cell>
          <table:table-cell table:style-name="ce36" office:value-type="float" office:value="567" calcext:value-type="float">
            <text:p><text:s text:c="3"/>567</text:p>
          </table:table-cell>
          <table:table-cell table:style-name="ce36" office:value-type="float" office:value="21611" calcext:value-type="float">
            <text:p><text:s text:c="3"/>21,611</text:p>
          </table:table-cell>
          <table:table-cell table:style-name="ce36" office:value-type="float" office:value="20450" calcext:value-type="float">
            <text:p><text:s text:c="3"/>20,450</text:p>
          </table:table-cell>
          <table:table-cell table:style-name="ce36" office:value-type="float" office:value="392" calcext:value-type="float">
            <text:p><text:s text:c="3"/>392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88" calcext:value-type="float">
            <text:p><text:s text:c="3"/>88</text:p>
          </table:table-cell>
          <table:table-cell table:style-name="ce36" office:value-type="float" office:value="769" calcext:value-type="float">
            <text:p><text:s text:c="3"/>769</text:p>
          </table:table-cell>
          <table:table-cell table:style-name="ce36" office:value-type="float" office:value="216" calcext:value-type="float">
            <text:p><text:s text:c="3"/>216</text:p>
          </table:table-cell>
          <table:table-cell table:style-name="ce36" office:value-type="float" office:value="553" calcext:value-type="float">
            <text:p><text:s text:c="3"/>553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251" calcext:value-type="float">
            <text:p><text:s text:c="3"/>251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70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22303" calcext:value-type="float">
            <text:p><text:s text:c="3"/>22,303</text:p>
          </table:table-cell>
          <table:table-cell table:style-name="ce36" office:value-type="float" office:value="19767" calcext:value-type="float">
            <text:p><text:s text:c="3"/>19,767</text:p>
          </table:table-cell>
          <table:table-cell table:style-name="ce36" office:value-type="float" office:value="1298" calcext:value-type="float">
            <text:p><text:s text:c="3"/>1,298</text:p>
          </table:table-cell>
          <table:table-cell table:style-name="ce36" office:value-type="float" office:value="1178" calcext:value-type="float">
            <text:p><text:s text:c="3"/>1,178</text:p>
          </table:table-cell>
          <table:table-cell table:style-name="ce36" office:value-type="float" office:value="120" calcext:value-type="float">
            <text:p><text:s text:c="3"/>120</text:p>
          </table:table-cell>
          <table:table-cell table:style-name="ce36" office:value-type="float" office:value="1238" calcext:value-type="float">
            <text:p><text:s text:c="3"/>1,238</text:p>
          </table:table-cell>
          <table:table-cell table:style-name="ce36" office:value-type="float" office:value="1081" calcext:value-type="float">
            <text:p><text:s text:c="3"/>1,081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21611" calcext:value-type="float">
            <text:p><text:s text:c="3"/>21,611</text:p>
          </table:table-cell>
          <table:table-cell table:style-name="ce36" office:value-type="float" office:value="19103" calcext:value-type="float">
            <text:p><text:s text:c="3"/>19,103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178" calcext:value-type="float">
            <text:p><text:s text:c="3"/>1,178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215" calcext:value-type="float">
            <text:p><text:s text:c="3"/>1,215</text:p>
          </table:table-cell>
          <table:table-cell table:style-name="ce36" office:value-type="float" office:value="1065" calcext:value-type="float">
            <text:p><text:s text:c="3"/>1,065</text:p>
          </table:table-cell>
          <table:table-cell table:style-name="ce36" office:value-type="float" office:value="150" calcext:value-type="float">
            <text:p><text:s text:c="3"/>150</text:p>
          </table:table-cell>
          <table:table-cell table:style-name="ce36" office:value-type="float" office:value="692" calcext:value-type="float">
            <text:p><text:s text:c="3"/>692</text:p>
          </table:table-cell>
          <table:table-cell table:style-name="ce36" office:value-type="float" office:value="664" calcext:value-type="float">
            <text:p><text:s text:c="3"/>66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70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92" calcext:value-type="float">
            <text:p><text:s text:c="3"/>27,892</text:p>
          </table:table-cell>
          <table:table-cell table:style-name="ce37" office:value-type="float" office:value="25886" calcext:value-type="float">
            <text:p><text:s text:c="3"/>25,886</text:p>
          </table:table-cell>
          <table:table-cell table:style-name="ce37" office:value-type="float" office:value="842" calcext:value-type="float">
            <text:p><text:s text:c="3"/>842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1164" calcext:value-type="float">
            <text:p><text:s text:c="3"/>1,164</text:p>
          </table:table-cell>
          <table:table-cell table:style-name="ce37" office:value-type="float" office:value="785" calcext:value-type="float">
            <text:p><text:s text:c="3"/>785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27336" calcext:value-type="float">
            <text:p><text:s text:c="3"/>27,336</text:p>
          </table:table-cell>
          <table:table-cell table:style-name="ce37" office:value-type="float" office:value="25366" calcext:value-type="float">
            <text:p><text:s text:c="3"/>25,366</text:p>
          </table:table-cell>
          <table:table-cell table:style-name="ce37" office:value-type="float" office:value="832" calcext:value-type="float">
            <text:p><text:s text:c="3"/>832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1138" calcext:value-type="float">
            <text:p><text:s text:c="3"/>1,138</text:p>
          </table:table-cell>
          <table:table-cell table:style-name="ce37" office:value-type="float" office:value="771" calcext:value-type="float">
            <text:p><text:s text:c="3"/>771</text:p>
          </table:table-cell>
          <table:table-cell table:style-name="ce37" office:value-type="float" office:value="367" calcext:value-type="float">
            <text:p><text:s text:c="3"/>367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828" calcext:value-type="float">
            <text:p><text:s text:c="3"/>13,828</text:p>
          </table:table-cell>
          <table:table-cell table:style-name="ce38" office:value-type="float" office:value="13212" calcext:value-type="float">
            <text:p><text:s text:c="3"/>13,212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3072" calcext:value-type="float">
            <text:p><text:s text:c="3"/>13,072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64" calcext:value-type="float">
            <text:p><text:s text:c="3"/>14,064</text:p>
          </table:table-cell>
          <table:table-cell table:style-name="ce38" office:value-type="float" office:value="12674" calcext:value-type="float">
            <text:p><text:s text:c="3"/>12,674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2294" calcext:value-type="float">
            <text:p><text:s text:c="3"/>12,294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726" calcext:value-type="float">
            <text:p><text:s text:c="3"/>726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302" calcext:value-type="float">
            <text:p><text:s text:c="3"/>16,302</text:p>
          </table:table-cell>
          <table:table-cell table:style-name="ce37" office:value-type="float" office:value="14582" calcext:value-type="float">
            <text:p><text:s text:c="3"/>14,582</text:p>
          </table:table-cell>
          <table:table-cell table:style-name="ce37" office:value-type="float" office:value="856" calcext:value-type="float">
            <text:p><text:s text:c="3"/>85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15886" calcext:value-type="float">
            <text:p><text:s text:c="3"/>15,886</text:p>
          </table:table-cell>
          <table:table-cell table:style-name="ce37" office:value-type="float" office:value="14187" calcext:value-type="float">
            <text:p><text:s text:c="3"/>14,187</text:p>
          </table:table-cell>
          <table:table-cell table:style-name="ce37" office:value-type="float" office:value="853" calcext:value-type="float">
            <text:p><text:s text:c="3"/>853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510" calcext:value-type="float">
            <text:p><text:s text:c="3"/>510</text:p>
          </table:table-cell>
          <table:table-cell table:style-name="ce37" office:value-type="float" office:value="336" calcext:value-type="float">
            <text:p><text:s text:c="3"/>336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063" calcext:value-type="float">
            <text:p><text:s text:c="3"/>8,063</text:p>
          </table:table-cell>
          <table:table-cell table:style-name="ce38" office:value-type="float" office:value="7489" calcext:value-type="float">
            <text:p><text:s text:c="3"/>7,489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7378" calcext:value-type="float">
            <text:p><text:s text:c="3"/>7,378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239" calcext:value-type="float">
            <text:p><text:s text:c="3"/>8,239</text:p>
          </table:table-cell>
          <table:table-cell table:style-name="ce38" office:value-type="float" office:value="7093" calcext:value-type="float">
            <text:p><text:s text:c="3"/>7,093</text:p>
          </table:table-cell>
          <table:table-cell table:style-name="ce38" office:value-type="float" office:value="646" calcext:value-type="float">
            <text:p><text:s text:c="3"/>646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00" calcext:value-type="float">
            <text:p><text:s text:c="3"/>500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6809" calcext:value-type="float">
            <text:p><text:s text:c="3"/>6,809</text:p>
          </table:table-cell>
          <table:table-cell table:style-name="ce38" office:value-type="float" office:value="645" calcext:value-type="float">
            <text:p><text:s text:c="3"/>645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89" calcext:value-type="float">
            <text:p><text:s text:c="3"/>489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96" calcext:value-type="float">
            <text:p><text:s text:c="3"/>296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-24.9101796407186" calcext:value-type="float">
            <text:p>–24.91</text:p>
          </table:table-cell>
          <table:table-cell table:style-name="ce39" office:value-type="float" office:value="-27.2718204488778" calcext:value-type="float">
            <text:p>–27.27</text:p>
          </table:table-cell>
          <table:table-cell table:style-name="ce39" office:value-type="float" office:value="51.2367491166078" calcext:value-type="float">
            <text:p>51.24</text:p>
          </table:table-cell>
          <table:table-cell table:style-name="ce39" office:value-type="float" office:value="78.5882352941177" calcext:value-type="float">
            <text:p>78.59</text:p>
          </table:table-cell>
          <table:table-cell table:style-name="ce39" office:value-type="float" office:value="-31.2056737588652" calcext:value-type="float">
            <text:p>–31.21</text:p>
          </table:table-cell>
          <table:table-cell table:style-name="ce39" office:value-type="float" office:value="-21.0237659963437" calcext:value-type="float">
            <text:p>–21.02</text:p>
          </table:table-cell>
          <table:table-cell table:style-name="ce39" office:value-type="float" office:value="-24.4541484716157" calcext:value-type="float">
            <text:p>–24.45</text:p>
          </table:table-cell>
          <table:table-cell table:style-name="ce39" office:value-type="float" office:value="-15.2334152334152" calcext:value-type="float">
            <text:p>–15.23</text:p>
          </table:table-cell>
          <table:table-cell table:style-name="ce39" office:value-type="float" office:value="-24.9385749385749" calcext:value-type="float">
            <text:p>–24.94</text:p>
          </table:table-cell>
          <table:table-cell table:style-name="ce39" office:value-type="float" office:value="-27.4396481178396" calcext:value-type="float">
            <text:p>–27.44</text:p>
          </table:table-cell>
          <table:table-cell table:style-name="ce39" office:value-type="float" office:value="57.0902394106814" calcext:value-type="float">
            <text:p>57.09</text:p>
          </table:table-cell>
          <table:table-cell table:style-name="ce39" office:value-type="float" office:value="78.5882352941177" calcext:value-type="float">
            <text:p>78.59</text:p>
          </table:table-cell>
          <table:table-cell table:style-name="ce39" office:value-type="float" office:value="-20.3389830508475" calcext:value-type="float">
            <text:p>–20.34</text:p>
          </table:table-cell>
          <table:table-cell table:style-name="ce39" office:value-type="float" office:value="-20.8606173994387" calcext:value-type="float">
            <text:p>–20.86</text:p>
          </table:table-cell>
          <table:table-cell table:style-name="ce39" office:value-type="float" office:value="-24.3323442136499" calcext:value-type="float">
            <text:p>–24.33</text:p>
          </table:table-cell>
          <table:table-cell table:style-name="ce39" office:value-type="float" office:value="-14.9367088607595" calcext:value-type="float">
            <text:p>–14.94</text:p>
          </table:table-cell>
          <table:table-cell table:style-name="ce39" office:value-type="float" office:value="-23.8095238095238" calcext:value-type="float">
            <text:p>–23.81</text:p>
          </table:table-cell>
          <table:table-cell table:style-name="ce39" office:value-type="float" office:value="-20.6827309236948" calcext:value-type="float">
            <text:p>–20.68</text:p>
          </table:table-cell>
          <table:table-cell table:style-name="ce39" office:value-type="float" office:value="-86.9565217391304" calcext:value-type="float">
            <text:p>–86.96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-86.9565217391304" calcext:value-type="float">
            <text:p>–86.96</text:p>
          </table:table-cell>
          <table:table-cell table:style-name="ce39" office:value-type="float" office:value="-28" calcext:value-type="float">
            <text:p>–28.00</text:p>
          </table:table-cell>
          <table:table-cell table:style-name="ce39" office:value-type="float" office:value="-30.7692307692308" calcext:value-type="float">
            <text:p>–30.77</text:p>
          </table:table-cell>
          <table:table-cell table:style-name="ce39" office:value-type="float" office:value="-25" calcext:value-type="float">
            <text:p>–25.00</text:p>
          </table:table-cell>
          <table:table-cell table:style-name="ce77" table:number-columns-spanned="1" table:number-rows-spanned="6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-24.9394898529138" calcext:value-type="float">
            <text:p>–24.94</text:p>
          </table:table-cell>
          <table:table-cell table:style-name="ce40" office:value-type="float" office:value="-26.056477093207" calcext:value-type="float">
            <text:p>–26.06</text:p>
          </table:table-cell>
          <table:table-cell table:style-name="ce40" office:value-type="float" office:value="48.936170212766" calcext:value-type="float">
            <text:p>48.94</text:p>
          </table:table-cell>
          <table:table-cell table:style-name="ce40" office:value-type="float" office:value="123.943661971831" calcext:value-type="float">
            <text:p>123.94</text:p>
          </table:table-cell>
          <table:table-cell table:style-name="ce40" office:value-type="float" office:value="-27.1428571428571" calcext:value-type="float">
            <text:p>–27.14</text:p>
          </table:table-cell>
          <table:table-cell table:style-name="ce40" office:value-type="float" office:value="-23.0443974630021" calcext:value-type="float">
            <text:p>–23.04</text:p>
          </table:table-cell>
          <table:table-cell table:style-name="ce40" office:value-type="float" office:value="-36.2962962962963" calcext:value-type="float">
            <text:p>–36.30</text:p>
          </table:table-cell>
          <table:table-cell table:style-name="ce40" office:value-type="float" office:value="-17.7514792899408" calcext:value-type="float">
            <text:p>–17.75</text:p>
          </table:table-cell>
          <table:table-cell table:style-name="ce40" office:value-type="float" office:value="-24.9385749385749" calcext:value-type="float">
            <text:p>–24.94</text:p>
          </table:table-cell>
          <table:table-cell table:style-name="ce40" office:value-type="float" office:value="-26.1609287429944" calcext:value-type="float">
            <text:p>–26.16</text:p>
          </table:table-cell>
          <table:table-cell table:style-name="ce40" office:value-type="float" office:value="57.5757575757576" calcext:value-type="float">
            <text:p>57.58</text:p>
          </table:table-cell>
          <table:table-cell table:style-name="ce40" office:value-type="float" office:value="123.943661971831" calcext:value-type="float">
            <text:p>123.94</text:p>
          </table:table-cell>
          <table:table-cell table:style-name="ce40" office:value-type="float" office:value="-19.672131147541" calcext:value-type="float">
            <text:p>–19.67</text:p>
          </table:table-cell>
          <table:table-cell table:style-name="ce40" office:value-type="float" office:value="-22.0524017467249" calcext:value-type="float">
            <text:p>–22.05</text:p>
          </table:table-cell>
          <table:table-cell table:style-name="ce40" office:value-type="float" office:value="-34.8837209302326" calcext:value-type="float">
            <text:p>–34.88</text:p>
          </table:table-cell>
          <table:table-cell table:style-name="ce40" office:value-type="float" office:value="-17.0212765957447" calcext:value-type="float">
            <text:p>–17.02</text:p>
          </table:table-cell>
          <table:table-cell table:style-name="ce40" office:value-type="float" office:value="-25" calcext:value-type="float">
            <text:p>–25.00</text:p>
          </table:table-cell>
          <table:table-cell table:style-name="ce40" office:value-type="float" office:value="-18.3823529411765" calcext:value-type="float">
            <text:p>–18.38</text:p>
          </table:table-cell>
          <table:table-cell table:style-name="ce40" office:value-type="float" office:value="-77.7777777777778" calcext:value-type="float">
            <text:p>–77.78</text:p>
          </table:table-cell>
          <table:table-cell table:style-name="ce40" office:value-type="string" calcext:value-type="string">
            <text:p>--</text:p>
          </table:table-cell>
          <table:table-cell table:style-name="ce40" office:value-type="float" office:value="-77.7777777777778" calcext:value-type="float">
            <text:p>–77.78</text:p>
          </table:table-cell>
          <table:table-cell table:style-name="ce40" office:value-type="float" office:value="-53.3333333333333" calcext:value-type="float">
            <text:p>–53.33</text:p>
          </table:table-cell>
          <table:table-cell table:style-name="ce40" office:value-type="float" office:value="-66.6666666666667" calcext:value-type="float">
            <text:p>–66.67</text:p>
          </table:table-cell>
          <table:table-cell table:style-name="ce73" office:value-type="float" office:value="-44.4444444444444" calcext:value-type="float">
            <text:p>–44.44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-24.881473377097" calcext:value-type="float">
            <text:p>–24.88</text:p>
          </table:table-cell>
          <table:table-cell table:style-name="ce41" office:value-type="float" office:value="-28.5123966942149" calcext:value-type="float">
            <text:p>–28.51</text:p>
          </table:table-cell>
          <table:table-cell table:style-name="ce41" office:value-type="float" office:value="52" calcext:value-type="float">
            <text:p>52.00</text:p>
          </table:table-cell>
          <table:table-cell table:style-name="ce41" office:value-type="float" office:value="69.4915254237288" calcext:value-type="float">
            <text:p>69.49</text:p>
          </table:table-cell>
          <table:table-cell table:style-name="ce41" office:value-type="float" office:value="-35.2112676056338" calcext:value-type="float">
            <text:p>–35.21</text:p>
          </table:table-cell>
          <table:table-cell table:style-name="ce41" office:value-type="float" office:value="-19.4847020933977" calcext:value-type="float">
            <text:p>–19.48</text:p>
          </table:table-cell>
          <table:table-cell table:style-name="ce41" office:value-type="float" office:value="-21.5579710144928" calcext:value-type="float">
            <text:p>–21.56</text:p>
          </table:table-cell>
          <table:table-cell table:style-name="ce41" office:value-type="float" office:value="-2.89855072463768" calcext:value-type="float">
            <text:p>–2.90</text:p>
          </table:table-cell>
          <table:table-cell table:style-name="ce41" office:value-type="float" office:value="-24.9385749385749" calcext:value-type="float">
            <text:p>–24.94</text:p>
          </table:table-cell>
          <table:table-cell table:style-name="ce41" office:value-type="float" office:value="-28.7761506276151" calcext:value-type="float">
            <text:p>–28.78</text:p>
          </table:table-cell>
          <table:table-cell table:style-name="ce41" office:value-type="float" office:value="56.9343065693431" calcext:value-type="float">
            <text:p>56.93</text:p>
          </table:table-cell>
          <table:table-cell table:style-name="ce41" office:value-type="float" office:value="69.4915254237288" calcext:value-type="float">
            <text:p>69.49</text:p>
          </table:table-cell>
          <table:table-cell table:style-name="ce41" office:value-type="float" office:value="-21.0526315789474" calcext:value-type="float">
            <text:p>–21.05</text:p>
          </table:table-cell>
          <table:table-cell table:style-name="ce41" office:value-type="float" office:value="-19.9672667757774" calcext:value-type="float">
            <text:p>–19.97</text:p>
          </table:table-cell>
          <table:table-cell table:style-name="ce41" office:value-type="float" office:value="-21.8348623853211" calcext:value-type="float">
            <text:p>–21.83</text:p>
          </table:table-cell>
          <table:table-cell table:style-name="ce41" office:value-type="float" office:value="-4.54545454545455" calcext:value-type="float">
            <text:p>–4.55</text:p>
          </table:table-cell>
          <table:table-cell table:style-name="ce41" office:value-type="float" office:value="-23.3160621761658" calcext:value-type="float">
            <text:p>–23.32</text:p>
          </table:table-cell>
          <table:table-cell table:style-name="ce41" office:value-type="float" office:value="-21.5469613259669" calcext:value-type="float">
            <text:p>–21.55</text:p>
          </table:table-cell>
          <table:table-cell table:style-name="ce41" office:value-type="float" office:value="-92.8571428571429" calcext:value-type="float">
            <text:p>–92.86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-92.8571428571429" calcext:value-type="float">
            <text:p>–92.86</text:p>
          </table:table-cell>
          <table:table-cell table:style-name="ce41" office:value-type="float" office:value="10" calcext:value-type="float">
            <text:p>10.00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33.3333333333333" calcext:value-type="float">
            <text:p>33.33</text:p>
          </table:table-cell>
          <table:covered-table-cell table:style-name="ce77"/>
          <table:table-cell table:number-columns-repeated="997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-41.5531335149864" calcext:value-type="float">
            <text:p>–41.55</text:p>
          </table:table-cell>
          <table:table-cell table:style-name="ce42" office:value-type="float" office:value="-43.6683921811018" calcext:value-type="float">
            <text:p>–43.67</text:p>
          </table:table-cell>
          <table:table-cell table:style-name="ce42" office:value-type="float" office:value="1.66270783847981" calcext:value-type="float">
            <text:p>1.66</text:p>
          </table:table-cell>
          <table:table-cell table:style-name="ce42" office:value-type="float" office:value="4.9792531120332" calcext:value-type="float">
            <text:p>4.98</text:p>
          </table:table-cell>
          <table:table-cell table:style-name="ce42" office:value-type="float" office:value="-18.4873949579832" calcext:value-type="float">
            <text:p>–18.49</text:p>
          </table:table-cell>
          <table:table-cell table:style-name="ce42" office:value-type="float" office:value="-25.7731958762887" calcext:value-type="float">
            <text:p>–25.77</text:p>
          </table:table-cell>
          <table:table-cell table:style-name="ce42" office:value-type="float" office:value="-33.8853503184713" calcext:value-type="float">
            <text:p>–33.89</text:p>
          </table:table-cell>
          <table:table-cell table:style-name="ce42" office:value-type="float" office:value="-8.97097625329815" calcext:value-type="float">
            <text:p>–8.97</text:p>
          </table:table-cell>
          <table:table-cell table:style-name="ce42" office:value-type="float" office:value="-41.8861574480538" calcext:value-type="float">
            <text:p>–41.89</text:p>
          </table:table-cell>
          <table:table-cell table:style-name="ce42" office:value-type="float" office:value="-44.0708034376725" calcext:value-type="float">
            <text:p>–44.07</text:p>
          </table:table-cell>
          <table:table-cell table:style-name="ce42" office:value-type="float" office:value="2.52403846153846" calcext:value-type="float">
            <text:p>2.52</text:p>
          </table:table-cell>
          <table:table-cell table:style-name="ce42" office:value-type="float" office:value="4.9792531120332" calcext:value-type="float">
            <text:p>4.98</text:p>
          </table:table-cell>
          <table:table-cell table:style-name="ce42" office:value-type="float" office:value="-13.7614678899083" calcext:value-type="float">
            <text:p>–13.76</text:p>
          </table:table-cell>
          <table:table-cell table:style-name="ce42" office:value-type="float" office:value="-25.6590509666081" calcext:value-type="float">
            <text:p>–25.66</text:p>
          </table:table-cell>
          <table:table-cell table:style-name="ce42" office:value-type="float" office:value="-33.852140077821" calcext:value-type="float">
            <text:p>–33.85</text:p>
          </table:table-cell>
          <table:table-cell table:style-name="ce42" office:value-type="float" office:value="-8.44686648501362" calcext:value-type="float">
            <text:p>–8.45</text:p>
          </table:table-cell>
          <table:table-cell table:style-name="ce42" office:value-type="float" office:value="-25.1798561151079" calcext:value-type="float">
            <text:p>–25.18</text:p>
          </table:table-cell>
          <table:table-cell table:style-name="ce42" office:value-type="float" office:value="-24.0384615384615" calcext:value-type="float">
            <text:p>–24.04</text:p>
          </table:table-cell>
          <table:table-cell table:style-name="ce42" office:value-type="float" office:value="-70" calcext:value-type="float">
            <text:p>–70.00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-70" calcext:value-type="float">
            <text:p>–70.00</text:p>
          </table:table-cell>
          <table:table-cell table:style-name="ce42" office:value-type="float" office:value="-30.7692307692308" calcext:value-type="float">
            <text:p>–30.77</text:p>
          </table:table-cell>
          <table:table-cell table:style-name="ce42" office:value-type="float" office:value="-35.7142857142857" calcext:value-type="float">
            <text:p>–35.71</text:p>
          </table:table-cell>
          <table:table-cell table:style-name="ce42" office:value-type="float" office:value="-25" calcext:value-type="float">
            <text:p>–25.0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-41.6907723459647" calcext:value-type="float">
            <text:p>–41.69</text:p>
          </table:table-cell>
          <table:table-cell table:style-name="ce43" office:value-type="float" office:value="-43.3166818044202" calcext:value-type="float">
            <text:p>–43.32</text:p>
          </table:table-cell>
          <table:table-cell table:style-name="ce43" office:value-type="float" office:value="10.5263157894737" calcext:value-type="float">
            <text:p>10.53</text:p>
          </table:table-cell>
          <table:table-cell table:style-name="ce43" office:value-type="float" office:value="9.6551724137931" calcext:value-type="float">
            <text:p>9.66</text:p>
          </table:table-cell>
          <table:table-cell table:style-name="ce43" office:value-type="float" office:value="13.3333333333333" calcext:value-type="float">
            <text:p>13.33</text:p>
          </table:table-cell>
          <table:table-cell table:style-name="ce43" office:value-type="float" office:value="-14.5539906103286" calcext:value-type="float">
            <text:p>–14.55</text:p>
          </table:table-cell>
          <table:table-cell table:style-name="ce43" office:value-type="float" office:value="-37.2262773722628" calcext:value-type="float">
            <text:p>–37.23</text:p>
          </table:table-cell>
          <table:table-cell table:style-name="ce43" office:value-type="float" office:value="-3.80622837370242" calcext:value-type="float">
            <text:p>–3.81</text:p>
          </table:table-cell>
          <table:table-cell table:style-name="ce43" office:value-type="float" office:value="-41.8861574480538" calcext:value-type="float">
            <text:p>–41.89</text:p>
          </table:table-cell>
          <table:table-cell table:style-name="ce43" office:value-type="float" office:value="-43.5587515299878" calcext:value-type="float">
            <text:p>–43.56</text:p>
          </table:table-cell>
          <table:table-cell table:style-name="ce43" office:value-type="float" office:value="13.0434782608696" calcext:value-type="float">
            <text:p>13.04</text:p>
          </table:table-cell>
          <table:table-cell table:style-name="ce43" office:value-type="float" office:value="9.6551724137931" calcext:value-type="float">
            <text:p>9.66</text:p>
          </table:table-cell>
          <table:table-cell table:style-name="ce43" office:value-type="float" office:value="25.6410256410256" calcext:value-type="float">
            <text:p>25.64</text:p>
          </table:table-cell>
          <table:table-cell table:style-name="ce43" office:value-type="float" office:value="-13.3495145631068" calcext:value-type="float">
            <text:p>–13.35</text:p>
          </table:table-cell>
          <table:table-cell table:style-name="ce43" office:value-type="float" office:value="-36.3636363636364" calcext:value-type="float">
            <text:p>–36.36</text:p>
          </table:table-cell>
          <table:table-cell table:style-name="ce43" office:value-type="float" office:value="-2.5" calcext:value-type="float">
            <text:p>–2.50</text:p>
          </table:table-cell>
          <table:table-cell table:style-name="ce43" office:value-type="float" office:value="-25" calcext:value-type="float">
            <text:p>–25.00</text:p>
          </table:table-cell>
          <table:table-cell table:style-name="ce43" office:value-type="float" office:value="-20.7142857142857" calcext:value-type="float">
            <text:p>–20.71</text:p>
          </table:table-cell>
          <table:table-cell table:style-name="ce43" office:value-type="float" office:value="-66.6666666666667" calcext:value-type="float">
            <text:p>–66.67</text:p>
          </table:table-cell>
          <table:table-cell table:style-name="ce43" office:value-type="string" calcext:value-type="string">
            <text:p>--</text:p>
          </table:table-cell>
          <table:table-cell table:style-name="ce43" office:value-type="float" office:value="-66.6666666666667" calcext:value-type="float">
            <text:p>–66.67</text:p>
          </table:table-cell>
          <table:table-cell table:style-name="ce43" office:value-type="float" office:value="-50" calcext:value-type="float">
            <text:p>–50.00</text:p>
          </table:table-cell>
          <table:table-cell table:style-name="ce43" office:value-type="float" office:value="-60" calcext:value-type="float">
            <text:p>–60.00</text:p>
          </table:table-cell>
          <table:table-cell table:style-name="ce74" office:value-type="float" office:value="-44.4444444444444" calcext:value-type="float">
            <text:p>–44.44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-41.4178043230944" calcext:value-type="float">
            <text:p>–41.42</text:p>
          </table:table-cell>
          <table:table-cell table:style-name="ce41" office:value-type="float" office:value="-44.0350323496923" calcext:value-type="float">
            <text:p>–44.04</text:p>
          </table:table-cell>
          <table:table-cell table:style-name="ce41" office:value-type="float" office:value="-0.920245398773006" calcext:value-type="float">
            <text:p>–0.92</text:p>
          </table:table-cell>
          <table:table-cell table:style-name="ce41" office:value-type="float" office:value="3.80622837370242" calcext:value-type="float">
            <text:p>3.81</text:p>
          </table:table-cell>
          <table:table-cell table:style-name="ce41" office:value-type="float" office:value="-37.8378378378378" calcext:value-type="float">
            <text:p>–37.84</text:p>
          </table:table-cell>
          <table:table-cell table:style-name="ce41" office:value-type="float" office:value="-32.2493224932249" calcext:value-type="float">
            <text:p>–32.25</text:p>
          </table:table-cell>
          <table:table-cell table:style-name="ce41" office:value-type="float" office:value="-33.179012345679" calcext:value-type="float">
            <text:p>–33.18</text:p>
          </table:table-cell>
          <table:table-cell table:style-name="ce41" office:value-type="float" office:value="-25.5555555555556" calcext:value-type="float">
            <text:p>–25.56</text:p>
          </table:table-cell>
          <table:table-cell table:style-name="ce41" office:value-type="float" office:value="-41.8861574480538" calcext:value-type="float">
            <text:p>–41.89</text:p>
          </table:table-cell>
          <table:table-cell table:style-name="ce41" office:value-type="float" office:value="-44.6152594761672" calcext:value-type="float">
            <text:p>–44.62</text:p>
          </table:table-cell>
          <table:table-cell table:style-name="ce41" office:value-type="float" office:value="-0.462962962962963" calcext:value-type="float">
            <text:p>–0.46</text:p>
          </table:table-cell>
          <table:table-cell table:style-name="ce41" office:value-type="float" office:value="3.80622837370242" calcext:value-type="float">
            <text:p>3.81</text:p>
          </table:table-cell>
          <table:table-cell table:style-name="ce41" office:value-type="float" office:value="-35.7142857142857" calcext:value-type="float">
            <text:p>–35.71</text:p>
          </table:table-cell>
          <table:table-cell table:style-name="ce41" office:value-type="float" office:value="-32.6446280991736" calcext:value-type="float">
            <text:p>–32.64</text:p>
          </table:table-cell>
          <table:table-cell table:style-name="ce41" office:value-type="float" office:value="-33.3333333333333" calcext:value-type="float">
            <text:p>–33.33</text:p>
          </table:table-cell>
          <table:table-cell table:style-name="ce41" office:value-type="float" office:value="-27.5862068965517" calcext:value-type="float">
            <text:p>–27.59</text:p>
          </table:table-cell>
          <table:table-cell table:style-name="ce41" office:value-type="float" office:value="-25.2525252525252" calcext:value-type="float">
            <text:p>–25.25</text:p>
          </table:table-cell>
          <table:table-cell table:style-name="ce41" office:value-type="float" office:value="-25.2631578947368" calcext:value-type="float">
            <text:p>–25.26</text:p>
          </table:table-cell>
          <table:table-cell table:style-name="ce41" office:value-type="float" office:value="-75" calcext:value-type="float">
            <text:p>–75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-75" calcext:value-type="float">
            <text:p>–75.00</text:p>
          </table:table-cell>
          <table:table-cell table:style-name="ce41" office:value-type="float" office:value="-8.33333333333333" calcext:value-type="float">
            <text:p>–8.33</text:p>
          </table:table-cell>
          <table:table-cell table:style-name="ce41" office:value-type="float" office:value="-22.2222222222222" calcext:value-type="float">
            <text:p>–22.22</text:p>
          </table:table-cell>
          <table:table-cell table:style-name="ce41" office:value-type="float" office:value="33.3333333333333" calcext:value-type="float">
            <text:p>33.33</text:p>
          </table:table-cell>
          <table:covered-table-cell table:style-name="ce77"/>
          <table:table-cell table:number-columns-repeated="997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1023"/>
        </table:table-row>
        <table:table-row table:style-name="ro10" table:number-rows-repeated="104843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年月別'.$A$1:.$Z$138" table:range-usable-as="print-range"/>
          <table:named-expression table:name="Excel_BuiltIn_Print_Titles" table:base-cell-address="$'08結-年月別'.$A$1" table:expression="[$'08結-年月別'.$A$1:.$B$1048576];[$'08結-年月別'.$A$1:.$AMJ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3年2月份" calcext:value-type="string">
              <text:p><text:s/>中華民國113年2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99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6302" calcext:value-type="float">
            <text:p><text:s text:c="3"/>16,302</text:p>
          </table:table-cell>
          <table:table-cell table:style-name="ce98" office:value-type="float" office:value="14582" calcext:value-type="float">
            <text:p><text:s text:c="3"/>14,582</text:p>
          </table:table-cell>
          <table:table-cell table:style-name="ce98" office:value-type="float" office:value="856" calcext:value-type="float">
            <text:p><text:s text:c="3"/>856</text:p>
          </table:table-cell>
          <table:table-cell table:style-name="ce98" office:value-type="float" office:value="759" calcext:value-type="float">
            <text:p><text:s text:c="3"/>759</text:p>
          </table:table-cell>
          <table:table-cell table:style-name="ce98" office:value-type="float" office:value="97" calcext:value-type="float">
            <text:p><text:s text:c="3"/>97</text:p>
          </table:table-cell>
          <table:table-cell table:style-name="ce98" office:value-type="float" office:value="864" calcext:value-type="float">
            <text:p><text:s text:c="3"/>864</text:p>
          </table:table-cell>
          <table:table-cell table:style-name="ce98" office:value-type="float" office:value="519" calcext:value-type="float">
            <text:p><text:s text:c="3"/>519</text:p>
          </table:table-cell>
          <table:table-cell table:style-name="ce98" office:value-type="float" office:value="345" calcext:value-type="float">
            <text:p><text:s text:c="3"/>345</text:p>
          </table:table-cell>
          <table:table-cell table:style-name="ce98" office:value-type="float" office:value="15886" calcext:value-type="float">
            <text:p><text:s text:c="3"/>15,886</text:p>
          </table:table-cell>
          <table:table-cell table:style-name="ce98" office:value-type="float" office:value="14187" calcext:value-type="float">
            <text:p><text:s text:c="3"/>14,187</text:p>
          </table:table-cell>
          <table:table-cell table:style-name="ce98" office:value-type="float" office:value="853" calcext:value-type="float">
            <text:p><text:s text:c="3"/>853</text:p>
          </table:table-cell>
          <table:table-cell table:style-name="ce98" office:value-type="float" office:value="759" calcext:value-type="float">
            <text:p><text:s text:c="3"/>759</text:p>
          </table:table-cell>
          <table:table-cell table:style-name="ce98" office:value-type="float" office:value="94" calcext:value-type="float">
            <text:p><text:s text:c="3"/>94</text:p>
          </table:table-cell>
          <table:table-cell table:style-name="ce98" office:value-type="float" office:value="846" calcext:value-type="float">
            <text:p><text:s text:c="3"/>846</text:p>
          </table:table-cell>
          <table:table-cell table:style-name="ce98" office:value-type="float" office:value="510" calcext:value-type="float">
            <text:p><text:s text:c="3"/>510</text:p>
          </table:table-cell>
          <table:table-cell table:style-name="ce98" office:value-type="float" office:value="336" calcext:value-type="float">
            <text:p><text:s text:c="3"/>336</text:p>
          </table:table-cell>
          <table:table-cell table:style-name="ce98" office:value-type="float" office:value="416" calcext:value-type="float">
            <text:p><text:s text:c="3"/>416</text:p>
          </table:table-cell>
          <table:table-cell table:style-name="ce98" office:value-type="float" office:value="395" calcext:value-type="float">
            <text:p><text:s text:c="3"/>395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18" calcext:value-type="float">
            <text:p><text:s text:c="3"/>18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75"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8063" calcext:value-type="float">
            <text:p><text:s text:c="3"/>8,063</text:p>
          </table:table-cell>
          <table:table-cell table:style-name="ce99" office:value-type="float" office:value="7489" calcext:value-type="float">
            <text:p><text:s text:c="3"/>7,489</text:p>
          </table:table-cell>
          <table:table-cell table:style-name="ce99" office:value-type="float" office:value="210" calcext:value-type="float">
            <text:p><text:s text:c="3"/>210</text:p>
          </table:table-cell>
          <table:table-cell table:style-name="ce99" office:value-type="float" office:value="159" calcext:value-type="float">
            <text:p><text:s text:c="3"/>159</text:p>
          </table:table-cell>
          <table:table-cell table:style-name="ce99" office:value-type="float" office:value="51" calcext:value-type="float">
            <text:p><text:s text:c="3"/>51</text:p>
          </table:table-cell>
          <table:table-cell table:style-name="ce99" office:value-type="float" office:value="364" calcext:value-type="float">
            <text:p><text:s text:c="3"/>364</text:p>
          </table:table-cell>
          <table:table-cell table:style-name="ce99" office:value-type="float" office:value="86" calcext:value-type="float">
            <text:p><text:s text:c="3"/>86</text:p>
          </table:table-cell>
          <table:table-cell table:style-name="ce99" office:value-type="float" office:value="278" calcext:value-type="float">
            <text:p><text:s text:c="3"/>278</text:p>
          </table:table-cell>
          <table:table-cell table:style-name="ce99" office:value-type="float" office:value="7943" calcext:value-type="float">
            <text:p><text:s text:c="3"/>7,943</text:p>
          </table:table-cell>
          <table:table-cell table:style-name="ce99" office:value-type="float" office:value="7378" calcext:value-type="float">
            <text:p><text:s text:c="3"/>7,378</text:p>
          </table:table-cell>
          <table:table-cell table:style-name="ce99" office:value-type="float" office:value="208" calcext:value-type="float">
            <text:p><text:s text:c="3"/>208</text:p>
          </table:table-cell>
          <table:table-cell table:style-name="ce99" office:value-type="float" office:value="159" calcext:value-type="float">
            <text:p><text:s text:c="3"/>159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357" calcext:value-type="float">
            <text:p><text:s text:c="3"/>357</text:p>
          </table:table-cell>
          <table:table-cell table:style-name="ce99" office:value-type="float" office:value="84" calcext:value-type="float">
            <text:p><text:s text:c="3"/>84</text:p>
          </table:table-cell>
          <table:table-cell table:style-name="ce99" office:value-type="float" office:value="273" calcext:value-type="float">
            <text:p><text:s text:c="3"/>273</text:p>
          </table:table-cell>
          <table:table-cell table:style-name="ce99" office:value-type="float" office:value="120" calcext:value-type="float">
            <text:p><text:s text:c="3"/>120</text:p>
          </table:table-cell>
          <table:table-cell table:style-name="ce99" office:value-type="float" office:value="111" calcext:value-type="float">
            <text:p><text:s text:c="3"/>11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8239" calcext:value-type="float">
            <text:p><text:s text:c="3"/>8,239</text:p>
          </table:table-cell>
          <table:table-cell table:style-name="ce100" office:value-type="float" office:value="7093" calcext:value-type="float">
            <text:p><text:s text:c="3"/>7,093</text:p>
          </table:table-cell>
          <table:table-cell table:style-name="ce100" office:value-type="float" office:value="646" calcext:value-type="float">
            <text:p><text:s text:c="3"/>646</text:p>
          </table:table-cell>
          <table:table-cell table:style-name="ce100" office:value-type="float" office:value="600" calcext:value-type="float">
            <text:p><text:s text:c="3"/>600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500" calcext:value-type="float">
            <text:p><text:s text:c="3"/>500</text:p>
          </table:table-cell>
          <table:table-cell table:style-name="ce100" office:value-type="float" office:value="433" calcext:value-type="float">
            <text:p><text:s text:c="3"/>433</text:p>
          </table:table-cell>
          <table:table-cell table:style-name="ce100" office:value-type="float" office:value="67" calcext:value-type="float">
            <text:p><text:s text:c="3"/>67</text:p>
          </table:table-cell>
          <table:table-cell table:style-name="ce100" office:value-type="float" office:value="7943" calcext:value-type="float">
            <text:p><text:s text:c="3"/>7,943</text:p>
          </table:table-cell>
          <table:table-cell table:style-name="ce100" office:value-type="float" office:value="6809" calcext:value-type="float">
            <text:p><text:s text:c="3"/>6,809</text:p>
          </table:table-cell>
          <table:table-cell table:style-name="ce100" office:value-type="float" office:value="645" calcext:value-type="float">
            <text:p><text:s text:c="3"/>645</text:p>
          </table:table-cell>
          <table:table-cell table:style-name="ce100" office:value-type="float" office:value="600" calcext:value-type="float">
            <text:p><text:s text:c="3"/>600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489" calcext:value-type="float">
            <text:p><text:s text:c="3"/>489</text:p>
          </table:table-cell>
          <table:table-cell table:style-name="ce100" office:value-type="float" office:value="426" calcext:value-type="float">
            <text:p><text:s text:c="3"/>426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296" calcext:value-type="float">
            <text:p><text:s text:c="3"/>296</text:p>
          </table:table-cell>
          <table:table-cell table:style-name="ce100" office:value-type="float" office:value="284" calcext:value-type="float">
            <text:p><text:s text:c="3"/>28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13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724" calcext:value-type="float">
            <text:p><text:s text:c="3"/>2,724</text:p>
          </table:table-cell>
          <table:table-cell table:style-name="ce98" office:value-type="float" office:value="2404" calcext:value-type="float">
            <text:p><text:s text:c="3"/>2,404</text:p>
          </table:table-cell>
          <table:table-cell table:style-name="ce98" office:value-type="float" office:value="166" calcext:value-type="float">
            <text:p><text:s text:c="3"/>166</text:p>
          </table:table-cell>
          <table:table-cell table:style-name="ce98" office:value-type="float" office:value="143" calcext:value-type="float">
            <text:p><text:s text:c="3"/>143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98" office:value-type="float" office:value="154" calcext:value-type="float">
            <text:p><text:s text:c="3"/>154</text:p>
          </table:table-cell>
          <table:table-cell table:style-name="ce98" office:value-type="float" office:value="89" calcext:value-type="float">
            <text:p><text:s text:c="3"/>89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98" office:value-type="float" office:value="2670" calcext:value-type="float">
            <text:p><text:s text:c="3"/>2,670</text:p>
          </table:table-cell>
          <table:table-cell table:style-name="ce98" office:value-type="float" office:value="2355" calcext:value-type="float">
            <text:p><text:s text:c="3"/>2,355</text:p>
          </table:table-cell>
          <table:table-cell table:style-name="ce98" office:value-type="float" office:value="165" calcext:value-type="float">
            <text:p><text:s text:c="3"/>165</text:p>
          </table:table-cell>
          <table:table-cell table:style-name="ce98" office:value-type="float" office:value="143" calcext:value-type="float">
            <text:p><text:s text:c="3"/>143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150" calcext:value-type="float">
            <text:p><text:s text:c="3"/>150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349" calcext:value-type="float">
            <text:p><text:s text:c="3"/>1,349</text:p>
          </table:table-cell>
          <table:table-cell table:style-name="ce99" office:value-type="float" office:value="1240" calcext:value-type="float">
            <text:p><text:s text:c="3"/>1,240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67" calcext:value-type="float">
            <text:p><text:s text:c="3"/>67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1335" calcext:value-type="float">
            <text:p><text:s text:c="3"/>1,335</text:p>
          </table:table-cell>
          <table:table-cell table:style-name="ce99" office:value-type="float" office:value="1229" calcext:value-type="float">
            <text:p><text:s text:c="3"/>1,229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65" calcext:value-type="float">
            <text:p><text:s text:c="3"/>65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375" calcext:value-type="float">
            <text:p><text:s text:c="3"/>1,375</text:p>
          </table:table-cell>
          <table:table-cell table:style-name="ce100" office:value-type="float" office:value="1164" calcext:value-type="float">
            <text:p><text:s text:c="3"/>1,164</text:p>
          </table:table-cell>
          <table:table-cell table:style-name="ce100" office:value-type="float" office:value="124" calcext:value-type="float">
            <text:p><text:s text:c="3"/>124</text:p>
          </table:table-cell>
          <table:table-cell table:style-name="ce100" office:value-type="float" office:value="114" calcext:value-type="float">
            <text:p><text:s text:c="3"/>114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1335" calcext:value-type="float">
            <text:p><text:s text:c="3"/>1,335</text:p>
          </table:table-cell>
          <table:table-cell table:style-name="ce100" office:value-type="float" office:value="1126" calcext:value-type="float">
            <text:p><text:s text:c="3"/>1,126</text:p>
          </table:table-cell>
          <table:table-cell table:style-name="ce100" office:value-type="float" office:value="124" calcext:value-type="float">
            <text:p><text:s text:c="3"/>124</text:p>
          </table:table-cell>
          <table:table-cell table:style-name="ce100" office:value-type="float" office:value="114" calcext:value-type="float">
            <text:p><text:s text:c="3"/>114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85" calcext:value-type="float">
            <text:p><text:s text:c="3"/>85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856" calcext:value-type="float">
            <text:p><text:s text:c="3"/>1,856</text:p>
          </table:table-cell>
          <table:table-cell table:style-name="ce98" office:value-type="float" office:value="1639" calcext:value-type="float">
            <text:p><text:s text:c="3"/>1,639</text:p>
          </table:table-cell>
          <table:table-cell table:style-name="ce98" office:value-type="float" office:value="121" calcext:value-type="float">
            <text:p><text:s text:c="3"/>121</text:p>
          </table:table-cell>
          <table:table-cell table:style-name="ce98" office:value-type="float" office:value="107" calcext:value-type="float">
            <text:p><text:s text:c="3"/>107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96" calcext:value-type="float">
            <text:p><text:s text:c="3"/>96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1796" calcext:value-type="float">
            <text:p><text:s text:c="3"/>1,796</text:p>
          </table:table-cell>
          <table:table-cell table:style-name="ce98" office:value-type="float" office:value="1583" calcext:value-type="float">
            <text:p><text:s text:c="3"/>1,583</text:p>
          </table:table-cell>
          <table:table-cell table:style-name="ce98" office:value-type="float" office:value="120" calcext:value-type="float">
            <text:p><text:s text:c="3"/>120</text:p>
          </table:table-cell>
          <table:table-cell table:style-name="ce98" office:value-type="float" office:value="107" calcext:value-type="float">
            <text:p><text:s text:c="3"/>107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93" calcext:value-type="float">
            <text:p><text:s text:c="3"/>93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914" calcext:value-type="float">
            <text:p><text:s text:c="3"/>914</text:p>
          </table:table-cell>
          <table:table-cell table:style-name="ce99" office:value-type="float" office:value="835" calcext:value-type="float">
            <text:p><text:s text:c="3"/>835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53" calcext:value-type="float">
            <text:p><text:s text:c="3"/>53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style-name="ce99" office:value-type="float" office:value="898" calcext:value-type="float">
            <text:p><text:s text:c="3"/>898</text:p>
          </table:table-cell>
          <table:table-cell table:style-name="ce99" office:value-type="float" office:value="821" calcext:value-type="float">
            <text:p><text:s text:c="3"/>821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942" calcext:value-type="float">
            <text:p><text:s text:c="3"/>942</text:p>
          </table:table-cell>
          <table:table-cell table:style-name="ce100" office:value-type="float" office:value="804" calcext:value-type="float">
            <text:p><text:s text:c="3"/>804</text:p>
          </table:table-cell>
          <table:table-cell table:style-name="ce100" office:value-type="float" office:value="95" calcext:value-type="float">
            <text:p><text:s text:c="3"/>95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23" calcext:value-type="float">
            <text:p><text:s text:c="3"/>23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898" calcext:value-type="float">
            <text:p><text:s text:c="3"/>898</text:p>
          </table:table-cell>
          <table:table-cell table:style-name="ce100" office:value-type="float" office:value="762" calcext:value-type="float">
            <text:p><text:s text:c="3"/>762</text:p>
          </table:table-cell>
          <table:table-cell table:style-name="ce100" office:value-type="float" office:value="95" calcext:value-type="float">
            <text:p><text:s text:c="3"/>95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23" calcext:value-type="float">
            <text:p><text:s text:c="3"/>23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1608" calcext:value-type="float">
            <text:p><text:s text:c="3"/>1,608</text:p>
          </table:table-cell>
          <table:table-cell table:style-name="ce98" office:value-type="float" office:value="1429" calcext:value-type="float">
            <text:p><text:s text:c="3"/>1,429</text:p>
          </table:table-cell>
          <table:table-cell table:style-name="ce98" office:value-type="float" office:value="90" calcext:value-type="float">
            <text:p><text:s text:c="3"/>90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89" calcext:value-type="float">
            <text:p><text:s text:c="3"/>89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98" office:value-type="float" office:value="30" calcext:value-type="float">
            <text:p><text:s text:c="3"/>30</text:p>
          </table:table-cell>
          <table:table-cell table:style-name="ce98" office:value-type="float" office:value="1554" calcext:value-type="float">
            <text:p><text:s text:c="3"/>1,554</text:p>
          </table:table-cell>
          <table:table-cell table:style-name="ce98" office:value-type="float" office:value="1376" calcext:value-type="float">
            <text:p><text:s text:c="3"/>1,376</text:p>
          </table:table-cell>
          <table:table-cell table:style-name="ce98" office:value-type="float" office:value="89" calcext:value-type="float">
            <text:p><text:s text:c="3"/>89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89" calcext:value-type="float">
            <text:p><text:s text:c="3"/>89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98" office:value-type="float" office:value="30" calcext:value-type="float">
            <text:p><text:s text:c="3"/>30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785" calcext:value-type="float">
            <text:p><text:s text:c="3"/>785</text:p>
          </table:table-cell>
          <table:table-cell table:style-name="ce99" office:value-type="float" office:value="729" calcext:value-type="float">
            <text:p><text:s text:c="3"/>729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777" calcext:value-type="float">
            <text:p><text:s text:c="3"/>777</text:p>
          </table:table-cell>
          <table:table-cell table:style-name="ce99" office:value-type="float" office:value="721" calcext:value-type="float">
            <text:p><text:s text:c="3"/>721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number-columns-repeated="2" table:style-name="ce99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823" calcext:value-type="float">
            <text:p><text:s text:c="3"/>823</text:p>
          </table:table-cell>
          <table:table-cell table:style-name="ce100" office:value-type="float" office:value="700" calcext:value-type="float">
            <text:p><text:s text:c="3"/>700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777" calcext:value-type="float">
            <text:p><text:s text:c="3"/>777</text:p>
          </table:table-cell>
          <table:table-cell table:style-name="ce100" office:value-type="float" office:value="655" calcext:value-type="float">
            <text:p><text:s text:c="3"/>655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146" calcext:value-type="float">
            <text:p><text:s text:c="3"/>2,146</text:p>
          </table:table-cell>
          <table:table-cell table:style-name="ce98" office:value-type="float" office:value="1950" calcext:value-type="float">
            <text:p><text:s text:c="3"/>1,950</text:p>
          </table:table-cell>
          <table:table-cell table:style-name="ce98" office:value-type="float" office:value="90" calcext:value-type="float">
            <text:p><text:s text:c="3"/>90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106" calcext:value-type="float">
            <text:p><text:s text:c="3"/>106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98" office:value-type="float" office:value="2092" calcext:value-type="float">
            <text:p><text:s text:c="3"/>2,092</text:p>
          </table:table-cell>
          <table:table-cell table:style-name="ce98" office:value-type="float" office:value="1898" calcext:value-type="float">
            <text:p><text:s text:c="3"/>1,898</text:p>
          </table:table-cell>
          <table:table-cell table:style-name="ce98" office:value-type="float" office:value="90" calcext:value-type="float">
            <text:p><text:s text:c="3"/>90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066" calcext:value-type="float">
            <text:p><text:s text:c="3"/>1,066</text:p>
          </table:table-cell>
          <table:table-cell table:style-name="ce99" office:value-type="float" office:value="993" calcext:value-type="float">
            <text:p><text:s text:c="3"/>993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1046" calcext:value-type="float">
            <text:p><text:s text:c="3"/>1,046</text:p>
          </table:table-cell>
          <table:table-cell table:style-name="ce99" office:value-type="float" office:value="975" calcext:value-type="float">
            <text:p><text:s text:c="3"/>975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080" calcext:value-type="float">
            <text:p><text:s text:c="3"/>1,080</text:p>
          </table:table-cell>
          <table:table-cell table:style-name="ce100" office:value-type="float" office:value="957" calcext:value-type="float">
            <text:p><text:s text:c="3"/>957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046" calcext:value-type="float">
            <text:p><text:s text:c="3"/>1,046</text:p>
          </table:table-cell>
          <table:table-cell table:style-name="ce100" office:value-type="float" office:value="923" calcext:value-type="float">
            <text:p><text:s text:c="3"/>923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5" calcext:value-type="float">
            <text:p><text:s text:c="3"/>5</text:p>
          </table:table-cell>
          <table:table-cell table:number-columns-repeated="2" table:style-name="ce100" office:value-type="float" office:value="34" calcext:value-type="float">
            <text:p><text:s text:c="3"/>3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342" calcext:value-type="float">
            <text:p><text:s text:c="3"/>1,342</text:p>
          </table:table-cell>
          <table:table-cell table:style-name="ce98" office:value-type="float" office:value="1215" calcext:value-type="float">
            <text:p><text:s text:c="3"/>1,215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67" calcext:value-type="float">
            <text:p><text:s text:c="3"/>67</text:p>
          </table:table-cell>
          <table:table-cell table:style-name="ce98" office:value-type="float" office:value="41" calcext:value-type="float">
            <text:p><text:s text:c="3"/>41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1310" calcext:value-type="float">
            <text:p><text:s text:c="3"/>1,310</text:p>
          </table:table-cell>
          <table:table-cell table:style-name="ce98" office:value-type="float" office:value="1184" calcext:value-type="float">
            <text:p><text:s text:c="3"/>1,184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32" calcext:value-type="float">
            <text:p><text:s text:c="3"/>32</text:p>
          </table:table-cell>
          <table:table-cell table:style-name="ce98" office:value-type="float" office:value="31" calcext:value-type="float">
            <text:p><text:s text:c="3"/>31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665" calcext:value-type="float">
            <text:p><text:s text:c="3"/>665</text:p>
          </table:table-cell>
          <table:table-cell table:style-name="ce99" office:value-type="float" office:value="627" calcext:value-type="float">
            <text:p><text:s text:c="3"/>627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655" calcext:value-type="float">
            <text:p><text:s text:c="3"/>655</text:p>
          </table:table-cell>
          <table:table-cell table:style-name="ce99" office:value-type="float" office:value="617" calcext:value-type="float">
            <text:p><text:s text:c="3"/>617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number-columns-repeated="2" table:style-name="ce99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677" calcext:value-type="float">
            <text:p><text:s text:c="3"/>677</text:p>
          </table:table-cell>
          <table:table-cell table:style-name="ce100" office:value-type="float" office:value="588" calcext:value-type="float">
            <text:p><text:s text:c="3"/>588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31" calcext:value-type="float">
            <text:p><text:s text:c="3"/>31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655" calcext:value-type="float">
            <text:p><text:s text:c="3"/>655</text:p>
          </table:table-cell>
          <table:table-cell table:style-name="ce100" office:value-type="float" office:value="567" calcext:value-type="float">
            <text:p><text:s text:c="3"/>567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2136" calcext:value-type="float">
            <text:p><text:s text:c="3"/>2,136</text:p>
          </table:table-cell>
          <table:table-cell table:style-name="ce98" office:value-type="float" office:value="1945" calcext:value-type="float">
            <text:p><text:s text:c="3"/>1,945</text:p>
          </table:table-cell>
          <table:table-cell table:style-name="ce98" office:value-type="float" office:value="90" calcext:value-type="float">
            <text:p><text:s text:c="3"/>90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101" calcext:value-type="float">
            <text:p><text:s text:c="3"/>101</text:p>
          </table:table-cell>
          <table:table-cell table:style-name="ce98" office:value-type="float" office:value="61" calcext:value-type="float">
            <text:p><text:s text:c="3"/>61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2084" calcext:value-type="float">
            <text:p><text:s text:c="3"/>2,084</text:p>
          </table:table-cell>
          <table:table-cell table:style-name="ce98" office:value-type="float" office:value="1894" calcext:value-type="float">
            <text:p><text:s text:c="3"/>1,894</text:p>
          </table:table-cell>
          <table:table-cell table:style-name="ce98" office:value-type="float" office:value="90" calcext:value-type="float">
            <text:p><text:s text:c="3"/>90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100" calcext:value-type="float">
            <text:p><text:s text:c="3"/>100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058" calcext:value-type="float">
            <text:p><text:s text:c="3"/>1,058</text:p>
          </table:table-cell>
          <table:table-cell table:style-name="ce99" office:value-type="float" office:value="996" calcext:value-type="float">
            <text:p><text:s text:c="3"/>996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1042" calcext:value-type="float">
            <text:p><text:s text:c="3"/>1,042</text:p>
          </table:table-cell>
          <table:table-cell table:style-name="ce99" office:value-type="float" office:value="981" calcext:value-type="float">
            <text:p><text:s text:c="3"/>981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1078" calcext:value-type="float">
            <text:p><text:s text:c="3"/>1,078</text:p>
          </table:table-cell>
          <table:table-cell table:style-name="ce100" office:value-type="float" office:value="949" calcext:value-type="float">
            <text:p><text:s text:c="3"/>949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042" calcext:value-type="float">
            <text:p><text:s text:c="3"/>1,042</text:p>
          </table:table-cell>
          <table:table-cell table:style-name="ce100" office:value-type="float" office:value="913" calcext:value-type="float">
            <text:p><text:s text:c="3"/>913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4" calcext:value-type="float">
            <text:p><text:s text:c="3"/>4</text:p>
          </table:table-cell>
          <table:table-cell table:number-columns-repeated="2" table:style-name="ce100" office:value-type="float" office:value="36" calcext:value-type="float">
            <text:p><text:s text:c="3"/>3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4346" calcext:value-type="float">
            <text:p><text:s text:c="3"/>4,346</text:p>
          </table:table-cell>
          <table:table-cell table:style-name="ce98" office:value-type="float" office:value="3887" calcext:value-type="float">
            <text:p><text:s text:c="3"/>3,887</text:p>
          </table:table-cell>
          <table:table-cell table:style-name="ce98" office:value-type="float" office:value="211" calcext:value-type="float">
            <text:p><text:s text:c="3"/>211</text:p>
          </table:table-cell>
          <table:table-cell table:style-name="ce98" office:value-type="float" office:value="182" calcext:value-type="float">
            <text:p><text:s text:c="3"/>182</text:p>
          </table:table-cell>
          <table:table-cell table:style-name="ce98" office:value-type="float" office:value="29" calcext:value-type="float">
            <text:p><text:s text:c="3"/>29</text:p>
          </table:table-cell>
          <table:table-cell table:style-name="ce98" office:value-type="float" office:value="248" calcext:value-type="float">
            <text:p><text:s text:c="3"/>248</text:p>
          </table:table-cell>
          <table:table-cell table:style-name="ce98" office:value-type="float" office:value="176" calcext:value-type="float">
            <text:p><text:s text:c="3"/>176</text:p>
          </table:table-cell>
          <table:table-cell table:style-name="ce98" office:value-type="float" office:value="72" calcext:value-type="float">
            <text:p><text:s text:c="3"/>72</text:p>
          </table:table-cell>
          <table:table-cell table:style-name="ce98" office:value-type="float" office:value="4240" calcext:value-type="float">
            <text:p><text:s text:c="3"/>4,240</text:p>
          </table:table-cell>
          <table:table-cell table:style-name="ce98" office:value-type="float" office:value="3788" calcext:value-type="float">
            <text:p><text:s text:c="3"/>3,788</text:p>
          </table:table-cell>
          <table:table-cell table:style-name="ce98" office:value-type="float" office:value="211" calcext:value-type="float">
            <text:p><text:s text:c="3"/>211</text:p>
          </table:table-cell>
          <table:table-cell table:style-name="ce98" office:value-type="float" office:value="182" calcext:value-type="float">
            <text:p><text:s text:c="3"/>182</text:p>
          </table:table-cell>
          <table:table-cell table:style-name="ce98" office:value-type="float" office:value="29" calcext:value-type="float">
            <text:p><text:s text:c="3"/>29</text:p>
          </table:table-cell>
          <table:table-cell table:style-name="ce98" office:value-type="float" office:value="241" calcext:value-type="float">
            <text:p><text:s text:c="3"/>241</text:p>
          </table:table-cell>
          <table:table-cell table:style-name="ce98" office:value-type="float" office:value="171" calcext:value-type="float">
            <text:p><text:s text:c="3"/>171</text:p>
          </table:table-cell>
          <table:table-cell table:style-name="ce98" office:value-type="float" office:value="70" calcext:value-type="float">
            <text:p><text:s text:c="3"/>70</text:p>
          </table:table-cell>
          <table:table-cell table:style-name="ce98" office:value-type="float" office:value="106" calcext:value-type="float">
            <text:p><text:s text:c="3"/>106</text:p>
          </table:table-cell>
          <table:table-cell table:style-name="ce98" office:value-type="float" office:value="99" calcext:value-type="float">
            <text:p><text:s text:c="3"/>99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2154" calcext:value-type="float">
            <text:p><text:s text:c="3"/>2,154</text:p>
          </table:table-cell>
          <table:table-cell table:style-name="ce99" office:value-type="float" office:value="2007" calcext:value-type="float">
            <text:p><text:s text:c="3"/>2,007</text:p>
          </table:table-cell>
          <table:table-cell table:style-name="ce99" office:value-type="float" office:value="57" calcext:value-type="float">
            <text:p><text:s text:c="3"/>57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90" calcext:value-type="float">
            <text:p><text:s text:c="3"/>90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61" calcext:value-type="float">
            <text:p><text:s text:c="3"/>61</text:p>
          </table:table-cell>
          <table:table-cell table:style-name="ce99" office:value-type="float" office:value="2120" calcext:value-type="float">
            <text:p><text:s text:c="3"/>2,120</text:p>
          </table:table-cell>
          <table:table-cell table:style-name="ce99" office:value-type="float" office:value="1974" calcext:value-type="float">
            <text:p><text:s text:c="3"/>1,974</text:p>
          </table:table-cell>
          <table:table-cell table:style-name="ce99" office:value-type="float" office:value="57" calcext:value-type="float">
            <text:p><text:s text:c="3"/>57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89" calcext:value-type="float">
            <text:p><text:s text:c="3"/>89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60" calcext:value-type="float">
            <text:p><text:s text:c="3"/>60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2192" calcext:value-type="float">
            <text:p><text:s text:c="3"/>2,192</text:p>
          </table:table-cell>
          <table:table-cell table:style-name="ce100" office:value-type="float" office:value="1880" calcext:value-type="float">
            <text:p><text:s text:c="3"/>1,880</text:p>
          </table:table-cell>
          <table:table-cell table:style-name="ce100" office:value-type="float" office:value="154" calcext:value-type="float">
            <text:p><text:s text:c="3"/>154</text:p>
          </table:table-cell>
          <table:table-cell table:style-name="ce100" office:value-type="float" office:value="140" calcext:value-type="float">
            <text:p><text:s text:c="3"/>140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58" calcext:value-type="float">
            <text:p><text:s text:c="3"/>158</text:p>
          </table:table-cell>
          <table:table-cell table:style-name="ce100" office:value-type="float" office:value="147" calcext:value-type="float">
            <text:p><text:s text:c="3"/>147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2120" calcext:value-type="float">
            <text:p><text:s text:c="3"/>2,120</text:p>
          </table:table-cell>
          <table:table-cell table:style-name="ce100" office:value-type="float" office:value="1814" calcext:value-type="float">
            <text:p><text:s text:c="3"/>1,814</text:p>
          </table:table-cell>
          <table:table-cell table:style-name="ce100" office:value-type="float" office:value="154" calcext:value-type="float">
            <text:p><text:s text:c="3"/>154</text:p>
          </table:table-cell>
          <table:table-cell table:style-name="ce100" office:value-type="float" office:value="140" calcext:value-type="float">
            <text:p><text:s text:c="3"/>140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52" calcext:value-type="float">
            <text:p><text:s text:c="3"/>152</text:p>
          </table:table-cell>
          <table:table-cell table:style-name="ce100" office:value-type="float" office:value="142" calcext:value-type="float">
            <text:p><text:s text:c="3"/>142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260" calcext:value-type="float">
            <text:p><text:s text:c="3"/>260</text:p>
          </table:table-cell>
          <table:table-cell table:style-name="ce101" office:value-type="float" office:value="240" calcext:value-type="float">
            <text:p><text:s text:c="3"/>24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50" calcext:value-type="float">
            <text:p><text:s text:c="3"/>250</text:p>
          </table:table-cell>
          <table:table-cell table:style-name="ce101" office:value-type="float" office:value="230" calcext:value-type="float">
            <text:p><text:s text:c="3"/>230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127" calcext:value-type="float">
            <text:p><text:s text:c="3"/>127</text:p>
          </table:table-cell>
          <table:table-cell table:style-name="ce101" office:value-type="float" office:value="124" calcext:value-type="float">
            <text:p><text:s text:c="3"/>124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25" calcext:value-type="float">
            <text:p><text:s text:c="3"/>125</text:p>
          </table:table-cell>
          <table:table-cell table:style-name="ce101" office:value-type="float" office:value="122" calcext:value-type="float">
            <text:p><text:s text:c="3"/>12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3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133" calcext:value-type="float">
            <text:p><text:s text:c="3"/>133</text:p>
          </table:table-cell>
          <table:table-cell table:style-name="ce102" office:value-type="float" office:value="116" calcext:value-type="float">
            <text:p><text:s text:c="3"/>116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25" calcext:value-type="float">
            <text:p><text:s text:c="3"/>125</text:p>
          </table:table-cell>
          <table:table-cell table:style-name="ce102" office:value-type="float" office:value="108" calcext:value-type="float">
            <text:p><text:s text:c="3"/>10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68" calcext:value-type="float">
            <text:p><text:s text:c="3"/>368</text:p>
          </table:table-cell>
          <table:table-cell table:style-name="ce101" office:value-type="float" office:value="318" calcext:value-type="float">
            <text:p><text:s text:c="3"/>318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58" calcext:value-type="float">
            <text:p><text:s text:c="3"/>358</text:p>
          </table:table-cell>
          <table:table-cell table:style-name="ce101" office:value-type="float" office:value="309" calcext:value-type="float">
            <text:p><text:s text:c="3"/>309</text:p>
          </table:table-cell>
          <table:table-cell table:style-name="ce108" office:value-type="float" office:value="28" calcext:value-type="float">
            <text:p><text:s text:c="3"/>28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83" calcext:value-type="float">
            <text:p><text:s text:c="3"/>183</text:p>
          </table:table-cell>
          <table:table-cell table:style-name="ce101" office:value-type="float" office:value="171" calcext:value-type="float">
            <text:p><text:s text:c="3"/>17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79" calcext:value-type="float">
            <text:p><text:s text:c="3"/>179</text:p>
          </table:table-cell>
          <table:table-cell table:style-name="ce101" office:value-type="float" office:value="167" calcext:value-type="float">
            <text:p><text:s text:c="3"/>16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85" calcext:value-type="float">
            <text:p><text:s text:c="3"/>185</text:p>
          </table:table-cell>
          <table:table-cell table:style-name="ce102" office:value-type="float" office:value="147" calcext:value-type="float">
            <text:p><text:s text:c="3"/>147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79" calcext:value-type="float">
            <text:p><text:s text:c="3"/>179</text:p>
          </table:table-cell>
          <table:table-cell table:style-name="ce102" office:value-type="float" office:value="142" calcext:value-type="float">
            <text:p><text:s text:c="3"/>142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10" calcext:value-type="float">
            <text:p><text:s text:c="3"/>310</text:p>
          </table:table-cell>
          <table:table-cell table:style-name="ce101" office:value-type="float" office:value="266" calcext:value-type="float">
            <text:p><text:s text:c="3"/>266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06" calcext:value-type="float">
            <text:p><text:s text:c="3"/>306</text:p>
          </table:table-cell>
          <table:table-cell table:style-name="ce101" office:value-type="float" office:value="263" calcext:value-type="float">
            <text:p><text:s text:c="3"/>263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53" calcext:value-type="float">
            <text:p><text:s text:c="3"/>153</text:p>
          </table:table-cell>
          <table:table-cell table:style-name="ce101" office:value-type="float" office:value="138" calcext:value-type="float">
            <text:p><text:s text:c="3"/>13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53" calcext:value-type="float">
            <text:p><text:s text:c="3"/>153</text:p>
          </table:table-cell>
          <table:table-cell table:style-name="ce101" office:value-type="float" office:value="138" calcext:value-type="float">
            <text:p><text:s text:c="3"/>13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57" calcext:value-type="float">
            <text:p><text:s text:c="3"/>157</text:p>
          </table:table-cell>
          <table:table-cell table:style-name="ce102" office:value-type="float" office:value="128" calcext:value-type="float">
            <text:p><text:s text:c="3"/>128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53" calcext:value-type="float">
            <text:p><text:s text:c="3"/>153</text:p>
          </table:table-cell>
          <table:table-cell table:style-name="ce102" office:value-type="float" office:value="125" calcext:value-type="float">
            <text:p><text:s text:c="3"/>125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742" calcext:value-type="float">
            <text:p><text:s text:c="3"/>742</text:p>
          </table:table-cell>
          <table:table-cell table:style-name="ce101" office:value-type="float" office:value="656" calcext:value-type="float">
            <text:p><text:s text:c="3"/>656</text:p>
          </table:table-cell>
          <table:table-cell table:style-name="ce101" office:value-type="float" office:value="40" calcext:value-type="float">
            <text:p><text:s text:c="3"/>40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6" calcext:value-type="float">
            <text:p><text:s text:c="3"/>46</text:p>
          </table:table-cell>
          <table:table-cell table:style-name="ce101" office:value-type="float" office:value="35" calcext:value-type="float">
            <text:p><text:s text:c="3"/>35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726" calcext:value-type="float">
            <text:p><text:s text:c="3"/>726</text:p>
          </table:table-cell>
          <table:table-cell table:style-name="ce101" office:value-type="float" office:value="641" calcext:value-type="float">
            <text:p><text:s text:c="3"/>641</text:p>
          </table:table-cell>
          <table:table-cell table:style-name="ce108" office:value-type="float" office:value="40" calcext:value-type="float">
            <text:p><text:s text:c="3"/>40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8" office:value-type="float" office:value="45" calcext:value-type="float">
            <text:p><text:s text:c="3"/>45</text:p>
          </table:table-cell>
          <table:table-cell table:style-name="ce101" office:value-type="float" office:value="35" calcext:value-type="float">
            <text:p><text:s text:c="3"/>35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73" calcext:value-type="float">
            <text:p><text:s text:c="3"/>373</text:p>
          </table:table-cell>
          <table:table-cell table:style-name="ce101" office:value-type="float" office:value="344" calcext:value-type="float">
            <text:p><text:s text:c="3"/>344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number-columns-repeated="2" table:style-name="ce101" office:value-type="float" office:value="9" calcext:value-type="float">
            <text:p><text:s text:c="3"/>9</text:p>
          </table:table-cell>
          <table:table-cell table:style-name="ce101" office:value-type="float" office:value="363" calcext:value-type="float">
            <text:p><text:s text:c="3"/>363</text:p>
          </table:table-cell>
          <table:table-cell table:style-name="ce101" office:value-type="float" office:value="335" calcext:value-type="float">
            <text:p><text:s text:c="3"/>335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69" calcext:value-type="float">
            <text:p><text:s text:c="3"/>369</text:p>
          </table:table-cell>
          <table:table-cell table:style-name="ce102" office:value-type="float" office:value="312" calcext:value-type="float">
            <text:p><text:s text:c="3"/>312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63" calcext:value-type="float">
            <text:p><text:s text:c="3"/>363</text:p>
          </table:table-cell>
          <table:table-cell table:style-name="ce102" office:value-type="float" office:value="306" calcext:value-type="float">
            <text:p><text:s text:c="3"/>306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62" calcext:value-type="float">
            <text:p><text:s text:c="3"/>262</text:p>
          </table:table-cell>
          <table:table-cell table:style-name="ce101" office:value-type="float" office:value="230" calcext:value-type="float">
            <text:p><text:s text:c="3"/>230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58" calcext:value-type="float">
            <text:p><text:s text:c="3"/>258</text:p>
          </table:table-cell>
          <table:table-cell table:style-name="ce101" office:value-type="float" office:value="226" calcext:value-type="float">
            <text:p><text:s text:c="3"/>226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31" calcext:value-type="float">
            <text:p><text:s text:c="3"/>131</text:p>
          </table:table-cell>
          <table:table-cell table:style-name="ce101" office:value-type="float" office:value="121" calcext:value-type="float">
            <text:p><text:s text:c="3"/>121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29" calcext:value-type="float">
            <text:p><text:s text:c="3"/>129</text:p>
          </table:table-cell>
          <table:table-cell table:style-name="ce101" office:value-type="float" office:value="119" calcext:value-type="float">
            <text:p><text:s text:c="3"/>119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31" calcext:value-type="float">
            <text:p><text:s text:c="3"/>131</text:p>
          </table:table-cell>
          <table:table-cell table:style-name="ce102" office:value-type="float" office:value="109" calcext:value-type="float">
            <text:p><text:s text:c="3"/>109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9" calcext:value-type="float">
            <text:p><text:s text:c="3"/>129</text:p>
          </table:table-cell>
          <table:table-cell table:style-name="ce102" office:value-type="float" office:value="107" calcext:value-type="float">
            <text:p><text:s text:c="3"/>107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440" calcext:value-type="float">
            <text:p><text:s text:c="3"/>440</text:p>
          </table:table-cell>
          <table:table-cell table:style-name="ce103" office:value-type="float" office:value="393" calcext:value-type="float">
            <text:p><text:s text:c="3"/>393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428" calcext:value-type="float">
            <text:p><text:s text:c="3"/>428</text:p>
          </table:table-cell>
          <table:table-cell table:style-name="ce101" office:value-type="float" office:value="383" calcext:value-type="float">
            <text:p><text:s text:c="3"/>383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18" calcext:value-type="float">
            <text:p><text:s text:c="3"/>218</text:p>
          </table:table-cell>
          <table:table-cell table:style-name="ce101" office:value-type="float" office:value="208" calcext:value-type="float">
            <text:p><text:s text:c="3"/>208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14" calcext:value-type="float">
            <text:p><text:s text:c="3"/>214</text:p>
          </table:table-cell>
          <table:table-cell table:style-name="ce101" office:value-type="float" office:value="204" calcext:value-type="float">
            <text:p><text:s text:c="3"/>20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22" calcext:value-type="float">
            <text:p><text:s text:c="3"/>222</text:p>
          </table:table-cell>
          <table:table-cell table:style-name="ce102" office:value-type="float" office:value="185" calcext:value-type="float">
            <text:p><text:s text:c="3"/>185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14" calcext:value-type="float">
            <text:p><text:s text:c="3"/>214</text:p>
          </table:table-cell>
          <table:table-cell table:style-name="ce102" office:value-type="float" office:value="179" calcext:value-type="float">
            <text:p><text:s text:c="3"/>179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88" calcext:value-type="float">
            <text:p><text:s text:c="3"/>288</text:p>
          </table:table-cell>
          <table:table-cell table:style-name="ce101" office:value-type="float" office:value="261" calcext:value-type="float">
            <text:p><text:s text:c="3"/>26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82" calcext:value-type="float">
            <text:p><text:s text:c="3"/>282</text:p>
          </table:table-cell>
          <table:table-cell table:style-name="ce101" office:value-type="float" office:value="255" calcext:value-type="float">
            <text:p><text:s text:c="3"/>255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number-columns-repeated="3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43" calcext:value-type="float">
            <text:p><text:s text:c="3"/>143</text:p>
          </table:table-cell>
          <table:table-cell table:style-name="ce101" office:value-type="float" office:value="133" calcext:value-type="float">
            <text:p><text:s text:c="3"/>13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41" calcext:value-type="float">
            <text:p><text:s text:c="3"/>141</text:p>
          </table:table-cell>
          <table:table-cell table:style-name="ce101" office:value-type="float" office:value="131" calcext:value-type="float">
            <text:p><text:s text:c="3"/>13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45" calcext:value-type="float">
            <text:p><text:s text:c="3"/>145</text:p>
          </table:table-cell>
          <table:table-cell table:style-name="ce102" office:value-type="float" office:value="128" calcext:value-type="float">
            <text:p><text:s text:c="3"/>12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41" calcext:value-type="float">
            <text:p><text:s text:c="3"/>141</text:p>
          </table:table-cell>
          <table:table-cell table:style-name="ce102" office:value-type="float" office:value="124" calcext:value-type="float">
            <text:p><text:s text:c="3"/>124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14" calcext:value-type="float">
            <text:p><text:s text:c="3"/>514</text:p>
          </table:table-cell>
          <table:table-cell table:style-name="ce101" office:value-type="float" office:value="462" calcext:value-type="float">
            <text:p><text:s text:c="3"/>462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10" calcext:value-type="float">
            <text:p><text:s text:c="3"/>510</text:p>
          </table:table-cell>
          <table:table-cell table:style-name="ce101" office:value-type="float" office:value="458" calcext:value-type="float">
            <text:p><text:s text:c="3"/>458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29" calcext:value-type="float">
            <text:p><text:s text:c="3"/>29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55" calcext:value-type="float">
            <text:p><text:s text:c="3"/>255</text:p>
          </table:table-cell>
          <table:table-cell table:style-name="ce101" office:value-type="float" office:value="241" calcext:value-type="float">
            <text:p><text:s text:c="3"/>24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55" calcext:value-type="float">
            <text:p><text:s text:c="3"/>255</text:p>
          </table:table-cell>
          <table:table-cell table:style-name="ce101" office:value-type="float" office:value="241" calcext:value-type="float">
            <text:p><text:s text:c="3"/>24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59" calcext:value-type="float">
            <text:p><text:s text:c="3"/>259</text:p>
          </table:table-cell>
          <table:table-cell table:style-name="ce102" office:value-type="float" office:value="221" calcext:value-type="float">
            <text:p><text:s text:c="3"/>221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55" calcext:value-type="float">
            <text:p><text:s text:c="3"/>255</text:p>
          </table:table-cell>
          <table:table-cell table:style-name="ce102" office:value-type="float" office:value="217" calcext:value-type="float">
            <text:p><text:s text:c="3"/>217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22" calcext:value-type="float">
            <text:p><text:s text:c="3"/>122</text:p>
          </table:table-cell>
          <table:table-cell table:style-name="ce101" office:value-type="float" office:value="108" calcext:value-type="float">
            <text:p><text:s text:c="3"/>108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style-name="ce101" office:value-type="float" office:value="102" calcext:value-type="float">
            <text:p><text:s text:c="3"/>102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58" calcext:value-type="float">
            <text:p><text:s text:c="3"/>58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8" calcext:value-type="float">
            <text:p><text:s text:c="3"/>58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64" calcext:value-type="float">
            <text:p><text:s text:c="3"/>64</text:p>
          </table:table-cell>
          <table:table-cell table:style-name="ce102" office:value-type="float" office:value="56" calcext:value-type="float">
            <text:p><text:s text:c="3"/>56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58" calcext:value-type="float">
            <text:p><text:s text:c="3"/>58</text:p>
          </table:table-cell>
          <table:table-cell table:style-name="ce102" office:value-type="float" office:value="50" calcext:value-type="float">
            <text:p><text:s text:c="3"/>50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50" calcext:value-type="float">
            <text:p><text:s text:c="3"/>250</text:p>
          </table:table-cell>
          <table:table-cell table:style-name="ce101" office:value-type="float" office:value="233" calcext:value-type="float">
            <text:p><text:s text:c="3"/>23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242" calcext:value-type="float">
            <text:p><text:s text:c="3"/>242</text:p>
          </table:table-cell>
          <table:table-cell table:style-name="ce101" office:value-type="float" office:value="225" calcext:value-type="float">
            <text:p><text:s text:c="3"/>225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23" calcext:value-type="float">
            <text:p><text:s text:c="3"/>123</text:p>
          </table:table-cell>
          <table:table-cell table:style-name="ce101" office:value-type="float" office:value="114" calcext:value-type="float">
            <text:p><text:s text:c="3"/>11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21" calcext:value-type="float">
            <text:p><text:s text:c="3"/>121</text:p>
          </table:table-cell>
          <table:table-cell table:style-name="ce101" office:value-type="float" office:value="112" calcext:value-type="float">
            <text:p><text:s text:c="3"/>11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27" calcext:value-type="float">
            <text:p><text:s text:c="3"/>127</text:p>
          </table:table-cell>
          <table:table-cell table:style-name="ce102" office:value-type="float" office:value="119" calcext:value-type="float">
            <text:p><text:s text:c="3"/>119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21" calcext:value-type="float">
            <text:p><text:s text:c="3"/>121</text:p>
          </table:table-cell>
          <table:table-cell table:style-name="ce102" office:value-type="float" office:value="113" calcext:value-type="float">
            <text:p><text:s text:c="3"/>113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8" calcext:value-type="float">
            <text:p><text:s text:c="3"/>48</text:p>
          </table:table-cell>
          <table:table-cell table:style-name="ce101" office:value-type="float" office:value="43" calcext:value-type="float">
            <text:p><text:s text:c="3"/>4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8" calcext:value-type="float">
            <text:p><text:s text:c="3"/>48</text:p>
          </table:table-cell>
          <table:table-cell table:style-name="ce101" office:value-type="float" office:value="43" calcext:value-type="float">
            <text:p><text:s text:c="3"/>43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4" table:style-name="ce102" office:value-type="float" office:value="0" calcext:value-type="float">
            <text:p>—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11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46" calcext:value-type="float">
            <text:p><text:s text:c="3"/>246</text:p>
          </table:table-cell>
          <table:table-cell table:style-name="ce101" office:value-type="float" office:value="218" calcext:value-type="float">
            <text:p><text:s text:c="3"/>218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38" calcext:value-type="float">
            <text:p><text:s text:c="3"/>238</text:p>
          </table:table-cell>
          <table:table-cell table:style-name="ce101" office:value-type="float" office:value="210" calcext:value-type="float">
            <text:p><text:s text:c="3"/>210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25" calcext:value-type="float">
            <text:p><text:s text:c="3"/>125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19" calcext:value-type="float">
            <text:p><text:s text:c="3"/>119</text:p>
          </table:table-cell>
          <table:table-cell table:style-name="ce101" office:value-type="float" office:value="110" calcext:value-type="float">
            <text:p><text:s text:c="3"/>1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21" calcext:value-type="float">
            <text:p><text:s text:c="3"/>121</text:p>
          </table:table-cell>
          <table:table-cell table:style-name="ce102" office:value-type="float" office:value="102" calcext:value-type="float">
            <text:p><text:s text:c="3"/>102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9" calcext:value-type="float">
            <text:p><text:s text:c="3"/>119</text:p>
          </table:table-cell>
          <table:table-cell table:style-name="ce102" office:value-type="float" office:value="100" calcext:value-type="float">
            <text:p><text:s text:c="3"/>100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34" calcext:value-type="float">
            <text:p><text:s text:c="3"/>334</text:p>
          </table:table-cell>
          <table:table-cell table:style-name="ce101" office:value-type="float" office:value="311" calcext:value-type="float">
            <text:p><text:s text:c="3"/>311</text:p>
          </table:table-cell>
          <table:table-cell table:number-columns-repeated="2" table:style-name="ce101" office:value-type="float" office:value="15" calcext:value-type="float">
            <text:p><text:s text:c="3"/>1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316" calcext:value-type="float">
            <text:p><text:s text:c="3"/>316</text:p>
          </table:table-cell>
          <table:table-cell table:style-name="ce101" office:value-type="float" office:value="295" calcext:value-type="float">
            <text:p><text:s text:c="3"/>295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60" calcext:value-type="float">
            <text:p><text:s text:c="3"/>160</text:p>
          </table:table-cell>
          <table:table-cell table:style-name="ce101" office:value-type="float" office:value="152" calcext:value-type="float">
            <text:p><text:s text:c="3"/>152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58" calcext:value-type="float">
            <text:p><text:s text:c="3"/>158</text:p>
          </table:table-cell>
          <table:table-cell table:style-name="ce101" office:value-type="float" office:value="150" calcext:value-type="float">
            <text:p><text:s text:c="3"/>150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74" calcext:value-type="float">
            <text:p><text:s text:c="3"/>174</text:p>
          </table:table-cell>
          <table:table-cell table:style-name="ce102" office:value-type="float" office:value="159" calcext:value-type="float">
            <text:p><text:s text:c="3"/>159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58" calcext:value-type="float">
            <text:p><text:s text:c="3"/>158</text:p>
          </table:table-cell>
          <table:table-cell table:style-name="ce102" office:value-type="float" office:value="145" calcext:value-type="float">
            <text:p><text:s text:c="3"/>145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62" calcext:value-type="float">
            <text:p><text:s text:c="3"/>162</text:p>
          </table:table-cell>
          <table:table-cell table:style-name="ce101" office:value-type="float" office:value="148" calcext:value-type="float">
            <text:p><text:s text:c="3"/>14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62" calcext:value-type="float">
            <text:p><text:s text:c="3"/>162</text:p>
          </table:table-cell>
          <table:table-cell table:style-name="ce101" office:value-type="float" office:value="148" calcext:value-type="float">
            <text:p><text:s text:c="3"/>148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81" calcext:value-type="float">
            <text:p><text:s text:c="3"/>81</text:p>
          </table:table-cell>
          <table:table-cell table:style-name="ce101" office:value-type="float" office:value="73" calcext:value-type="float">
            <text:p><text:s text:c="3"/>73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81" calcext:value-type="float">
            <text:p><text:s text:c="3"/>81</text:p>
          </table:table-cell>
          <table:table-cell table:style-name="ce101" office:value-type="float" office:value="73" calcext:value-type="float">
            <text:p><text:s text:c="3"/>73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81" calcext:value-type="float">
            <text:p><text:s text:c="3"/>81</text:p>
          </table:table-cell>
          <table:table-cell table:style-name="ce102" office:value-type="float" office:value="75" calcext:value-type="float">
            <text:p><text:s text:c="3"/>7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81" calcext:value-type="float">
            <text:p><text:s text:c="3"/>81</text:p>
          </table:table-cell>
          <table:table-cell table:style-name="ce102" office:value-type="float" office:value="75" calcext:value-type="float">
            <text:p><text:s text:c="3"/>7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44" calcext:value-type="float">
            <text:p><text:s text:c="3"/>144</text:p>
          </table:table-cell>
          <table:table-cell table:style-name="ce98" office:value-type="float" office:value="113" calcext:value-type="float">
            <text:p><text:s text:c="3"/>113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140" calcext:value-type="float">
            <text:p><text:s text:c="3"/>140</text:p>
          </table:table-cell>
          <table:table-cell table:style-name="ce98" office:value-type="float" office:value="109" calcext:value-type="float">
            <text:p><text:s text:c="3"/>109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4" calcext:value-type="float">
            <text:p><text:s text:c="3"/>4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72" calcext:value-type="float">
            <text:p><text:s text:c="3"/>72</text:p>
          </table:table-cell>
          <table:table-cell table:style-name="ce99" office:value-type="float" office:value="62" calcext:value-type="float">
            <text:p><text:s text:c="3"/>62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70" calcext:value-type="float">
            <text:p><text:s text:c="3"/>70</text:p>
          </table:table-cell>
          <table:table-cell table:style-name="ce99" office:value-type="float" office:value="60" calcext:value-type="float">
            <text:p><text:s text:c="3"/>60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number-columns-repeated="2" table:style-name="ce100" office:value-type="float" office:value="19" calcext:value-type="float">
            <text:p><text:s text:c="3"/>19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number-columns-repeated="2" table:style-name="ce100" office:value-type="float" office:value="19" calcext:value-type="float">
            <text:p><text:s text:c="3"/>19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20" calcext:value-type="float">
            <text:p><text:s text:c="3"/>120</text:p>
          </table:table-cell>
          <table:table-cell table:style-name="ce101" office:value-type="float" office:value="94" calcext:value-type="float">
            <text:p><text:s text:c="3"/>94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118" calcext:value-type="float">
            <text:p><text:s text:c="3"/>118</text:p>
          </table:table-cell>
          <table:table-cell table:style-name="ce101" office:value-type="float" office:value="92" calcext:value-type="float">
            <text:p><text:s text:c="3"/>92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59" calcext:value-type="float">
            <text:p><text:s text:c="3"/>59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9" calcext:value-type="float">
            <text:p><text:s text:c="3"/>59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61" calcext:value-type="float">
            <text:p><text:s text:c="3"/>61</text:p>
          </table:table-cell>
          <table:table-cell table:style-name="ce102" office:value-type="float" office:value="43" calcext:value-type="float">
            <text:p><text:s text:c="3"/>43</text:p>
          </table:table-cell>
          <table:table-cell table:number-columns-repeated="2" table:style-name="ce102" office:value-type="float" office:value="17" calcext:value-type="float">
            <text:p><text:s text:c="3"/>1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9" calcext:value-type="float">
            <text:p><text:s text:c="3"/>59</text:p>
          </table:table-cell>
          <table:table-cell table:style-name="ce102" office:value-type="float" office:value="41" calcext:value-type="float">
            <text:p><text:s text:c="3"/>41</text:p>
          </table:table-cell>
          <table:table-cell table:number-columns-repeated="2" table:style-name="ce102" office:value-type="float" office:value="17" calcext:value-type="float">
            <text:p><text:s text:c="3"/>1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08結-年月別'.$A$1" table:cell-range-address="$'08結-縣市別'.$A$1:.$AMJ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5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96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96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96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96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96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96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227841" calcext:value-type="float">
            <text:p><text:s text:c="3"/>227,84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070" calcext:value-type="float">
            <text:p><text:s text:c="3"/>1,070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1634" calcext:value-type="float">
            <text:p><text:s text:c="3"/>1,63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1604" calcext:value-type="float">
            <text:p><text:s text:c="3"/>1,604</text:p>
          </table:table-cell>
          <table:table-cell table:style-name="ce35" office:value-type="float" office:value="11581" calcext:value-type="float">
            <text:p><text:s text:c="3"/>11,581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1576" calcext:value-type="float">
            <text:p><text:s text:c="3"/>1,576</text:p>
          </table:table-cell>
          <table:table-cell table:style-name="ce35" office:value-type="float" office:value="7221" calcext:value-type="float">
            <text:p><text:s text:c="3"/>7,221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4360" calcext:value-type="float">
            <text:p><text:s text:c="3"/>4,360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222004" calcext:value-type="float">
            <text:p><text:s text:c="3"/>222,00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067" calcext:value-type="float">
            <text:p><text:s text:c="3"/>1,067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453" calcext:value-type="float">
            <text:p><text:s text:c="3"/>1,453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1596" calcext:value-type="float">
            <text:p><text:s text:c="3"/>1,596</text:p>
          </table:table-cell>
          <table:table-cell table:style-name="ce35" office:value-type="float" office:value="11236" calcext:value-type="float">
            <text:p><text:s text:c="3"/>11,236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1570" calcext:value-type="float">
            <text:p><text:s text:c="3"/>1,570</text:p>
          </table:table-cell>
          <table:table-cell table:style-name="ce35" office:value-type="float" office:value="7063" calcext:value-type="float">
            <text:p><text:s text:c="3"/>7,06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4173" calcext:value-type="float">
            <text:p><text:s text:c="3"/>4,173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5837" calcext:value-type="float">
            <text:p><text:s text:c="3"/>5,8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45" calcext:value-type="float">
            <text:p><text:s text:c="3"/>345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189" calcext:value-type="float">
            <text:p><text:s text:c="3"/>18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187" calcext:value-type="float">
            <text:p><text:s text:c="3"/>18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116705" calcext:value-type="float">
            <text:p><text:s text:c="3"/>116,70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61" calcext:value-type="float">
            <text:p><text:s text:c="3"/>761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4953" calcext:value-type="float">
            <text:p><text:s text:c="3"/>4,953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474" calcext:value-type="float">
            <text:p><text:s text:c="3"/>1,474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3479" calcext:value-type="float">
            <text:p><text:s text:c="3"/>3,479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114900" calcext:value-type="float">
            <text:p><text:s text:c="3"/>114,90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685" calcext:value-type="float">
            <text:p><text:s text:c="3"/>685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4747" calcext:value-type="float">
            <text:p><text:s text:c="3"/>4,747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410" calcext:value-type="float">
            <text:p><text:s text:c="3"/>1,410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3337" calcext:value-type="float">
            <text:p><text:s text:c="3"/>3,337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1805" calcext:value-type="float">
            <text:p><text:s text:c="3"/>1,805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142" calcext:value-type="float">
            <text:p><text:s text:c="3"/>142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111136" calcext:value-type="float">
            <text:p><text:s text:c="3"/>111,13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93" calcext:value-type="float">
            <text:p><text:s text:c="3"/>993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73" calcext:value-type="float">
            <text:p><text:s text:c="3"/>873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1536" calcext:value-type="float">
            <text:p><text:s text:c="3"/>1,536</text:p>
          </table:table-cell>
          <table:table-cell table:style-name="ce36" office:value-type="float" office:value="6628" calcext:value-type="float">
            <text:p><text:s text:c="3"/>6,628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1532" calcext:value-type="float">
            <text:p><text:s text:c="3"/>1,532</text:p>
          </table:table-cell>
          <table:table-cell table:style-name="ce36" office:value-type="float" office:value="5747" calcext:value-type="float">
            <text:p><text:s text:c="3"/>5,747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1" calcext:value-type="float">
            <text:p><text:s text:c="3"/>881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107104" calcext:value-type="float">
            <text:p><text:s text:c="3"/>107,104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1531" calcext:value-type="float">
            <text:p><text:s text:c="3"/>1,531</text:p>
          </table:table-cell>
          <table:table-cell table:style-name="ce36" office:value-type="float" office:value="6489" calcext:value-type="float">
            <text:p><text:s text:c="3"/>6,489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1527" calcext:value-type="float">
            <text:p><text:s text:c="3"/>1,527</text:p>
          </table:table-cell>
          <table:table-cell table:style-name="ce36" office:value-type="float" office:value="5653" calcext:value-type="float">
            <text:p><text:s text:c="3"/>5,653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6" calcext:value-type="float">
            <text:p><text:s text:c="3"/>836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number-columns-repeated="2" table:style-name="ce36" office:value-type="float" office:value="4032" calcext:value-type="float">
            <text:p><text:s text:c="3"/>4,03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710" calcext:value-type="float">
            <text:p><text:s text:c="3"/>21,710</text:p>
          </table:table-cell>
          <table:table-cell table:style-name="ce37" office:value-type="float" office:value="20050" calcext:value-type="float">
            <text:p><text:s text:c="3"/>20,050</text:p>
          </table:table-cell>
          <table:table-cell table:style-name="ce37" office:value-type="float" office:value="20045" calcext:value-type="float">
            <text:p><text:s text:c="3"/>20,04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939" calcext:value-type="float">
            <text:p><text:s text:c="3"/>939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534" calcext:value-type="float">
            <text:p><text:s text:c="3"/>534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5" calcext:value-type="float">
            <text:p><text:s text:c="3"/>405</text:p>
          </table:table-cell>
          <table:table-cell table:style-name="ce37" office:value-type="float" office:value="21164" calcext:value-type="float">
            <text:p><text:s text:c="3"/>21,164</text:p>
          </table:table-cell>
          <table:table-cell table:style-name="ce37" office:value-type="float" office:value="19552" calcext:value-type="float">
            <text:p><text:s text:c="3"/>19,552</text:p>
          </table:table-cell>
          <table:table-cell table:style-name="ce37" office:value-type="float" office:value="19548" calcext:value-type="float">
            <text:p><text:s text:c="3"/>19,54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069" calcext:value-type="float">
            <text:p><text:s text:c="3"/>1,069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914" calcext:value-type="float">
            <text:p><text:s text:c="3"/>914</text:p>
          </table:table-cell>
          <table:table-cell table:style-name="ce37" office:value-type="float" office:value="674" calcext:value-type="float">
            <text:p><text:s text:c="3"/>674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546" calcext:value-type="float">
            <text:p><text:s text:c="3"/>546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497" calcext:value-type="float">
            <text:p><text:s text:c="3"/>4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742" calcext:value-type="float">
            <text:p><text:s text:c="3"/>10,742</text:p>
          </table:table-cell>
          <table:table-cell table:style-name="ce38" office:value-type="float" office:value="10128" calcext:value-type="float">
            <text:p><text:s text:c="3"/>10,128</text:p>
          </table:table-cell>
          <table:table-cell table:style-name="ce38" office:value-type="float" office:value="10123" calcext:value-type="float">
            <text:p><text:s text:c="3"/>10,12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473" calcext:value-type="float">
            <text:p><text:s text:c="3"/>47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992" calcext:value-type="float">
            <text:p><text:s text:c="3"/>9,992</text:p>
          </table:table-cell>
          <table:table-cell table:style-name="ce38" office:value-type="float" office:value="9988" calcext:value-type="float">
            <text:p><text:s text:c="3"/>9,98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458" calcext:value-type="float">
            <text:p><text:s text:c="3"/>45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52" calcext:value-type="float">
            <text:p><text:s text:c="3"/>452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7" calcext:value-type="float">
            <text:p><text:s text:c="3"/>327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968" calcext:value-type="float">
            <text:p><text:s text:c="3"/>10,968</text:p>
          </table:table-cell>
          <table:table-cell table:number-columns-repeated="2" table:style-name="ce38" office:value-type="float" office:value="9922" calcext:value-type="float">
            <text:p><text:s text:c="3"/>9,92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03" calcext:value-type="float">
            <text:p><text:s text:c="3"/>40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number-columns-repeated="2" table:style-name="ce38" office:value-type="float" office:value="9560" calcext:value-type="float">
            <text:p><text:s text:c="3"/>9,56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62" calcext:value-type="float">
            <text:p><text:s text:c="3"/>462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number-columns-repeated="2" table:style-name="ce38" office:value-type="float" office:value="362" calcext:value-type="float">
            <text:p><text:s text:c="3"/>36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746" calcext:value-type="float">
            <text:p><text:s text:c="3"/>23,746</text:p>
          </table:table-cell>
          <table:table-cell table:style-name="ce37" office:value-type="float" office:value="21705" calcext:value-type="float">
            <text:p><text:s text:c="3"/>21,705</text:p>
          </table:table-cell>
          <table:table-cell table:style-name="ce37" office:value-type="float" office:value="21696" calcext:value-type="float">
            <text:p><text:s text:c="3"/>21,696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34" calcext:value-type="float">
            <text:p><text:s text:c="3"/>234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11" calcext:value-type="float">
            <text:p><text:s text:c="3"/>211</text:p>
          </table:table-cell>
          <table:table-cell table:style-name="ce37" office:value-type="float" office:value="1283" calcext:value-type="float">
            <text:p><text:s text:c="3"/>1,283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124" calcext:value-type="float">
            <text:p><text:s text:c="3"/>1,124</text:p>
          </table:table-cell>
          <table:table-cell table:style-name="ce37" office:value-type="float" office:value="854" calcext:value-type="float">
            <text:p><text:s text:c="3"/>854</text:p>
          </table:table-cell>
          <table:table-cell table:style-name="ce37" office:value-type="float" office:value="157" calcext:value-type="float">
            <text:p><text:s text:c="3"/>157</text:p>
          </table:table-cell>
          <table:table-cell table:style-name="ce37" office:value-type="float" office:value="697" calcext:value-type="float">
            <text:p><text:s text:c="3"/>697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27" calcext:value-type="float">
            <text:p><text:s text:c="3"/>427</text:p>
          </table:table-cell>
          <table:table-cell table:style-name="ce37" office:value-type="float" office:value="23162" calcext:value-type="float">
            <text:p><text:s text:c="3"/>23,162</text:p>
          </table:table-cell>
          <table:table-cell table:style-name="ce37" office:value-type="float" office:value="21190" calcext:value-type="float">
            <text:p><text:s text:c="3"/>21,190</text:p>
          </table:table-cell>
          <table:table-cell table:style-name="ce37" office:value-type="float" office:value="21181" calcext:value-type="float">
            <text:p><text:s text:c="3"/>21,18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84" calcext:value-type="float">
            <text:p><text:s text:c="3"/>184</text:p>
          </table:table-cell>
          <table:table-cell table:style-name="ce37" office:value-type="float" office:value="1246" calcext:value-type="float">
            <text:p><text:s text:c="3"/>1,246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087" calcext:value-type="float">
            <text:p><text:s text:c="3"/>1,087</text:p>
          </table:table-cell>
          <table:table-cell table:style-name="ce37" office:value-type="float" office:value="837" calcext:value-type="float">
            <text:p><text:s text:c="3"/>837</text:p>
          </table:table-cell>
          <table:table-cell table:style-name="ce37" office:value-type="float" office:value="157" calcext:value-type="float">
            <text:p><text:s text:c="3"/>157</text:p>
          </table:table-cell>
          <table:table-cell table:style-name="ce37" office:value-type="float" office:value="680" calcext:value-type="float">
            <text:p><text:s text:c="3"/>680</text:p>
          </table:table-cell>
          <table:table-cell table:style-name="ce37" office:value-type="float" office:value="409" calcext:value-type="float">
            <text:p><text:s text:c="3"/>40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584" calcext:value-type="float">
            <text:p><text:s text:c="3"/>584</text:p>
          </table:table-cell>
          <table:table-cell table:number-columns-repeated="2" table:style-name="ce37" office:value-type="float" office:value="515" calcext:value-type="float">
            <text:p><text:s text:c="3"/>51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765" calcext:value-type="float">
            <text:p><text:s text:c="3"/>11,765</text:p>
          </table:table-cell>
          <table:table-cell table:style-name="ce38" office:value-type="float" office:value="11055" calcext:value-type="float">
            <text:p><text:s text:c="3"/>11,055</text:p>
          </table:table-cell>
          <table:table-cell table:style-name="ce38" office:value-type="float" office:value="11048" calcext:value-type="float">
            <text:p><text:s text:c="3"/>11,04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8" calcext:value-type="float">
            <text:p><text:s text:c="3"/>98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51" calcext:value-type="float">
            <text:p><text:s text:c="3"/>351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906" calcext:value-type="float">
            <text:p><text:s text:c="3"/>10,906</text:p>
          </table:table-cell>
          <table:table-cell table:style-name="ce38" office:value-type="float" office:value="10899" calcext:value-type="float">
            <text:p><text:s text:c="3"/>10,89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number-columns-repeated="2" table:style-name="ce38" office:value-type="float" office:value="149" calcext:value-type="float">
            <text:p><text:s text:c="3"/>14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981" calcext:value-type="float">
            <text:p><text:s text:c="3"/>11,981</text:p>
          </table:table-cell>
          <table:table-cell table:style-name="ce38" office:value-type="float" office:value="10650" calcext:value-type="float">
            <text:p><text:s text:c="3"/>10,650</text:p>
          </table:table-cell>
          <table:table-cell table:style-name="ce38" office:value-type="float" office:value="10648" calcext:value-type="float">
            <text:p><text:s text:c="3"/>10,64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34" calcext:value-type="float">
            <text:p><text:s text:c="3"/>634</text:p>
          </table:table-cell>
          <table:table-cell table:style-name="ce38" office:value-type="float" office:value="710" calcext:value-type="float">
            <text:p><text:s text:c="3"/>710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558" calcext:value-type="float">
            <text:p><text:s text:c="3"/>558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284" calcext:value-type="float">
            <text:p><text:s text:c="3"/>10,284</text:p>
          </table:table-cell>
          <table:table-cell table:style-name="ce38" office:value-type="float" office:value="10282" calcext:value-type="float">
            <text:p><text:s text:c="3"/>10,28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767" calcext:value-type="float">
            <text:p><text:s text:c="3"/>76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697" calcext:value-type="float">
            <text:p><text:s text:c="3"/>69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number-columns-repeated="2" table:style-name="ce38" office:value-type="float" office:value="366" calcext:value-type="float">
            <text:p><text:s text:c="3"/>36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200" calcext:value-type="float">
            <text:p><text:s text:c="3"/>13,200</text:p>
          </table:table-cell>
          <table:table-cell table:style-name="ce37" office:value-type="float" office:value="11504" calcext:value-type="float">
            <text:p><text:s text:c="3"/>11,504</text:p>
          </table:table-cell>
          <table:table-cell table:style-name="ce37" office:value-type="float" office:value="11503" calcext:value-type="float">
            <text:p><text:s text:c="3"/>11,50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989" calcext:value-type="float">
            <text:p><text:s text:c="3"/>989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877" calcext:value-type="float">
            <text:p><text:s text:c="3"/>877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537" calcext:value-type="float">
            <text:p><text:s text:c="3"/>537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0" calcext:value-type="float">
            <text:p><text:s text:c="3"/>340</text:p>
          </table:table-cell>
          <table:table-cell table:style-name="ce37" office:value-type="float" office:value="12800" calcext:value-type="float">
            <text:p><text:s text:c="3"/>12,800</text:p>
          </table:table-cell>
          <table:table-cell table:style-name="ce37" office:value-type="float" office:value="11155" calcext:value-type="float">
            <text:p><text:s text:c="3"/>11,155</text:p>
          </table:table-cell>
          <table:table-cell table:style-name="ce37" office:value-type="float" office:value="11154" calcext:value-type="float">
            <text:p><text:s text:c="3"/>11,15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963" calcext:value-type="float">
            <text:p><text:s text:c="3"/>963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852" calcext:value-type="float">
            <text:p><text:s text:c="3"/>852</text:p>
          </table:table-cell>
          <table:table-cell table:style-name="ce37" office:value-type="float" office:value="639" calcext:value-type="float">
            <text:p><text:s text:c="3"/>639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30" calcext:value-type="float">
            <text:p><text:s text:c="3"/>530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number-columns-repeated="2" table:style-name="ce37" office:value-type="float" office:value="349" calcext:value-type="float">
            <text:p><text:s text:c="3"/>34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568" calcext:value-type="float">
            <text:p><text:s text:c="3"/>6,568</text:p>
          </table:table-cell>
          <table:table-cell table:number-columns-repeated="2" table:style-name="ce38" office:value-type="float" office:value="5986" calcext:value-type="float">
            <text:p><text:s text:c="3"/>5,9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6" calcext:value-type="float">
            <text:p><text:s text:c="3"/>266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number-columns-repeated="2" table:style-name="ce38" office:value-type="float" office:value="5850" calcext:value-type="float">
            <text:p><text:s text:c="3"/>5,85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3" calcext:value-type="float">
            <text:p><text:s text:c="3"/>253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number-columns-repeated="2" table:style-name="ce38" office:value-type="float" office:value="136" calcext:value-type="float">
            <text:p><text:s text:c="3"/>13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632" calcext:value-type="float">
            <text:p><text:s text:c="3"/>6,632</text:p>
          </table:table-cell>
          <table:table-cell table:style-name="ce38" office:value-type="float" office:value="5518" calcext:value-type="float">
            <text:p><text:s text:c="3"/>5,518</text:p>
          </table:table-cell>
          <table:table-cell table:style-name="ce38" office:value-type="float" office:value="5517" calcext:value-type="float">
            <text:p><text:s text:c="3"/>5,51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06" calcext:value-type="float">
            <text:p><text:s text:c="3"/>506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305" calcext:value-type="float">
            <text:p><text:s text:c="3"/>5,305</text:p>
          </table:table-cell>
          <table:table-cell table:style-name="ce38" office:value-type="float" office:value="5304" calcext:value-type="float">
            <text:p><text:s text:c="3"/>5,30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98" calcext:value-type="float">
            <text:p><text:s text:c="3"/>498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29" calcext:value-type="float">
            <text:p><text:s text:c="3"/>429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number-columns-repeated="2" table:style-name="ce38" office:value-type="float" office:value="213" calcext:value-type="float">
            <text:p><text:s text:c="3"/>21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56" calcext:value-type="float">
            <text:p><text:s text:c="3"/>27,856</text:p>
          </table:table-cell>
          <table:table-cell table:style-name="ce37" office:value-type="float" office:value="25757" calcext:value-type="float">
            <text:p><text:s text:c="3"/>25,757</text:p>
          </table:table-cell>
          <table:table-cell table:style-name="ce37" office:value-type="float" office:value="25752" calcext:value-type="float">
            <text:p><text:s text:c="3"/>25,75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2" calcext:value-type="float">
            <text:p><text:s text:c="3"/>722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603" calcext:value-type="float">
            <text:p><text:s text:c="3"/>603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214" calcext:value-type="float">
            <text:p><text:s text:c="3"/>1,214</text:p>
          </table:table-cell>
          <table:table-cell table:style-name="ce37" office:value-type="float" office:value="171" calcext:value-type="float">
            <text:p><text:s text:c="3"/>171</text:p>
          </table:table-cell>
          <table:table-cell table:style-name="ce37" office:value-type="float" office:value="1043" calcext:value-type="float">
            <text:p><text:s text:c="3"/>1,043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169" calcext:value-type="float">
            <text:p><text:s text:c="3"/>169</text:p>
          </table:table-cell>
          <table:table-cell table:style-name="ce37" office:value-type="float" office:value="659" calcext:value-type="float">
            <text:p><text:s text:c="3"/>659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84" calcext:value-type="float">
            <text:p><text:s text:c="3"/>384</text:p>
          </table:table-cell>
          <table:table-cell table:style-name="ce37" office:value-type="float" office:value="27178" calcext:value-type="float">
            <text:p><text:s text:c="3"/>27,178</text:p>
          </table:table-cell>
          <table:table-cell table:style-name="ce37" office:value-type="float" office:value="25134" calcext:value-type="float">
            <text:p><text:s text:c="3"/>25,134</text:p>
          </table:table-cell>
          <table:table-cell table:style-name="ce37" office:value-type="float" office:value="25129" calcext:value-type="float">
            <text:p><text:s text:c="3"/>25,12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03" calcext:value-type="float">
            <text:p><text:s text:c="3"/>603</text:p>
          </table:table-cell>
          <table:table-cell table:style-name="ce37" office:value-type="float" office:value="138" calcext:value-type="float">
            <text:p><text:s text:c="3"/>138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33" calcext:value-type="float">
            <text:p><text:s text:c="3"/>133</text:p>
          </table:table-cell>
          <table:table-cell table:style-name="ce37" office:value-type="float" office:value="1185" calcext:value-type="float">
            <text:p><text:s text:c="3"/>1,185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1015" calcext:value-type="float">
            <text:p><text:s text:c="3"/>1,015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643" calcext:value-type="float">
            <text:p><text:s text:c="3"/>643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number-columns-repeated="2" table:style-name="ce37" office:value-type="float" office:value="623" calcext:value-type="float">
            <text:p><text:s text:c="3"/>62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799" calcext:value-type="float">
            <text:p><text:s text:c="3"/>13,799</text:p>
          </table:table-cell>
          <table:table-cell table:style-name="ce38" office:value-type="float" office:value="13119" calcext:value-type="float">
            <text:p><text:s text:c="3"/>13,119</text:p>
          </table:table-cell>
          <table:table-cell table:style-name="ce38" office:value-type="float" office:value="13115" calcext:value-type="float">
            <text:p><text:s text:c="3"/>13,11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63" calcext:value-type="float">
            <text:p><text:s text:c="3"/>46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57" calcext:value-type="float">
            <text:p><text:s text:c="3"/>457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07" calcext:value-type="float">
            <text:p><text:s text:c="3"/>30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938" calcext:value-type="float">
            <text:p><text:s text:c="3"/>12,938</text:p>
          </table:table-cell>
          <table:table-cell table:style-name="ce38" office:value-type="float" office:value="12934" calcext:value-type="float">
            <text:p><text:s text:c="3"/>12,9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41" calcext:value-type="float">
            <text:p><text:s text:c="3"/>441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number-columns-repeated="2" table:style-name="ce38" office:value-type="float" office:value="181" calcext:value-type="float">
            <text:p><text:s text:c="3"/>18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57" calcext:value-type="float">
            <text:p><text:s text:c="3"/>14,057</text:p>
          </table:table-cell>
          <table:table-cell table:style-name="ce38" office:value-type="float" office:value="12638" calcext:value-type="float">
            <text:p><text:s text:c="3"/>12,638</text:p>
          </table:table-cell>
          <table:table-cell table:style-name="ce38" office:value-type="float" office:value="12637" calcext:value-type="float">
            <text:p><text:s text:c="3"/>12,6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751" calcext:value-type="float">
            <text:p><text:s text:c="3"/>751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09" calcext:value-type="float">
            <text:p><text:s text:c="3"/>509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196" calcext:value-type="float">
            <text:p><text:s text:c="3"/>12,196</text:p>
          </table:table-cell>
          <table:table-cell table:style-name="ce38" office:value-type="float" office:value="12195" calcext:value-type="float">
            <text:p><text:s text:c="3"/>12,19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82" calcext:value-type="float">
            <text:p><text:s text:c="3"/>58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499" calcext:value-type="float">
            <text:p><text:s text:c="3"/>499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68" calcext:value-type="float">
            <text:p><text:s text:c="3"/>468</text:p>
          </table:table-cell>
          <table:table-cell table:number-columns-repeated="2" table:style-name="ce38" office:value-type="float" office:value="442" calcext:value-type="float">
            <text:p><text:s text:c="3"/>44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510" calcext:value-type="float">
            <text:p><text:s text:c="3"/>19,510</text:p>
          </table:table-cell>
          <table:table-cell table:style-name="ce37" office:value-type="float" office:value="17626" calcext:value-type="float">
            <text:p><text:s text:c="3"/>17,626</text:p>
          </table:table-cell>
          <table:table-cell table:style-name="ce37" office:value-type="float" office:value="17615" calcext:value-type="float">
            <text:p><text:s text:c="3"/>17,615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58" calcext:value-type="float">
            <text:p><text:s text:c="3"/>558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44" calcext:value-type="float">
            <text:p><text:s text:c="3"/>144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27" calcext:value-type="float">
            <text:p><text:s text:c="3"/>927</text:p>
          </table:table-cell>
          <table:table-cell table:style-name="ce37" office:value-type="float" office:value="715" calcext:value-type="float">
            <text:p><text:s text:c="3"/>715</text:p>
          </table:table-cell>
          <table:table-cell table:style-name="ce37" office:value-type="float" office:value="149" calcext:value-type="float">
            <text:p><text:s text:c="3"/>149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37" office:value-type="float" office:value="18986" calcext:value-type="float">
            <text:p><text:s text:c="3"/>18,986</text:p>
          </table:table-cell>
          <table:table-cell table:style-name="ce37" office:value-type="float" office:value="17153" calcext:value-type="float">
            <text:p><text:s text:c="3"/>17,153</text:p>
          </table:table-cell>
          <table:table-cell table:style-name="ce37" office:value-type="float" office:value="17142" calcext:value-type="float">
            <text:p><text:s text:c="3"/>17,142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58" calcext:value-type="float">
            <text:p><text:s text:c="3"/>558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22" calcext:value-type="float">
            <text:p><text:s text:c="3"/>122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151" calcext:value-type="float">
            <text:p><text:s text:c="3"/>151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555" calcext:value-type="float">
            <text:p><text:s text:c="3"/>555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number-columns-repeated="2" table:style-name="ce37" office:value-type="float" office:value="473" calcext:value-type="float">
            <text:p><text:s text:c="3"/>473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675" calcext:value-type="float">
            <text:p><text:s text:c="3"/>9,675</text:p>
          </table:table-cell>
          <table:table-cell table:style-name="ce38" office:value-type="float" office:value="9073" calcext:value-type="float">
            <text:p><text:s text:c="3"/>9,073</text:p>
          </table:table-cell>
          <table:table-cell table:style-name="ce38" office:value-type="float" office:value="9068" calcext:value-type="float">
            <text:p><text:s text:c="3"/>9,06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19" calcext:value-type="float">
            <text:p><text:s text:c="3"/>41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86" calcext:value-type="float">
            <text:p><text:s text:c="3"/>286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917" calcext:value-type="float">
            <text:p><text:s text:c="3"/>8,917</text:p>
          </table:table-cell>
          <table:table-cell table:style-name="ce38" office:value-type="float" office:value="8912" calcext:value-type="float">
            <text:p><text:s text:c="3"/>8,91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number-columns-repeated="2" table:style-name="ce38" office:value-type="float" office:value="156" calcext:value-type="float">
            <text:p><text:s text:c="3"/>15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835" calcext:value-type="float">
            <text:p><text:s text:c="3"/>9,835</text:p>
          </table:table-cell>
          <table:table-cell table:style-name="ce38" office:value-type="float" office:value="8553" calcext:value-type="float">
            <text:p><text:s text:c="3"/>8,553</text:p>
          </table:table-cell>
          <table:table-cell table:style-name="ce38" office:value-type="float" office:value="8547" calcext:value-type="float">
            <text:p><text:s text:c="3"/>8,5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46" calcext:value-type="float">
            <text:p><text:s text:c="3"/>446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15" calcext:value-type="float">
            <text:p><text:s text:c="3"/>515</text:p>
          </table:table-cell>
          <table:table-cell table:style-name="ce38" office:value-type="float" office:value="584" calcext:value-type="float">
            <text:p><text:s text:c="3"/>58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440" calcext:value-type="float">
            <text:p><text:s text:c="3"/>44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236" calcext:value-type="float">
            <text:p><text:s text:c="3"/>8,236</text:p>
          </table:table-cell>
          <table:table-cell table:style-name="ce38" office:value-type="float" office:value="8230" calcext:value-type="float">
            <text:p><text:s text:c="3"/>8,23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46" calcext:value-type="float">
            <text:p><text:s text:c="3"/>446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07" calcext:value-type="float">
            <text:p><text:s text:c="3"/>507</text:p>
          </table:table-cell>
          <table:table-cell table:style-name="ce38" office:value-type="float" office:value="579" calcext:value-type="float">
            <text:p><text:s text:c="3"/>579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number-columns-repeated="2" table:style-name="ce38" office:value-type="float" office:value="317" calcext:value-type="float">
            <text:p><text:s text:c="3"/>31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346" calcext:value-type="float">
            <text:p><text:s text:c="3"/>20,346</text:p>
          </table:table-cell>
          <table:table-cell table:style-name="ce37" office:value-type="float" office:value="18385" calcext:value-type="float">
            <text:p><text:s text:c="3"/>18,385</text:p>
          </table:table-cell>
          <table:table-cell table:style-name="ce37" office:value-type="float" office:value="18377" calcext:value-type="float">
            <text:p><text:s text:c="3"/>18,377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09" calcext:value-type="float">
            <text:p><text:s text:c="3"/>609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1104" calcext:value-type="float">
            <text:p><text:s text:c="3"/>1,104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62" calcext:value-type="float">
            <text:p><text:s text:c="3"/>962</text:p>
          </table:table-cell>
          <table:table-cell table:style-name="ce37" office:value-type="float" office:value="779" calcext:value-type="float">
            <text:p><text:s text:c="3"/>77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325" calcext:value-type="float">
            <text:p><text:s text:c="3"/>32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19844" calcext:value-type="float">
            <text:p><text:s text:c="3"/>19,844</text:p>
          </table:table-cell>
          <table:table-cell table:style-name="ce37" office:value-type="float" office:value="17923" calcext:value-type="float">
            <text:p><text:s text:c="3"/>17,923</text:p>
          </table:table-cell>
          <table:table-cell table:style-name="ce37" office:value-type="float" office:value="17915" calcext:value-type="float">
            <text:p><text:s text:c="3"/>17,91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09" calcext:value-type="float">
            <text:p><text:s text:c="3"/>60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32" calcext:value-type="float">
            <text:p><text:s text:c="3"/>132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37" calcext:value-type="float">
            <text:p><text:s text:c="3"/>937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627" calcext:value-type="float">
            <text:p><text:s text:c="3"/>627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502" calcext:value-type="float">
            <text:p><text:s text:c="3"/>502</text:p>
          </table:table-cell>
          <table:table-cell table:number-columns-repeated="2" table:style-name="ce37" office:value-type="float" office:value="462" calcext:value-type="float">
            <text:p><text:s text:c="3"/>462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092" calcext:value-type="float">
            <text:p><text:s text:c="3"/>10,092</text:p>
          </table:table-cell>
          <table:table-cell table:style-name="ce38" office:value-type="float" office:value="9485" calcext:value-type="float">
            <text:p><text:s text:c="3"/>9,485</text:p>
          </table:table-cell>
          <table:table-cell table:style-name="ce38" office:value-type="float" office:value="9480" calcext:value-type="float">
            <text:p><text:s text:c="3"/>9,48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9337" calcext:value-type="float">
            <text:p><text:s text:c="3"/>9,337</text:p>
          </table:table-cell>
          <table:table-cell table:style-name="ce38" office:value-type="float" office:value="9332" calcext:value-type="float">
            <text:p><text:s text:c="3"/>9,33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number-columns-repeated="2" table:style-name="ce38" office:value-type="float" office:value="148" calcext:value-type="float">
            <text:p><text:s text:c="3"/>14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254" calcext:value-type="float">
            <text:p><text:s text:c="3"/>10,254</text:p>
          </table:table-cell>
          <table:table-cell table:style-name="ce38" office:value-type="float" office:value="8900" calcext:value-type="float">
            <text:p><text:s text:c="3"/>8,900</text:p>
          </table:table-cell>
          <table:table-cell table:style-name="ce38" office:value-type="float" office:value="8897" calcext:value-type="float">
            <text:p><text:s text:c="3"/>8,8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76" calcext:value-type="float">
            <text:p><text:s text:c="3"/>476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641" calcext:value-type="float">
            <text:p><text:s text:c="3"/>64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8586" calcext:value-type="float">
            <text:p><text:s text:c="3"/>8,586</text:p>
          </table:table-cell>
          <table:table-cell table:style-name="ce38" office:value-type="float" office:value="8583" calcext:value-type="float">
            <text:p><text:s text:c="3"/>8,58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76" calcext:value-type="float">
            <text:p><text:s text:c="3"/>47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96" calcext:value-type="float">
            <text:p><text:s text:c="3"/>696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557" calcext:value-type="float">
            <text:p><text:s text:c="3"/>557</text:p>
          </table:table-cell>
          <table:table-cell table:style-name="ce38" office:value-type="float" office:value="635" calcext:value-type="float">
            <text:p><text:s text:c="3"/>635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498" calcext:value-type="float">
            <text:p><text:s text:c="3"/>498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number-columns-repeated="2" table:style-name="ce38" office:value-type="float" office:value="314" calcext:value-type="float">
            <text:p><text:s text:c="3"/>31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242" calcext:value-type="float">
            <text:p><text:s text:c="3"/>15,242</text:p>
          </table:table-cell>
          <table:table-cell table:style-name="ce37" office:value-type="float" office:value="13402" calcext:value-type="float">
            <text:p><text:s text:c="3"/>13,402</text:p>
          </table:table-cell>
          <table:table-cell table:style-name="ce37" office:value-type="float" office:value="13395" calcext:value-type="float">
            <text:p><text:s text:c="3"/>13,39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067" calcext:value-type="float">
            <text:p><text:s text:c="3"/>1,067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63" calcext:value-type="float">
            <text:p><text:s text:c="3"/>663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14722" calcext:value-type="float">
            <text:p><text:s text:c="3"/>14,722</text:p>
          </table:table-cell>
          <table:table-cell table:style-name="ce37" office:value-type="float" office:value="12935" calcext:value-type="float">
            <text:p><text:s text:c="3"/>12,935</text:p>
          </table:table-cell>
          <table:table-cell table:style-name="ce37" office:value-type="float" office:value="12928" calcext:value-type="float">
            <text:p><text:s text:c="3"/>12,92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028" calcext:value-type="float">
            <text:p><text:s text:c="3"/>1,028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911" calcext:value-type="float">
            <text:p><text:s text:c="3"/>911</text:p>
          </table:table-cell>
          <table:table-cell table:style-name="ce37" office:value-type="float" office:value="756" calcext:value-type="float">
            <text:p><text:s text:c="3"/>756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71" calcext:value-type="float">
            <text:p><text:s text:c="3"/>271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number-columns-repeated="2" table:style-name="ce37" office:value-type="float" office:value="467" calcext:value-type="float">
            <text:p><text:s text:c="3"/>467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43" calcext:value-type="float">
            <text:p><text:s text:c="3"/>7,543</text:p>
          </table:table-cell>
          <table:table-cell table:style-name="ce38" office:value-type="float" office:value="7020" calcext:value-type="float">
            <text:p><text:s text:c="3"/>7,020</text:p>
          </table:table-cell>
          <table:table-cell table:style-name="ce38" office:value-type="float" office:value="7014" calcext:value-type="float">
            <text:p><text:s text:c="3"/>7,01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859" calcext:value-type="float">
            <text:p><text:s text:c="3"/>6,859</text:p>
          </table:table-cell>
          <table:table-cell table:style-name="ce38" office:value-type="float" office:value="6853" calcext:value-type="float">
            <text:p><text:s text:c="3"/>6,85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number-columns-repeated="2" table:style-name="ce38" office:value-type="float" office:value="161" calcext:value-type="float">
            <text:p><text:s text:c="3"/>16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699" calcext:value-type="float">
            <text:p><text:s text:c="3"/>7,699</text:p>
          </table:table-cell>
          <table:table-cell table:style-name="ce38" office:value-type="float" office:value="6382" calcext:value-type="float">
            <text:p><text:s text:c="3"/>6,382</text:p>
          </table:table-cell>
          <table:table-cell table:style-name="ce38" office:value-type="float" office:value="6381" calcext:value-type="float">
            <text:p><text:s text:c="3"/>6,38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43" calcext:value-type="float">
            <text:p><text:s text:c="3"/>443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22" calcext:value-type="float">
            <text:p><text:s text:c="3"/>722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609" calcext:value-type="float">
            <text:p><text:s text:c="3"/>609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47" calcext:value-type="float">
            <text:p><text:s text:c="3"/>547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076" calcext:value-type="float">
            <text:p><text:s text:c="3"/>6,076</text:p>
          </table:table-cell>
          <table:table-cell table:style-name="ce38" office:value-type="float" office:value="6075" calcext:value-type="float">
            <text:p><text:s text:c="3"/>6,07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43" calcext:value-type="float">
            <text:p><text:s text:c="3"/>443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90" calcext:value-type="float">
            <text:p><text:s text:c="3"/>590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number-columns-repeated="2" table:style-name="ce38" office:value-type="float" office:value="306" calcext:value-type="float">
            <text:p><text:s text:c="3"/>30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794" calcext:value-type="float">
            <text:p><text:s text:c="3"/>18,794</text:p>
          </table:table-cell>
          <table:table-cell table:style-name="ce37" office:value-type="float" office:value="16833" calcext:value-type="float">
            <text:p><text:s text:c="3"/>16,833</text:p>
          </table:table-cell>
          <table:table-cell table:style-name="ce37" office:value-type="float" office:value="16825" calcext:value-type="float">
            <text:p><text:s text:c="3"/>16,8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33" calcext:value-type="float">
            <text:p><text:s text:c="3"/>133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936" calcext:value-type="float">
            <text:p><text:s text:c="3"/>936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602" calcext:value-type="float">
            <text:p><text:s text:c="3"/>602</text:p>
          </table:table-cell>
          <table:table-cell table:style-name="ce37" office:value-type="float" office:value="339" calcext:value-type="float">
            <text:p><text:s text:c="3"/>33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18262" calcext:value-type="float">
            <text:p><text:s text:c="3"/>18,262</text:p>
          </table:table-cell>
          <table:table-cell table:style-name="ce37" office:value-type="float" office:value="16350" calcext:value-type="float">
            <text:p><text:s text:c="3"/>16,350</text:p>
          </table:table-cell>
          <table:table-cell table:style-name="ce37" office:value-type="float" office:value="16342" calcext:value-type="float">
            <text:p><text:s text:c="3"/>16,342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1023" calcext:value-type="float">
            <text:p><text:s text:c="3"/>1,023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87" calcext:value-type="float">
            <text:p><text:s text:c="3"/>587</text:p>
          </table:table-cell>
          <table:table-cell table:style-name="ce37" office:value-type="float" office:value="327" calcext:value-type="float">
            <text:p><text:s text:c="3"/>32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532" calcext:value-type="float">
            <text:p><text:s text:c="3"/>532</text:p>
          </table:table-cell>
          <table:table-cell table:number-columns-repeated="2" table:style-name="ce37" office:value-type="float" office:value="483" calcext:value-type="float">
            <text:p><text:s text:c="3"/>483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315" calcext:value-type="float">
            <text:p><text:s text:c="3"/>9,315</text:p>
          </table:table-cell>
          <table:table-cell table:style-name="ce38" office:value-type="float" office:value="8707" calcext:value-type="float">
            <text:p><text:s text:c="3"/>8,707</text:p>
          </table:table-cell>
          <table:table-cell table:style-name="ce38" office:value-type="float" office:value="8702" calcext:value-type="float">
            <text:p><text:s text:c="3"/>8,70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84" calcext:value-type="float">
            <text:p><text:s text:c="3"/>384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65" calcext:value-type="float">
            <text:p><text:s text:c="3"/>2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8550" calcext:value-type="float">
            <text:p><text:s text:c="3"/>8,550</text:p>
          </table:table-cell>
          <table:table-cell table:style-name="ce38" office:value-type="float" office:value="8545" calcext:value-type="float">
            <text:p><text:s text:c="3"/>8,54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number-columns-repeated="2" table:style-name="ce38" office:value-type="float" office:value="157" calcext:value-type="float">
            <text:p><text:s text:c="3"/>15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79" calcext:value-type="float">
            <text:p><text:s text:c="3"/>9,479</text:p>
          </table:table-cell>
          <table:table-cell table:style-name="ce38" office:value-type="float" office:value="8126" calcext:value-type="float">
            <text:p><text:s text:c="3"/>8,126</text:p>
          </table:table-cell>
          <table:table-cell table:style-name="ce38" office:value-type="float" office:value="8123" calcext:value-type="float">
            <text:p><text:s text:c="3"/>8,12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51" calcext:value-type="float">
            <text:p><text:s text:c="3"/>55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7800" calcext:value-type="float">
            <text:p><text:s text:c="3"/>7,800</text:p>
          </table:table-cell>
          <table:table-cell table:style-name="ce38" office:value-type="float" office:value="7797" calcext:value-type="float">
            <text:p><text:s text:c="3"/>7,7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51" calcext:value-type="float">
            <text:p><text:s text:c="3"/>55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69" calcext:value-type="float">
            <text:p><text:s text:c="3"/>469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number-columns-repeated="2" table:style-name="ce38" office:value-type="float" office:value="326" calcext:value-type="float">
            <text:p><text:s text:c="3"/>32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2608" calcext:value-type="float">
            <text:p><text:s text:c="3"/>22,608</text:p>
          </table:table-cell>
          <table:table-cell table:style-name="ce37" office:value-type="float" office:value="20624" calcext:value-type="float">
            <text:p><text:s text:c="3"/>20,624</text:p>
          </table:table-cell>
          <table:table-cell table:style-name="ce37" office:value-type="float" office:value="20622" calcext:value-type="float">
            <text:p><text:s text:c="3"/>20,62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1111" calcext:value-type="float">
            <text:p><text:s text:c="3"/>1,111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996" calcext:value-type="float">
            <text:p><text:s text:c="3"/>996</text:p>
          </table:table-cell>
          <table:table-cell table:style-name="ce37" office:value-type="float" office:value="762" calcext:value-type="float">
            <text:p><text:s text:c="3"/>762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2100" calcext:value-type="float">
            <text:p><text:s text:c="3"/>22,100</text:p>
          </table:table-cell>
          <table:table-cell table:style-name="ce37" office:value-type="float" office:value="20158" calcext:value-type="float">
            <text:p><text:s text:c="3"/>20,158</text:p>
          </table:table-cell>
          <table:table-cell table:style-name="ce37" office:value-type="float" office:value="20156" calcext:value-type="float">
            <text:p><text:s text:c="3"/>20,1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1077" calcext:value-type="float">
            <text:p><text:s text:c="3"/>1,077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962" calcext:value-type="float">
            <text:p><text:s text:c="3"/>962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29" calcext:value-type="float">
            <text:p><text:s text:c="3"/>629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number-columns-repeated="2" table:style-name="ce37" office:value-type="float" office:value="466" calcext:value-type="float">
            <text:p><text:s text:c="3"/>466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210" calcext:value-type="float">
            <text:p><text:s text:c="3"/>11,210</text:p>
          </table:table-cell>
          <table:table-cell table:style-name="ce38" office:value-type="float" office:value="10598" calcext:value-type="float">
            <text:p><text:s text:c="3"/>10,598</text:p>
          </table:table-cell>
          <table:table-cell table:style-name="ce38" office:value-type="float" office:value="10596" calcext:value-type="float">
            <text:p><text:s text:c="3"/>10,59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10454" calcext:value-type="float">
            <text:p><text:s text:c="3"/>10,45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2" calcext:value-type="float">
            <text:p><text:s text:c="3"/>14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398" calcext:value-type="float">
            <text:p><text:s text:c="3"/>11,398</text:p>
          </table:table-cell>
          <table:table-cell table:number-columns-repeated="2" table:style-name="ce38" office:value-type="float" office:value="10026" calcext:value-type="float">
            <text:p><text:s text:c="3"/>10,0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35" calcext:value-type="float">
            <text:p><text:s text:c="3"/>735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number-columns-repeated="2" table:style-name="ce38" office:value-type="float" office:value="9702" calcext:value-type="float">
            <text:p><text:s text:c="3"/>9,70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715" calcext:value-type="float">
            <text:p><text:s text:c="3"/>715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01" calcext:value-type="float">
            <text:p><text:s text:c="3"/>601</text:p>
          </table:table-cell>
          <table:table-cell table:style-name="ce38" office:value-type="float" office:value="636" calcext:value-type="float">
            <text:p><text:s text:c="3"/>636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522" calcext:value-type="float">
            <text:p><text:s text:c="3"/>522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number-columns-repeated="2" table:style-name="ce38" office:value-type="float" office:value="324" calcext:value-type="float">
            <text:p><text:s text:c="3"/>32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534" calcext:value-type="float">
            <text:p><text:s text:c="3"/>20,534</text:p>
          </table:table-cell>
          <table:table-cell table:style-name="ce37" office:value-type="float" office:value="18799" calcext:value-type="float">
            <text:p><text:s text:c="3"/>18,799</text:p>
          </table:table-cell>
          <table:table-cell table:style-name="ce37" office:value-type="float" office:value="18791" calcext:value-type="float">
            <text:p><text:s text:c="3"/>18,79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456" calcext:value-type="float">
            <text:p><text:s text:c="3"/>456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098" calcext:value-type="float">
            <text:p><text:s text:c="3"/>1,098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944" calcext:value-type="float">
            <text:p><text:s text:c="3"/>944</text:p>
          </table:table-cell>
          <table:table-cell table:style-name="ce37" office:value-type="float" office:value="761" calcext:value-type="float">
            <text:p><text:s text:c="3"/>761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611" calcext:value-type="float">
            <text:p><text:s text:c="3"/>611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19992" calcext:value-type="float">
            <text:p><text:s text:c="3"/>19,992</text:p>
          </table:table-cell>
          <table:table-cell table:style-name="ce37" office:value-type="float" office:value="18291" calcext:value-type="float">
            <text:p><text:s text:c="3"/>18,291</text:p>
          </table:table-cell>
          <table:table-cell table:style-name="ce37" office:value-type="float" office:value="18283" calcext:value-type="float">
            <text:p><text:s text:c="3"/>18,283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456" calcext:value-type="float">
            <text:p><text:s text:c="3"/>456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71" calcext:value-type="float">
            <text:p><text:s text:c="3"/>1,071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19" calcext:value-type="float">
            <text:p><text:s text:c="3"/>919</text:p>
          </table:table-cell>
          <table:table-cell table:style-name="ce37" office:value-type="float" office:value="748" calcext:value-type="float">
            <text:p><text:s text:c="3"/>748</text:p>
          </table:table-cell>
          <table:table-cell table:style-name="ce37" office:value-type="float" office:value="149" calcext:value-type="float">
            <text:p><text:s text:c="3"/>149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20" calcext:value-type="float">
            <text:p><text:s text:c="3"/>320</text:p>
          </table:table-cell>
          <table:table-cell table:style-name="ce37" office:value-type="float" office:value="542" calcext:value-type="float">
            <text:p><text:s text:c="3"/>542</text:p>
          </table:table-cell>
          <table:table-cell table:number-columns-repeated="2" table:style-name="ce37" office:value-type="float" office:value="508" calcext:value-type="float">
            <text:p><text:s text:c="3"/>508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192" calcext:value-type="float">
            <text:p><text:s text:c="3"/>10,192</text:p>
          </table:table-cell>
          <table:table-cell table:style-name="ce38" office:value-type="float" office:value="9661" calcext:value-type="float">
            <text:p><text:s text:c="3"/>9,661</text:p>
          </table:table-cell>
          <table:table-cell table:style-name="ce38" office:value-type="float" office:value="9657" calcext:value-type="float">
            <text:p><text:s text:c="3"/>9,65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9482" calcext:value-type="float">
            <text:p><text:s text:c="3"/>9,482</text:p>
          </table:table-cell>
          <table:table-cell table:style-name="ce38" office:value-type="float" office:value="9478" calcext:value-type="float">
            <text:p><text:s text:c="3"/>9,47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number-columns-repeated="2" table:style-name="ce38" office:value-type="float" office:value="179" calcext:value-type="float">
            <text:p><text:s text:c="3"/>17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342" calcext:value-type="float">
            <text:p><text:s text:c="3"/>10,342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9134" calcext:value-type="float">
            <text:p><text:s text:c="3"/>9,1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720" calcext:value-type="float">
            <text:p><text:s text:c="3"/>72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75" calcext:value-type="float">
            <text:p><text:s text:c="3"/>575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03" calcext:value-type="float">
            <text:p><text:s text:c="3"/>50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8809" calcext:value-type="float">
            <text:p><text:s text:c="3"/>8,809</text:p>
          </table:table-cell>
          <table:table-cell table:style-name="ce38" office:value-type="float" office:value="8805" calcext:value-type="float">
            <text:p><text:s text:c="3"/>8,80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96" calcext:value-type="float">
            <text:p><text:s text:c="3"/>496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number-columns-repeated="2" table:style-name="ce38" office:value-type="float" office:value="329" calcext:value-type="float">
            <text:p><text:s text:c="3"/>32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010" calcext:value-type="float">
            <text:p><text:s text:c="3"/>26,010</text:p>
          </table:table-cell>
          <table:table-cell table:style-name="ce37" office:value-type="float" office:value="24225" calcext:value-type="float">
            <text:p><text:s text:c="3"/>24,225</text:p>
          </table:table-cell>
          <table:table-cell table:style-name="ce37" office:value-type="float" office:value="24219" calcext:value-type="float">
            <text:p><text:s text:c="3"/>24,21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82" calcext:value-type="float">
            <text:p><text:s text:c="3"/>582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25354" calcext:value-type="float">
            <text:p><text:s text:c="3"/>25,354</text:p>
          </table:table-cell>
          <table:table-cell table:style-name="ce37" office:value-type="float" office:value="23609" calcext:value-type="float">
            <text:p><text:s text:c="3"/>23,609</text:p>
          </table:table-cell>
          <table:table-cell table:style-name="ce37" office:value-type="float" office:value="23603" calcext:value-type="float">
            <text:p><text:s text:c="3"/>23,60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036" calcext:value-type="float">
            <text:p><text:s text:c="3"/>1,03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918" calcext:value-type="float">
            <text:p><text:s text:c="3"/>918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583" calcext:value-type="float">
            <text:p><text:s text:c="3"/>583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5" calcext:value-type="float">
            <text:p><text:s text:c="3"/>335</text:p>
          </table:table-cell>
          <table:table-cell table:style-name="ce37" office:value-type="float" office:value="656" calcext:value-type="float">
            <text:p><text:s text:c="3"/>656</text:p>
          </table:table-cell>
          <table:table-cell table:number-columns-repeated="2" table:style-name="ce37" office:value-type="float" office:value="616" calcext:value-type="float">
            <text:p><text:s text:c="3"/>61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843" calcext:value-type="float">
            <text:p><text:s text:c="3"/>12,843</text:p>
          </table:table-cell>
          <table:table-cell table:style-name="ce38" office:value-type="float" office:value="12269" calcext:value-type="float">
            <text:p><text:s text:c="3"/>12,269</text:p>
          </table:table-cell>
          <table:table-cell table:style-name="ce38" office:value-type="float" office:value="12264" calcext:value-type="float">
            <text:p><text:s text:c="3"/>12,2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81" calcext:value-type="float">
            <text:p><text:s text:c="3"/>381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2125" calcext:value-type="float">
            <text:p><text:s text:c="3"/>12,125</text:p>
          </table:table-cell>
          <table:table-cell table:style-name="ce38" office:value-type="float" office:value="12120" calcext:value-type="float">
            <text:p><text:s text:c="3"/>12,12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number-columns-repeated="2" table:style-name="ce38" office:value-type="float" office:value="144" calcext:value-type="float">
            <text:p><text:s text:c="3"/>14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167" calcext:value-type="float">
            <text:p><text:s text:c="3"/>13,167</text:p>
          </table:table-cell>
          <table:table-cell table:style-name="ce38" office:value-type="float" office:value="11956" calcext:value-type="float">
            <text:p><text:s text:c="3"/>11,956</text:p>
          </table:table-cell>
          <table:table-cell table:style-name="ce38" office:value-type="float" office:value="11955" calcext:value-type="float">
            <text:p><text:s text:c="3"/>11,95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79" calcext:value-type="float">
            <text:p><text:s text:c="3"/>679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67" calcext:value-type="float">
            <text:p><text:s text:c="3"/>567</text:p>
          </table:table-cell>
          <table:table-cell table:style-name="ce38" office:value-type="float" office:value="593" calcext:value-type="float">
            <text:p><text:s text:c="3"/>593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81" calcext:value-type="float">
            <text:p><text:s text:c="3"/>48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1484" calcext:value-type="float">
            <text:p><text:s text:c="3"/>11,484</text:p>
          </table:table-cell>
          <table:table-cell table:style-name="ce38" office:value-type="float" office:value="11483" calcext:value-type="float">
            <text:p><text:s text:c="3"/>11,48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4" calcext:value-type="float">
            <text:p><text:s text:c="3"/>45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55" calcext:value-type="float">
            <text:p><text:s text:c="3"/>555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74" calcext:value-type="float">
            <text:p><text:s text:c="3"/>47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number-columns-repeated="2" table:style-name="ce38" office:value-type="float" office:value="472" calcext:value-type="float">
            <text:p><text:s text:c="3"/>47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3年</text:p>
            <text:p>截至2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44194" calcext:value-type="float">
            <text:p><text:s text:c="3"/>44,194</text:p>
          </table:table-cell>
          <table:table-cell table:style-name="ce35" office:value-type="float" office:value="40468" calcext:value-type="float">
            <text:p><text:s text:c="3"/>40,468</text:p>
          </table:table-cell>
          <table:table-cell table:style-name="ce35" office:value-type="float" office:value="40453" calcext:value-type="float">
            <text:p><text:s text:c="3"/>40,453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82" calcext:value-type="float">
            <text:p><text:s text:c="3"/>1,482</text:p>
          </table:table-cell>
          <table:table-cell table:style-name="ce35" office:value-type="float" office:value="193" calcext:value-type="float">
            <text:p><text:s text:c="3"/>193</text:p>
          </table:table-cell>
          <table:table-cell table:style-name="ce35" office:value-type="float" office:value="1289" calcext:value-type="float">
            <text:p><text:s text:c="3"/>1,289</text:p>
          </table:table-cell>
          <table:table-cell table:style-name="ce35" office:value-type="float" office:value="216" calcext:value-type="float">
            <text:p><text:s text:c="3"/>216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03" calcext:value-type="float">
            <text:p><text:s text:c="3"/>203</text:p>
          </table:table-cell>
          <table:table-cell table:style-name="ce35" office:value-type="float" office:value="2028" calcext:value-type="float">
            <text:p><text:s text:c="3"/>2,028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1783" calcext:value-type="float">
            <text:p><text:s text:c="3"/>1,783</text:p>
          </table:table-cell>
          <table:table-cell table:style-name="ce35" office:value-type="float" office:value="1304" calcext:value-type="float">
            <text:p><text:s text:c="3"/>1,304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1064" calcext:value-type="float">
            <text:p><text:s text:c="3"/>1,064</text:p>
          </table:table-cell>
          <table:table-cell table:style-name="ce35" office:value-type="float" office:value="724" calcext:value-type="float">
            <text:p><text:s text:c="3"/>724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719" calcext:value-type="float">
            <text:p><text:s text:c="3"/>719</text:p>
          </table:table-cell>
          <table:table-cell table:style-name="ce35" office:value-type="float" office:value="43222" calcext:value-type="float">
            <text:p><text:s text:c="3"/>43,222</text:p>
          </table:table-cell>
          <table:table-cell table:style-name="ce35" office:value-type="float" office:value="39553" calcext:value-type="float">
            <text:p><text:s text:c="3"/>39,553</text:p>
          </table:table-cell>
          <table:table-cell table:style-name="ce35" office:value-type="float" office:value="39538" calcext:value-type="float">
            <text:p><text:s text:c="3"/>39,53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82" calcext:value-type="float">
            <text:p><text:s text:c="3"/>1,482</text:p>
          </table:table-cell>
          <table:table-cell table:style-name="ce35" office:value-type="float" office:value="193" calcext:value-type="float">
            <text:p><text:s text:c="3"/>193</text:p>
          </table:table-cell>
          <table:table-cell table:style-name="ce35" office:value-type="float" office:value="1289" calcext:value-type="float">
            <text:p><text:s text:c="3"/>1,289</text:p>
          </table:table-cell>
          <table:table-cell table:style-name="ce35" office:value-type="float" office:value="203" calcext:value-type="float">
            <text:p><text:s text:c="3"/>203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191" calcext:value-type="float">
            <text:p><text:s text:c="3"/>191</text:p>
          </table:table-cell>
          <table:table-cell table:style-name="ce35" office:value-type="float" office:value="1984" calcext:value-type="float">
            <text:p><text:s text:c="3"/>1,984</text:p>
          </table:table-cell>
          <table:table-cell table:style-name="ce35" office:value-type="float" office:value="243" calcext:value-type="float">
            <text:p><text:s text:c="3"/>243</text:p>
          </table:table-cell>
          <table:table-cell table:style-name="ce35" office:value-type="float" office:value="1741" calcext:value-type="float">
            <text:p><text:s text:c="3"/>1,741</text:p>
          </table:table-cell>
          <table:table-cell table:style-name="ce35" office:value-type="float" office:value="1281" calcext:value-type="float">
            <text:p><text:s text:c="3"/>1,281</text:p>
          </table:table-cell>
          <table:table-cell table:style-name="ce35" office:value-type="float" office:value="238" calcext:value-type="float">
            <text:p><text:s text:c="3"/>238</text:p>
          </table:table-cell>
          <table:table-cell table:style-name="ce35" office:value-type="float" office:value="1043" calcext:value-type="float">
            <text:p><text:s text:c="3"/>1,043</text:p>
          </table:table-cell>
          <table:table-cell table:style-name="ce35" office:value-type="float" office:value="703" calcext:value-type="float">
            <text:p><text:s text:c="3"/>703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698" calcext:value-type="float">
            <text:p><text:s text:c="3"/>698</text:p>
          </table:table-cell>
          <table:table-cell table:style-name="ce35" office:value-type="float" office:value="972" calcext:value-type="float">
            <text:p><text:s text:c="3"/>972</text:p>
          </table:table-cell>
          <table:table-cell table:number-columns-repeated="2" table:style-name="ce35" office:value-type="float" office:value="915" calcext:value-type="float">
            <text:p><text:s text:c="3"/>915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2" calcext:value-type="float">
            <text:p><text:s text:c="3"/>2</text:p>
          </table:table-cell>
          <table:table-cell table:number-columns-repeated="2" table:style-name="ce35" office:value-type="float" office:value="21" calcext:value-type="float">
            <text:p><text:s text:c="3"/>21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21" calcext:value-type="float">
            <text:p><text:s text:c="3"/>21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21891" calcext:value-type="float">
            <text:p><text:s text:c="3"/>21,891</text:p>
          </table:table-cell>
          <table:table-cell table:style-name="ce36" office:value-type="float" office:value="20701" calcext:value-type="float">
            <text:p><text:s text:c="3"/>20,701</text:p>
          </table:table-cell>
          <table:table-cell table:style-name="ce36" office:value-type="float" office:value="20687" calcext:value-type="float">
            <text:p><text:s text:c="3"/>20,687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285" calcext:value-type="float">
            <text:p><text:s text:c="3"/>285</text:p>
          </table:table-cell>
          <table:table-cell table:style-name="ce36" office:value-type="float" office:value="96" calcext:value-type="float">
            <text:p><text:s text:c="3"/>96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90" calcext:value-type="float">
            <text:p><text:s text:c="3"/>90</text:p>
          </table:table-cell>
          <table:table-cell table:style-name="ce36" office:value-type="float" office:value="790" calcext:value-type="float">
            <text:p><text:s text:c="3"/>790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772" calcext:value-type="float">
            <text:p><text:s text:c="3"/>772</text:p>
          </table:table-cell>
          <table:table-cell table:style-name="ce36" office:value-type="float" office:value="223" calcext:value-type="float">
            <text:p><text:s text:c="3"/>22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567" calcext:value-type="float">
            <text:p><text:s text:c="3"/>56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21611" calcext:value-type="float">
            <text:p><text:s text:c="3"/>21,611</text:p>
          </table:table-cell>
          <table:table-cell table:style-name="ce36" office:value-type="float" office:value="20450" calcext:value-type="float">
            <text:p><text:s text:c="3"/>20,450</text:p>
          </table:table-cell>
          <table:table-cell table:style-name="ce36" office:value-type="float" office:value="20436" calcext:value-type="float">
            <text:p><text:s text:c="3"/>20,436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285" calcext:value-type="float">
            <text:p><text:s text:c="3"/>285</text:p>
          </table:table-cell>
          <table:table-cell table:style-name="ce36" office:value-type="float" office:value="88" calcext:value-type="float">
            <text:p><text:s text:c="3"/>88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769" calcext:value-type="float">
            <text:p><text:s text:c="3"/>769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751" calcext:value-type="float">
            <text:p><text:s text:c="3"/>751</text:p>
          </table:table-cell>
          <table:table-cell table:style-name="ce36" office:value-type="float" office:value="216" calcext:value-type="float">
            <text:p><text:s text:c="3"/>216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202" calcext:value-type="float">
            <text:p><text:s text:c="3"/>202</text:p>
          </table:table-cell>
          <table:table-cell table:style-name="ce36" office:value-type="float" office:value="553" calcext:value-type="float">
            <text:p><text:s text:c="3"/>55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49" calcext:value-type="float">
            <text:p><text:s text:c="3"/>549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number-columns-repeated="2" table:style-name="ce36" office:value-type="float" office:value="251" calcext:value-type="float">
            <text:p><text:s text:c="3"/>251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22303" calcext:value-type="float">
            <text:p><text:s text:c="3"/>22,303</text:p>
          </table:table-cell>
          <table:table-cell table:style-name="ce36" office:value-type="float" office:value="19767" calcext:value-type="float">
            <text:p><text:s text:c="3"/>19,767</text:p>
          </table:table-cell>
          <table:table-cell table:style-name="ce36" office:value-type="float" office:value="19766" calcext:value-type="float">
            <text:p><text:s text:c="3"/>19,76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178" calcext:value-type="float">
            <text:p><text:s text:c="3"/>1,178</text:p>
          </table:table-cell>
          <table:table-cell table:style-name="ce36" office:value-type="float" office:value="174" calcext:value-type="float">
            <text:p><text:s text:c="3"/>174</text:p>
          </table:table-cell>
          <table:table-cell table:style-name="ce36" office:value-type="float" office:value="1004" calcext:value-type="float">
            <text:p><text:s text:c="3"/>1,004</text:p>
          </table:table-cell>
          <table:table-cell table:style-name="ce36" office:value-type="float" office:value="120" calcext:value-type="float">
            <text:p><text:s text:c="3"/>120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113" calcext:value-type="float">
            <text:p><text:s text:c="3"/>113</text:p>
          </table:table-cell>
          <table:table-cell table:style-name="ce36" office:value-type="float" office:value="1238" calcext:value-type="float">
            <text:p><text:s text:c="3"/>1,238</text:p>
          </table:table-cell>
          <table:table-cell table:style-name="ce36" office:value-type="float" office:value="227" calcext:value-type="float">
            <text:p><text:s text:c="3"/>227</text:p>
          </table:table-cell>
          <table:table-cell table:style-name="ce36" office:value-type="float" office:value="1011" calcext:value-type="float">
            <text:p><text:s text:c="3"/>1,011</text:p>
          </table:table-cell>
          <table:table-cell table:style-name="ce36" office:value-type="float" office:value="1081" calcext:value-type="float">
            <text:p><text:s text:c="3"/>1,081</text:p>
          </table:table-cell>
          <table:table-cell table:style-name="ce36" office:value-type="float" office:value="226" calcext:value-type="float">
            <text:p><text:s text:c="3"/>226</text:p>
          </table:table-cell>
          <table:table-cell table:style-name="ce36" office:value-type="float" office:value="855" calcext:value-type="float">
            <text:p><text:s text:c="3"/>855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56" calcext:value-type="float">
            <text:p><text:s text:c="3"/>156</text:p>
          </table:table-cell>
          <table:table-cell table:style-name="ce36" office:value-type="float" office:value="21611" calcext:value-type="float">
            <text:p><text:s text:c="3"/>21,611</text:p>
          </table:table-cell>
          <table:table-cell table:style-name="ce36" office:value-type="float" office:value="19103" calcext:value-type="float">
            <text:p><text:s text:c="3"/>19,103</text:p>
          </table:table-cell>
          <table:table-cell table:style-name="ce36" office:value-type="float" office:value="19102" calcext:value-type="float">
            <text:p><text:s text:c="3"/>19,10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178" calcext:value-type="float">
            <text:p><text:s text:c="3"/>1,178</text:p>
          </table:table-cell>
          <table:table-cell table:style-name="ce36" office:value-type="float" office:value="174" calcext:value-type="float">
            <text:p><text:s text:c="3"/>174</text:p>
          </table:table-cell>
          <table:table-cell table:style-name="ce36" office:value-type="float" office:value="1004" calcext:value-type="float">
            <text:p><text:s text:c="3"/>1,004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108" calcext:value-type="float">
            <text:p><text:s text:c="3"/>108</text:p>
          </table:table-cell>
          <table:table-cell table:style-name="ce36" office:value-type="float" office:value="1215" calcext:value-type="float">
            <text:p><text:s text:c="3"/>1,215</text:p>
          </table:table-cell>
          <table:table-cell table:style-name="ce36" office:value-type="float" office:value="225" calcext:value-type="float">
            <text:p><text:s text:c="3"/>225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style-name="ce36" office:value-type="float" office:value="1065" calcext:value-type="float">
            <text:p><text:s text:c="3"/>1,065</text:p>
          </table:table-cell>
          <table:table-cell table:style-name="ce36" office:value-type="float" office:value="224" calcext:value-type="float">
            <text:p><text:s text:c="3"/>224</text:p>
          </table:table-cell>
          <table:table-cell table:style-name="ce36" office:value-type="float" office:value="841" calcext:value-type="float">
            <text:p><text:s text:c="3"/>841</text:p>
          </table:table-cell>
          <table:table-cell table:style-name="ce36" office:value-type="float" office:value="150" calcext:value-type="float">
            <text:p><text:s text:c="3"/>15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49" calcext:value-type="float">
            <text:p><text:s text:c="3"/>149</text:p>
          </table:table-cell>
          <table:table-cell table:style-name="ce36" office:value-type="float" office:value="692" calcext:value-type="float">
            <text:p><text:s text:c="3"/>692</text:p>
          </table:table-cell>
          <table:table-cell table:number-columns-repeated="2" table:style-name="ce36" office:value-type="float" office:value="664" calcext:value-type="float">
            <text:p><text:s text:c="3"/>664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92" calcext:value-type="float">
            <text:p><text:s text:c="3"/>27,892</text:p>
          </table:table-cell>
          <table:table-cell table:style-name="ce37" office:value-type="float" office:value="25886" calcext:value-type="float">
            <text:p><text:s text:c="3"/>25,886</text:p>
          </table:table-cell>
          <table:table-cell table:style-name="ce37" office:value-type="float" office:value="25877" calcext:value-type="float">
            <text:p><text:s text:c="3"/>25,87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164" calcext:value-type="float">
            <text:p><text:s text:c="3"/>1,164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1016" calcext:value-type="float">
            <text:p><text:s text:c="3"/>1,016</text:p>
          </table:table-cell>
          <table:table-cell table:style-name="ce37" office:value-type="float" office:value="785" calcext:value-type="float">
            <text:p><text:s text:c="3"/>785</text:p>
          </table:table-cell>
          <table:table-cell table:style-name="ce37" office:value-type="float" office:value="145" calcext:value-type="float">
            <text:p><text:s text:c="3"/>14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76" calcext:value-type="float">
            <text:p><text:s text:c="3"/>376</text:p>
          </table:table-cell>
          <table:table-cell table:style-name="ce37" office:value-type="float" office:value="27336" calcext:value-type="float">
            <text:p><text:s text:c="3"/>27,336</text:p>
          </table:table-cell>
          <table:table-cell table:style-name="ce37" office:value-type="float" office:value="25366" calcext:value-type="float">
            <text:p><text:s text:c="3"/>25,366</text:p>
          </table:table-cell>
          <table:table-cell table:style-name="ce37" office:value-type="float" office:value="25357" calcext:value-type="float">
            <text:p><text:s text:c="3"/>25,35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38" calcext:value-type="float">
            <text:p><text:s text:c="3"/>1,138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992" calcext:value-type="float">
            <text:p><text:s text:c="3"/>992</text:p>
          </table:table-cell>
          <table:table-cell table:style-name="ce37" office:value-type="float" office:value="771" calcext:value-type="float">
            <text:p><text:s text:c="3"/>771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628" calcext:value-type="float">
            <text:p><text:s text:c="3"/>628</text:p>
          </table:table-cell>
          <table:table-cell table:style-name="ce37" office:value-type="float" office:value="367" calcext:value-type="float">
            <text:p><text:s text:c="3"/>36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number-columns-repeated="2" table:style-name="ce37" office:value-type="float" office:value="520" calcext:value-type="float">
            <text:p><text:s text:c="3"/>520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828" calcext:value-type="float">
            <text:p><text:s text:c="3"/>13,828</text:p>
          </table:table-cell>
          <table:table-cell table:style-name="ce38" office:value-type="float" office:value="13212" calcext:value-type="float">
            <text:p><text:s text:c="3"/>13,212</text:p>
          </table:table-cell>
          <table:table-cell table:style-name="ce38" office:value-type="float" office:value="13203" calcext:value-type="float">
            <text:p><text:s text:c="3"/>13,20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416" calcext:value-type="float">
            <text:p><text:s text:c="3"/>41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3072" calcext:value-type="float">
            <text:p><text:s text:c="3"/>13,072</text:p>
          </table:table-cell>
          <table:table-cell table:style-name="ce38" office:value-type="float" office:value="13063" calcext:value-type="float">
            <text:p><text:s text:c="3"/>13,06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402" calcext:value-type="float">
            <text:p><text:s text:c="3"/>40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0" calcext:value-type="float">
            <text:p><text:s text:c="3"/>14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64" calcext:value-type="float">
            <text:p><text:s text:c="3"/>14,064</text:p>
          </table:table-cell>
          <table:table-cell table:number-columns-repeated="2" table:style-name="ce38" office:value-type="float" office:value="12674" calcext:value-type="float">
            <text:p><text:s text:c="3"/>12,6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65" calcext:value-type="float">
            <text:p><text:s text:c="3"/>46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number-columns-repeated="2" table:style-name="ce38" office:value-type="float" office:value="12294" calcext:value-type="float">
            <text:p><text:s text:c="3"/>12,29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65" calcext:value-type="float">
            <text:p><text:s text:c="3"/>46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26" calcext:value-type="float">
            <text:p><text:s text:c="3"/>726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590" calcext:value-type="float">
            <text:p><text:s text:c="3"/>590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number-columns-repeated="2" table:style-name="ce38" office:value-type="float" office:value="380" calcext:value-type="float">
            <text:p><text:s text:c="3"/>38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302" calcext:value-type="float">
            <text:p><text:s text:c="3"/>16,302</text:p>
          </table:table-cell>
          <table:table-cell table:style-name="ce37" office:value-type="float" office:value="14582" calcext:value-type="float">
            <text:p><text:s text:c="3"/>14,582</text:p>
          </table:table-cell>
          <table:table-cell table:style-name="ce37" office:value-type="float" office:value="14576" calcext:value-type="float">
            <text:p><text:s text:c="3"/>14,57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90" calcext:value-type="float">
            <text:p><text:s text:c="3"/>690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67" calcext:value-type="float">
            <text:p><text:s text:c="3"/>767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4" calcext:value-type="float">
            <text:p><text:s text:c="3"/>42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3" calcext:value-type="float">
            <text:p><text:s text:c="3"/>343</text:p>
          </table:table-cell>
          <table:table-cell table:style-name="ce37" office:value-type="float" office:value="15886" calcext:value-type="float">
            <text:p><text:s text:c="3"/>15,886</text:p>
          </table:table-cell>
          <table:table-cell table:style-name="ce37" office:value-type="float" office:value="14187" calcext:value-type="float">
            <text:p><text:s text:c="3"/>14,187</text:p>
          </table:table-cell>
          <table:table-cell table:style-name="ce37" office:value-type="float" office:value="14181" calcext:value-type="float">
            <text:p><text:s text:c="3"/>14,18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90" calcext:value-type="float">
            <text:p><text:s text:c="3"/>690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49" calcext:value-type="float">
            <text:p><text:s text:c="3"/>749</text:p>
          </table:table-cell>
          <table:table-cell table:style-name="ce37" office:value-type="float" office:value="510" calcext:value-type="float">
            <text:p><text:s text:c="3"/>510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336" calcext:value-type="float">
            <text:p><text:s text:c="3"/>33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number-columns-repeated="2" table:style-name="ce37" office:value-type="float" office:value="395" calcext:value-type="float">
            <text:p><text:s text:c="3"/>39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063" calcext:value-type="float">
            <text:p><text:s text:c="3"/>8,063</text:p>
          </table:table-cell>
          <table:table-cell table:style-name="ce38" office:value-type="float" office:value="7489" calcext:value-type="float">
            <text:p><text:s text:c="3"/>7,489</text:p>
          </table:table-cell>
          <table:table-cell table:style-name="ce38" office:value-type="float" office:value="7484" calcext:value-type="float">
            <text:p><text:s text:c="3"/>7,48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56" calcext:value-type="float">
            <text:p><text:s text:c="3"/>356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7378" calcext:value-type="float">
            <text:p><text:s text:c="3"/>7,378</text:p>
          </table:table-cell>
          <table:table-cell table:style-name="ce38" office:value-type="float" office:value="7373" calcext:value-type="float">
            <text:p><text:s text:c="3"/>7,3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number-columns-repeated="2" table:style-name="ce38" office:value-type="float" office:value="111" calcext:value-type="float">
            <text:p><text:s text:c="3"/>11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239" calcext:value-type="float">
            <text:p><text:s text:c="3"/>8,239</text:p>
          </table:table-cell>
          <table:table-cell table:style-name="ce38" office:value-type="float" office:value="7093" calcext:value-type="float">
            <text:p><text:s text:c="3"/>7,093</text:p>
          </table:table-cell>
          <table:table-cell table:style-name="ce38" office:value-type="float" office:value="7092" calcext:value-type="float">
            <text:p><text:s text:c="3"/>7,09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00" calcext:value-type="float">
            <text:p><text:s text:c="3"/>500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44" calcext:value-type="float">
            <text:p><text:s text:c="3"/>344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6809" calcext:value-type="float">
            <text:p><text:s text:c="3"/>6,809</text:p>
          </table:table-cell>
          <table:table-cell table:style-name="ce38" office:value-type="float" office:value="6808" calcext:value-type="float">
            <text:p><text:s text:c="3"/>6,80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489" calcext:value-type="float">
            <text:p><text:s text:c="3"/>489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96" calcext:value-type="float">
            <text:p><text:s text:c="3"/>296</text:p>
          </table:table-cell>
          <table:table-cell table:number-columns-repeated="2" table:style-name="ce38" office:value-type="float" office:value="284" calcext:value-type="float">
            <text:p><text:s text:c="3"/>28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 table:number-rows-repeated="102">
          <table:table-cell table:number-columns-repeated="2"/>
          <table:table-cell table:style-name="ce130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設籍情形'.$A$1:.$BG$105" table:range-usable-as="print-range"/>
          <table:named-expression table:name="Excel_BuiltIn_Print_Titles" table:base-cell-address="$'08結-年月別'.$A$1" table:expression="[$'08結-設籍情形'.$A$1:.$B$1048576];[$'08結-設籍情形'.$A$1:.$AMJ$6]"/>
        </table:named-expressions>
      </table:table>
      <table:named-expressions>
        <table:named-expression table:name="Excel_BuiltIn_Print_Area" table:base-cell-address="$'08結-年月別'.$A$1" table:expression="['smb://192.168.167.105/d/Documents%20and%20Settings/Administrator/%E6%A1%8C%E9%9D%A2/%E8%8B%97%E6%A0%97.xls'#$''.$V$7:.$AW$43]"/>
        <table:named-expression table:name="NAME" table:base-cell-address="$'08結-年月別'.$A$1" table:expression="['smb://192.168.167.105/d/Documents%20and%20Settings/Administrator/%E6%A1%8C%E9%9D%A2/%E8%8B%97%E6%A0%97.xls'#$''.$BZ$11:.$CA$39]"/>
        <table:named-expression table:name="PRINT_AREA_MI" table:base-cell-address="$'08結-年月別'.$A$1" table:expression="['smb://192.168.167.105/d/Documents%20and%20Settings/Administrator/%E6%A1%8C%E9%9D%A2/%E8%8B%97%E6%A0%97.xls'#$''.$V$7:.$AW$43]"/>
        <table:named-expression table:name="P_1" table:base-cell-address="$'08結-年月別'.$A$1" table:expression="['smb://192.168.167.105/d/Documents%20and%20Settings/Administrator/%E6%A1%8C%E9%9D%A2/%E8%8B%97%E6%A0%97.xls'#$''.$A$7:.$U$40]"/>
        <table:named-expression table:name="P_11" table:base-cell-address="$'08結-年月別'.$A$1" table:expression="['smb://192.168.167.105/d/Documents%20and%20Settings/Administrator/%E6%A1%8C%E9%9D%A2/%E8%8B%97%E6%A0%97.xls'#$''.$A$87:.$M$119]"/>
        <table:named-expression table:name="P_2" table:base-cell-address="$'08結-年月別'.$A$1" table:expression="['smb://192.168.167.105/d/Documents%20and%20Settings/Administrator/%E6%A1%8C%E9%9D%A2/%E8%8B%97%E6%A0%97.xls'#$''.$V$7:.$AW$43]"/>
        <table:named-expression table:name="\a" table:base-cell-address="$'08結-年月別'.$A$1" table:expression="['smb://192.168.167.105/d/Documents%20and%20Settings/Administrator/%E6%A1%8C%E9%9D%A2/%E8%8B%97%E6%A0%97.xls'#$''.$B$80]"/>
        <table:named-expression table:name="\b" table:base-cell-address="$'08結-年月別'.$A$1" table:expression="['smb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loext:min-decimal-places="2" number:min-integer-digits="1" number:grouping="true"/>
    </number:number-style>
    <number:number-style style:name="N169P1" style:volatile="true">
      <number:text>–</number:text>
      <number:number number:decimal-places="2" loext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loext:min-decimal-places="0" number:min-integer-digits="1" number:grouping="true"/>
    </number:number-style>
    <number:number-style style:name="N170P1" style:volatile="true">
      <number:text>–</number:text>
      <number:number number:decimal-places="0" loext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P1" style:volatile="true">
      <number:text>-</number:text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number:text>－  </number:text>
      <number:number number:decimal-places="0" loext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縣市別" style:display-name="PageStyle_08結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15T16:56:27</dc:date>
    <meta:print-date>2022-07-15T16:56:19</meta:print-date>
    <meta:document-statistic meta:table-count="3" meta:cell-count="9491" meta:object-count="0"/>
    <meta:generator>LibreOffice/6.4.7.2$Linux_X86_64 LibreOffice_project/40$Build-2</meta:generator>
  </office:meta>
</office:document-meta>
</file>